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852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0.9634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0.37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7043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background-color="#ffff99" style:text-align-source="fix" style:repeat-content="false" fo:border="0.0008in solid #000000" fo:padding="0.028in"/>
      <style:paragraph-properties fo:text-align="end" fo:margin-left="0in"/>
    </style:style>
    <style:style style:name="ce36" style:family="table-cell" style:parent-style-name="Default">
      <style:table-cell-properties fo:padding="0.028in"/>
    </style:style>
    <style:style style:name="ce37" style:family="table-cell" style:parent-style-name="Default">
      <style:table-cell-properties fo:border="0.0008in solid #000000"/>
    </style:style>
    <style:style style:name="ce38" style:family="table-cell" style:parent-style-name="Default">
      <style:table-cell-properties fo:background-color="#ffff99" fo:border="0.0008in solid #000000"/>
    </style:style>
    <style:style style:name="ce39" style:family="table-cell" style:parent-style-name="Default">
      <style:table-cell-properties fo:background-color="transparent" fo:border="0.0008in solid #000000"/>
    </style:style>
    <style:style style:name="ce4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2" style:family="table-cell" style:parent-style-name="Default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Default" style:data-style-name="N37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background-color="#ffff99" style:text-align-source="fix" style:repeat-content="false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50" style:family="table-cell" style:parent-style-name="Absent">
      <style:table-cell-properties fo:background-color="#ff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5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  <style:map style:condition="cell-content()&gt;0" style:apply-style-name="Absent" style:base-cell-address="Tong_Hop_Ngay_Nghi_2014.C2"/>
    </style:style>
    <style:style style:name="ce52" style:family="table-cell" style:parent-style-name="Absent">
      <style:table-cell-properties fo:background-color="#ffff99" style:text-align-source="fix" style:repeat-content="false"/>
      <style:paragraph-properties fo:text-align="start" fo:margin-left="0in"/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  <style:map style:condition="cell-content()&gt;0" style:apply-style-name="Absent" style:base-cell-address="Tong_Hop_Ngay_Nghi_2014.C2"/>
    </style:style>
    <style:style style:name="ce53" style:family="table-cell" style:parent-style-name="Default">
      <style:table-cell-properties fo:background-color="#ffff99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9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9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0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0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0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1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1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1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Arial" style:font-style-name="Regular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4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6">
            <text:p>1.6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1-04">
            <text:p>January 04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- Remove HaiBT</text:p>
            <text:p>- Add CuongL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2-14">
            <text:p>February 1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- Remove TriN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04">
            <text:p>March 0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4">
            <text:p>0.4</text:p>
          </table:table-cell>
          <table:table-cell table:style-name="ce27" office:value-type="string">
            <text:p>- Remove AnCV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0">
            <text:p>March 1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5">
            <text:p>0.5</text:p>
          </table:table-cell>
          <table:table-cell table:style-name="ce27" office:value-type="string">
            <text:p>- Update information for HangHT <text:span text:style-name="T4">(</text:span>to internship with allowance<text:span text:style-name="T4">)</text:span>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7">
            <text:p>March 1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Linh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8">
            <text:p>March 18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7">
            <text:p>0.7</text:p>
          </table:table-cell>
          <table:table-cell table:style-name="ce27" office:value-type="string">
            <text:p>- Remove Toi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4-01">
            <text:p>April 01, 2014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8">
            <text:p>0.8</text:p>
          </table:table-cell>
          <table:table-cell table:style-name="ce27" office:value-type="string">
            <text:p>- Remove ThoNT</text:p>
            <text:p>- Remove AnhNT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5-14">
            <text:p>May 14, 2014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7" office:value-type="string">
            <text:p>- Remove TuLT</text:p>
            <text:p>- Remove HoangL</text:p>
            <text:p>- Add MinhHA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6-09">
            <text:p>June 09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">
            <text:p>1.0</text:p>
          </table:table-cell>
          <table:table-cell table:style-name="ce27" office:value-type="string">
            <text:p>- Remove HoaHM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8-25">
            <text:p>August 25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1">
            <text:p>1.1</text:p>
          </table:table-cell>
          <table:table-cell table:style-name="ce27" office:value-type="string">
            <text:p>- Remove An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0-01">
            <text:p>October 01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2">
            <text:p>1.2</text:p>
          </table:table-cell>
          <table:table-cell table:style-name="ce27" office:value-type="string">
            <text:p>- Remove AnV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0-20">
            <text:p>October 2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3">
            <text:p>1.3</text:p>
          </table:table-cell>
          <table:table-cell table:style-name="ce27" office:value-type="string">
            <text:p>- Remove Sinh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1-07">
            <text:p>November 0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4">
            <text:p>1.4</text:p>
          </table:table-cell>
          <table:table-cell table:style-name="ce27" office:value-type="string">
            <text:p>- Remove Va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2-01">
            <text:p>December 01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5">
            <text:p>1.5</text:p>
          </table:table-cell>
          <table:table-cell table:style-name="ce27" office:value-type="string">
            <text:p>- Remove ThaoD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2-04">
            <text:p>December 0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6">
            <text:p>1.6</text:p>
          </table:table-cell>
          <table:table-cell table:style-name="ce27" office:value-type="string">
            <text:p>- Remove PhucTV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2-26">
            <text:p>December 26, 2014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1018" table:default-cell-style-name="Default"/>
        <table:table-row table:style-name="ro9">
          <table:table-cell table:style-name="ce32" office:value-type="string">
            <text:p>Tổng hợp ngày nghỉ 2014</text:p>
          </table:table-cell>
          <table:table-cell table:style-name="ce36" table:number-columns-repeated="8"/>
          <table:table-cell table:number-columns-repeated="1015"/>
        </table:table-row>
        <table:table-row table:style-name="ro9" table:number-rows-repeated="4">
          <table:table-cell table:style-name="ce32"/>
          <table:table-cell table:style-name="ce36" table:number-columns-repeated="8"/>
          <table:table-cell table:number-columns-repeated="1015"/>
        </table:table-row>
        <table:table-row table:style-name="ro10">
          <table:table-cell table:style-name="ce33" office:value-type="string">
            <text:p>No.</text:p>
          </table:table-cell>
          <table:table-cell table:style-name="ce33" office:value-type="string">
            <text:p>Name</text:p>
          </table:table-cell>
          <table:table-cell table:style-name="ce40" office:value-type="string">
            <office:annotation office:display="true" draw:style-name="gr1" draw:text-style-name="P2" svg:width="3.4126in" svg:height="1.3232in" svg:x="2.9559in" svg:y="0.1551in" draw:caption-point-x="-0.7689in" draw:caption-point-y="1.2083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40" office:value-type="string">
            <office:annotation draw:style-name="gr2" draw:text-style-name="P2" svg:width="1.1413in" svg:height="0.5457in" svg:x="3.3161in" svg:y="0.7992in" draw:caption-point-x="-0.2402in" draw:caption-point-y="0.5642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40" office:value-type="string">
            <text:p>Working To</text:p>
          </table:table-cell>
          <table:table-cell table:style-name="ce40" office:value-type="string">
            <office:annotation draw:style-name="gr3" draw:text-style-name="P2" svg:width="1.1413in" svg:height="0.7012in" svg:x="5.2969in" svg:y="0.7992in" draw:caption-point-x="-0.2622in" draw:caption-point-y="0.5642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40" office:value-type="string">
            <office:annotation draw:style-name="gr2" draw:text-style-name="P2" svg:width="1.1413in" svg:height="0.5457in" svg:x="6.1638in" svg:y="0.7992in" draw:caption-point-x="-0.2402in" draw:caption-point-y="0.5642in">
              <dc:creator>Thuy</dc:creator>
              <dc:date>2014-04-08T00:00:00</dc:date>
              <text:p text:style-name="P2"><text:span text:style-name="T1">Tổng ngày nghỉ từ đầu năm cho đến 31/3</text:span></text:p>
            </office:annotation>
            <text:p>Total of Absent Until Mar 31</text:p>
          </table:table-cell>
          <table:table-cell table:style-name="ce40" office:value-type="string">
            <office:annotation draw:style-name="gr4" draw:text-style-name="P2" svg:width="1.1413in" svg:height="0.3902in" svg:x="7.0528in" svg:y="0.7992in" draw:caption-point-x="-0.2402in" draw:caption-point-y="0.5642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40" office:value-type="string">
            <office:annotation office:display="true" draw:style-name="gr5" draw:text-style-name="P2" svg:width="1.9224in" svg:height="1.4787in" svg:x="8.502in" svg:y="0.9795in" draw:caption-point-x="-0.8004in" draw:caption-point-y="0.3839in">
              <dc:creator>ThuyLTT</dc:creator>
              <dc:date>2014-01-06T00:00:00</dc:date>
              <text:p text:style-name="P1"><text:span text:style-name="T1">Ngày phép còn lại trong năm</text:span></text:p>
              <text:p text:style-name="P1"><text:span text:style-name="T1"/></text:p>
              <text:p text:style-name="P1"><text:span text:style-name="T1">Khi kết thúc năm:</text:span></text:p>
              <text:p text:style-name="P1"><text:span text:style-name="T1">- Số ngày phép còn lại (dương) sẽ được chuyển sang năm sau</text:span></text:p>
              <text:p text:style-name="P1"><text:span text:style-name="T1"/></text:p>
              <text:p text:style-name="P1"><text:span text:style-name="T1">- Số ngày phép còn lại (âm) sẽ bị trừ vào lương tháng 13 </text:span></text:p>
            </office:annotation>
            <text:p>Remaining Leave Days</text:p>
          </table:table-cell>
          <table:table-cell table:number-columns-repeated="1015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AnBD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10-13">
            <text:p>10/13/14</text:p>
          </table:table-cell>
          <table:table-cell table:style-name="ce44" table:formula="of:=IF(YEAR(NOW())&gt;YEAR([.D7]);DATE(YEAR([.D7]);12;31);NOW())" office:value-type="date" office:date-value="2014-12-31">
            <text:p>12/31/14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3">
            <text:p>3</text:p>
          </table:table-cell>
          <table:table-cell table:style-name="ce49" table:formula="of:=SUMPRODUCT([Thong_Tin_Ngay_Nghi_201401.$B$3:.$B$15]=[.B7];[Thong_Tin_Ngay_Nghi_201401.$C$3:.$C$15]) + SUMPRODUCT([Thong_Tin_Ngay_Nghi_201402.$B$3:.$B$18]=[.B7];[Thong_Tin_Ngay_Nghi_201402.$C$3:.$C$18]) + SUMPRODUCT([Thong_Tin_Ngay_Nghi_201403.$B$3:.$B$18]=[.B7];[Thong_Tin_Ngay_Nghi_201403.$C$3:.$C$18])" office:value-type="float" office:value="0">
            <text:p>0</text:p>
          </table:table-cell>
          <table:table-cell table:style-name="ce49" table:formula="of:=SUMPRODUCT([Thong_Tin_Ngay_Nghi_201401.$B$3:.$B$16]=[.B7];[Thong_Tin_Ngay_Nghi_201401.$C$3:.$C$16]) + SUMPRODUCT([Thong_Tin_Ngay_Nghi_201402.$B$3:.$B$19]=[.B7];[Thong_Tin_Ngay_Nghi_201402.$C$3:.$C$19]) + SUMPRODUCT([Thong_Tin_Ngay_Nghi_201403.$B$3:.$B$19]=[.B7];[Thong_Tin_Ngay_Nghi_201403.$C$3:.$C$19]) + SUMPRODUCT([Thong_Tin_Ngay_Nghi_201404.$B$3:.$B$28]=[.B7];[Thong_Tin_Ngay_Nghi_201404.$C$3:.$C$28]) + SUMPRODUCT([Thong_Tin_Ngay_Nghi_201405.$B$2:.$B$25]=[.B7];[Thong_Tin_Ngay_Nghi_201405.$C$2:.$C$25]) +SUMPRODUCT([Thong_Tin_Ngay_Nghi_201406.$B$3:.$B$30]=[.B7];[Thong_Tin_Ngay_Nghi_201406.$C$3:.$C$30]) + SUMPRODUCT([$Thong_Tin_Ngay_Nghi_201407.$B$3:.$B$28]=[.B7];[$Thong_Tin_Ngay_Nghi_201407.$C$3:.$C$28]) + SUMPRODUCT([Thong_Tin_Ngay_Nghi_201408.$B$3:.$B$30]=[.B7];[$Thong_Tin_Ngay_Nghi_201408.$C$3:.$C$30]) + SUMPRODUCT([Thong_Tin_Ngay_Nghi_201409.$B$3:.$B$31]=[.B7];[$Thong_Tin_Ngay_Nghi_201409.$C$3:.$C$31]) + SUMPRODUCT([Thong_Tin_Ngay_Nghi_201410.$B$3:.$B$33]=[.B7];[$Thong_Tin_Ngay_Nghi_201410.$C$3:.$C$33]) + SUMPRODUCT([Thong_Tin_Ngay_Nghi_201411.$B$3:.$B$33]=[.B7];[$Thong_Tin_Ngay_Nghi_201411.$C$3:.$C$33]) +  SUMPRODUCT([Thong_Tin_Ngay_Nghi_201412.$B$3:.$B$35]=[.B7];[$Thong_Tin_Ngay_Nghi_201412.$C$3:.$C$35])" office:value-type="float" office:value="0.5">
            <text:p>0.5</text:p>
          </table:table-cell>
          <table:table-cell table:style-name="ce41" table:formula="of:=IF(DATE(YEAR([.E7]);MONTH([.E7]);DAY([.E7]))&lt;=DATE(YEAR([.E7]);3;31); [.F7]+[.C7]-[.G7]; IF([.G7]-[.C7]&lt;0;[.F7]-[.H7];[.F7]+[.C7]-[.H7]))" office:value-type="float" office:value="2.5">
            <text:p>2.5</text:p>
          </table:table-cell>
          <table:table-cell table:number-columns-repeated="1015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BinhNT</text:p>
          </table:table-cell>
          <table:table-cell table:style-name="ce41" office:value-type="float" office:value="0.5">
            <text:p>0.5</text:p>
          </table:table-cell>
          <table:table-cell table:style-name="ce44" office:value-type="date" office:date-value="2014-01-01">
            <text:p>01/01/14</text:p>
          </table:table-cell>
          <table:table-cell table:style-name="ce44" table:formula="of:=IF(YEAR(NOW())&gt;YEAR([.D8]);DATE(YEAR([.D8]);12;31);NOW())" office:value-type="date" office:date-value="2014-12-31">
            <text:p>12/31/14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2">
            <text:p>12</text:p>
          </table:table-cell>
          <table:table-cell table:style-name="ce49" table:formula="of:=SUMPRODUCT([Thong_Tin_Ngay_Nghi_201401.$B$3:.$B$15]=[.B8];[Thong_Tin_Ngay_Nghi_201401.$C$3:.$C$15]) + SUMPRODUCT([Thong_Tin_Ngay_Nghi_201402.$B$3:.$B$18]=[.B8];[Thong_Tin_Ngay_Nghi_201402.$C$3:.$C$18]) + SUMPRODUCT([Thong_Tin_Ngay_Nghi_201403.$B$3:.$B$18]=[.B8];[Thong_Tin_Ngay_Nghi_201403.$C$3:.$C$18])" office:value-type="float" office:value="0">
            <text:p>0</text:p>
          </table:table-cell>
          <table:table-cell table:style-name="ce49" table:formula="of:=SUMPRODUCT([Thong_Tin_Ngay_Nghi_201401.$B$3:.$B$16]=[.B8];[Thong_Tin_Ngay_Nghi_201401.$C$3:.$C$16]) + SUMPRODUCT([Thong_Tin_Ngay_Nghi_201402.$B$3:.$B$19]=[.B8];[Thong_Tin_Ngay_Nghi_201402.$C$3:.$C$19]) + SUMPRODUCT([Thong_Tin_Ngay_Nghi_201403.$B$3:.$B$19]=[.B8];[Thong_Tin_Ngay_Nghi_201403.$C$3:.$C$19]) + SUMPRODUCT([Thong_Tin_Ngay_Nghi_201404.$B$3:.$B$28]=[.B8];[Thong_Tin_Ngay_Nghi_201404.$C$3:.$C$28]) + SUMPRODUCT([Thong_Tin_Ngay_Nghi_201405.$B$2:.$B$25]=[.B8];[Thong_Tin_Ngay_Nghi_201405.$C$2:.$C$25]) +SUMPRODUCT([Thong_Tin_Ngay_Nghi_201406.$B$3:.$B$30]=[.B8];[Thong_Tin_Ngay_Nghi_201406.$C$3:.$C$30]) + SUMPRODUCT([$Thong_Tin_Ngay_Nghi_201407.$B$3:.$B$28]=[.B8];[$Thong_Tin_Ngay_Nghi_201407.$C$3:.$C$28]) + SUMPRODUCT([Thong_Tin_Ngay_Nghi_201408.$B$3:.$B$30]=[.B8];[$Thong_Tin_Ngay_Nghi_201408.$C$3:.$C$30]) + SUMPRODUCT([Thong_Tin_Ngay_Nghi_201409.$B$3:.$B$31]=[.B8];[$Thong_Tin_Ngay_Nghi_201409.$C$3:.$C$31]) + SUMPRODUCT([Thong_Tin_Ngay_Nghi_201410.$B$3:.$B$33]=[.B8];[$Thong_Tin_Ngay_Nghi_201410.$C$3:.$C$33]) + SUMPRODUCT([Thong_Tin_Ngay_Nghi_201411.$B$3:.$B$33]=[.B8];[$Thong_Tin_Ngay_Nghi_201411.$C$3:.$C$33]) +  SUMPRODUCT([Thong_Tin_Ngay_Nghi_201412.$B$3:.$B$35]=[.B8];[$Thong_Tin_Ngay_Nghi_201412.$C$3:.$C$35])" office:value-type="float" office:value="4">
            <text:p>4</text:p>
          </table:table-cell>
          <table:table-cell table:style-name="ce41" table:formula="of:=IF(DATE(YEAR([.E8]);MONTH([.E8]);DAY([.E8]))&lt;=DATE(YEAR([.E8]);3;31); [.F8]+[.C8]-[.G8]; IF([.G8]-[.C8]&lt;0;[.F8]-[.H8];[.F8]+[.C8]-[.H8]))" office:value-type="float" office:value="8">
            <text:p>8</text:p>
          </table:table-cell>
          <table:table-cell table:number-columns-repeated="1015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hanhLH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4-03">
            <text:p>04/03/14</text:p>
          </table:table-cell>
          <table:table-cell table:style-name="ce44" table:formula="of:=IF(YEAR(NOW())&gt;YEAR([.D9]);DATE(YEAR([.D9]);12;31);NOW())" office:value-type="date" office:date-value="2014-12-31">
            <text:p>12/31/14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9">
            <text:p>9</text:p>
          </table:table-cell>
          <table:table-cell table:style-name="ce49" table:formula="of:=SUMPRODUCT([Thong_Tin_Ngay_Nghi_201401.$B$3:.$B$15]=[.B9];[Thong_Tin_Ngay_Nghi_201401.$C$3:.$C$15]) + SUMPRODUCT([Thong_Tin_Ngay_Nghi_201402.$B$3:.$B$18]=[.B9];[Thong_Tin_Ngay_Nghi_201402.$C$3:.$C$18]) + SUMPRODUCT([Thong_Tin_Ngay_Nghi_201403.$B$3:.$B$18]=[.B9];[Thong_Tin_Ngay_Nghi_201403.$C$3:.$C$18])" office:value-type="float" office:value="0">
            <text:p>0</text:p>
          </table:table-cell>
          <table:table-cell table:style-name="ce49" table:formula="of:=SUMPRODUCT([Thong_Tin_Ngay_Nghi_201401.$B$3:.$B$16]=[.B9];[Thong_Tin_Ngay_Nghi_201401.$C$3:.$C$16]) + SUMPRODUCT([Thong_Tin_Ngay_Nghi_201402.$B$3:.$B$19]=[.B9];[Thong_Tin_Ngay_Nghi_201402.$C$3:.$C$19]) + SUMPRODUCT([Thong_Tin_Ngay_Nghi_201403.$B$3:.$B$19]=[.B9];[Thong_Tin_Ngay_Nghi_201403.$C$3:.$C$19]) + SUMPRODUCT([Thong_Tin_Ngay_Nghi_201404.$B$3:.$B$28]=[.B9];[Thong_Tin_Ngay_Nghi_201404.$C$3:.$C$28]) + SUMPRODUCT([Thong_Tin_Ngay_Nghi_201405.$B$2:.$B$25]=[.B9];[Thong_Tin_Ngay_Nghi_201405.$C$2:.$C$25]) +SUMPRODUCT([Thong_Tin_Ngay_Nghi_201406.$B$3:.$B$30]=[.B9];[Thong_Tin_Ngay_Nghi_201406.$C$3:.$C$30]) + SUMPRODUCT([$Thong_Tin_Ngay_Nghi_201407.$B$3:.$B$28]=[.B9];[$Thong_Tin_Ngay_Nghi_201407.$C$3:.$C$28]) + SUMPRODUCT([Thong_Tin_Ngay_Nghi_201408.$B$3:.$B$30]=[.B9];[$Thong_Tin_Ngay_Nghi_201408.$C$3:.$C$30]) + SUMPRODUCT([Thong_Tin_Ngay_Nghi_201409.$B$3:.$B$31]=[.B9];[$Thong_Tin_Ngay_Nghi_201409.$C$3:.$C$31]) + SUMPRODUCT([Thong_Tin_Ngay_Nghi_201410.$B$3:.$B$33]=[.B9];[$Thong_Tin_Ngay_Nghi_201410.$C$3:.$C$33]) + SUMPRODUCT([Thong_Tin_Ngay_Nghi_201411.$B$3:.$B$33]=[.B9];[$Thong_Tin_Ngay_Nghi_201411.$C$3:.$C$33]) +  SUMPRODUCT([Thong_Tin_Ngay_Nghi_201412.$B$3:.$B$35]=[.B9];[$Thong_Tin_Ngay_Nghi_201412.$C$3:.$C$35])" office:value-type="float" office:value="3">
            <text:p>3</text:p>
          </table:table-cell>
          <table:table-cell table:style-name="ce41" table:formula="of:=IF(DATE(YEAR([.E9]);MONTH([.E9]);DAY([.E9]))&lt;=DATE(YEAR([.E9]);3;31); [.F9]+[.C9]-[.G9]; IF([.G9]-[.C9]&lt;0;[.F9]-[.H9];[.F9]+[.C9]-[.H9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hienTX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1-01">
            <text:p>01/01/14</text:p>
          </table:table-cell>
          <table:table-cell table:style-name="ce44" table:formula="of:=IF(YEAR(NOW())&gt;YEAR([.D10]);DATE(YEAR([.D10]);12;31);NOW())" office:value-type="date" office:date-value="2014-12-31">
            <text:p>12/31/14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2">
            <text:p>12</text:p>
          </table:table-cell>
          <table:table-cell table:style-name="ce49" table:formula="of:=SUMPRODUCT([Thong_Tin_Ngay_Nghi_201401.$B$3:.$B$15]=[.B10];[Thong_Tin_Ngay_Nghi_201401.$C$3:.$C$15]) + SUMPRODUCT([Thong_Tin_Ngay_Nghi_201402.$B$3:.$B$18]=[.B10];[Thong_Tin_Ngay_Nghi_201402.$C$3:.$C$18]) + SUMPRODUCT([Thong_Tin_Ngay_Nghi_201403.$B$3:.$B$18]=[.B10];[Thong_Tin_Ngay_Nghi_201403.$C$3:.$C$18])" office:value-type="float" office:value="9">
            <text:p>9</text:p>
          </table:table-cell>
          <table:table-cell table:style-name="ce49" table:formula="of:=SUMPRODUCT([Thong_Tin_Ngay_Nghi_201401.$B$3:.$B$16]=[.B10];[Thong_Tin_Ngay_Nghi_201401.$C$3:.$C$16]) + SUMPRODUCT([Thong_Tin_Ngay_Nghi_201402.$B$3:.$B$19]=[.B10];[Thong_Tin_Ngay_Nghi_201402.$C$3:.$C$19]) + SUMPRODUCT([Thong_Tin_Ngay_Nghi_201403.$B$3:.$B$19]=[.B10];[Thong_Tin_Ngay_Nghi_201403.$C$3:.$C$19]) + SUMPRODUCT([Thong_Tin_Ngay_Nghi_201404.$B$3:.$B$28]=[.B10];[Thong_Tin_Ngay_Nghi_201404.$C$3:.$C$28]) + SUMPRODUCT([Thong_Tin_Ngay_Nghi_201405.$B$2:.$B$25]=[.B10];[Thong_Tin_Ngay_Nghi_201405.$C$2:.$C$25]) +SUMPRODUCT([Thong_Tin_Ngay_Nghi_201406.$B$3:.$B$30]=[.B10];[Thong_Tin_Ngay_Nghi_201406.$C$3:.$C$30]) + SUMPRODUCT([$Thong_Tin_Ngay_Nghi_201407.$B$3:.$B$28]=[.B10];[$Thong_Tin_Ngay_Nghi_201407.$C$3:.$C$28]) + SUMPRODUCT([Thong_Tin_Ngay_Nghi_201408.$B$3:.$B$30]=[.B10];[$Thong_Tin_Ngay_Nghi_201408.$C$3:.$C$30]) + SUMPRODUCT([Thong_Tin_Ngay_Nghi_201409.$B$3:.$B$31]=[.B10];[$Thong_Tin_Ngay_Nghi_201409.$C$3:.$C$31]) + SUMPRODUCT([Thong_Tin_Ngay_Nghi_201410.$B$3:.$B$33]=[.B10];[$Thong_Tin_Ngay_Nghi_201410.$C$3:.$C$33]) + SUMPRODUCT([Thong_Tin_Ngay_Nghi_201411.$B$3:.$B$33]=[.B10];[$Thong_Tin_Ngay_Nghi_201411.$C$3:.$C$33]) +  SUMPRODUCT([Thong_Tin_Ngay_Nghi_201412.$B$3:.$B$35]=[.B10];[$Thong_Tin_Ngay_Nghi_201412.$C$3:.$C$35])" office:value-type="float" office:value="10">
            <text:p>10</text:p>
          </table:table-cell>
          <table:table-cell table:style-name="ce41" table:formula="of:=IF(DATE(YEAR([.E10]);MONTH([.E10]);DAY([.E10]))&lt;=DATE(YEAR([.E10]);3;31); [.F10]+[.C10]-[.G10]; IF([.G10]-[.C10]&lt;0;[.F10]-[.H10];[.F10]+[.C10]-[.H10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CuongLT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2-17">
            <text:p>02/17/14</text:p>
          </table:table-cell>
          <table:table-cell table:style-name="ce44" table:formula="of:=IF(YEAR(NOW())&gt;YEAR([.D11]);DATE(YEAR([.D11]);12;31);NOW())" office:value-type="date" office:date-value="2014-12-31">
            <text:p>12/31/14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1">
            <text:p>11</text:p>
          </table:table-cell>
          <table:table-cell table:style-name="ce49" table:formula="of:=SUMPRODUCT([Thong_Tin_Ngay_Nghi_201401.$B$3:.$B$15]=[.B11];[Thong_Tin_Ngay_Nghi_201401.$C$3:.$C$15]) + SUMPRODUCT([Thong_Tin_Ngay_Nghi_201402.$B$3:.$B$18]=[.B11];[Thong_Tin_Ngay_Nghi_201402.$C$3:.$C$18]) + SUMPRODUCT([Thong_Tin_Ngay_Nghi_201403.$B$3:.$B$18]=[.B11];[Thong_Tin_Ngay_Nghi_201403.$C$3:.$C$18])" office:value-type="float" office:value="0">
            <text:p>0</text:p>
          </table:table-cell>
          <table:table-cell table:style-name="ce49" table:formula="of:=SUMPRODUCT([Thong_Tin_Ngay_Nghi_201401.$B$3:.$B$16]=[.B11];[Thong_Tin_Ngay_Nghi_201401.$C$3:.$C$16]) + SUMPRODUCT([Thong_Tin_Ngay_Nghi_201402.$B$3:.$B$19]=[.B11];[Thong_Tin_Ngay_Nghi_201402.$C$3:.$C$19]) + SUMPRODUCT([Thong_Tin_Ngay_Nghi_201403.$B$3:.$B$19]=[.B11];[Thong_Tin_Ngay_Nghi_201403.$C$3:.$C$19]) + SUMPRODUCT([Thong_Tin_Ngay_Nghi_201404.$B$3:.$B$28]=[.B11];[Thong_Tin_Ngay_Nghi_201404.$C$3:.$C$28]) + SUMPRODUCT([Thong_Tin_Ngay_Nghi_201405.$B$2:.$B$25]=[.B11];[Thong_Tin_Ngay_Nghi_201405.$C$2:.$C$25]) +SUMPRODUCT([Thong_Tin_Ngay_Nghi_201406.$B$3:.$B$30]=[.B11];[Thong_Tin_Ngay_Nghi_201406.$C$3:.$C$30]) + SUMPRODUCT([$Thong_Tin_Ngay_Nghi_201407.$B$3:.$B$28]=[.B11];[$Thong_Tin_Ngay_Nghi_201407.$C$3:.$C$28]) + SUMPRODUCT([Thong_Tin_Ngay_Nghi_201408.$B$3:.$B$30]=[.B11];[$Thong_Tin_Ngay_Nghi_201408.$C$3:.$C$30]) + SUMPRODUCT([Thong_Tin_Ngay_Nghi_201409.$B$3:.$B$31]=[.B11];[$Thong_Tin_Ngay_Nghi_201409.$C$3:.$C$31]) + SUMPRODUCT([Thong_Tin_Ngay_Nghi_201410.$B$3:.$B$33]=[.B11];[$Thong_Tin_Ngay_Nghi_201410.$C$3:.$C$33]) + SUMPRODUCT([Thong_Tin_Ngay_Nghi_201411.$B$3:.$B$33]=[.B11];[$Thong_Tin_Ngay_Nghi_201411.$C$3:.$C$33]) +  SUMPRODUCT([Thong_Tin_Ngay_Nghi_201412.$B$3:.$B$35]=[.B11];[$Thong_Tin_Ngay_Nghi_201412.$C$3:.$C$35])" office:value-type="float" office:value="13.5">
            <text:p>13.5</text:p>
          </table:table-cell>
          <table:table-cell table:style-name="ce41" table:formula="of:=IF(DATE(YEAR([.E11]);MONTH([.E11]);DAY([.E11]))&lt;=DATE(YEAR([.E11]);3;31); [.F11]+[.C11]-[.G11]; IF([.G11]-[.C11]&lt;0;[.F11]-[.H11];[.F11]+[.C11]-[.H11]))" office:value-type="float" office:value="-2.5">
            <text:p>-2.5</text:p>
          </table:table-cell>
          <table:table-cell table:number-columns-repeated="1015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DungNT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10-13">
            <text:p>10/13/14</text:p>
          </table:table-cell>
          <table:table-cell table:style-name="ce44" table:formula="of:=IF(YEAR(NOW())&gt;YEAR([.D12]);DATE(YEAR([.D12]);12;31);NOW())" office:value-type="date" office:date-value="2014-12-31">
            <text:p>12/31/14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3">
            <text:p>3</text:p>
          </table:table-cell>
          <table:table-cell table:style-name="ce49" table:formula="of:=SUMPRODUCT([Thong_Tin_Ngay_Nghi_201401.$B$3:.$B$15]=[.B12];[Thong_Tin_Ngay_Nghi_201401.$C$3:.$C$15]) + SUMPRODUCT([Thong_Tin_Ngay_Nghi_201402.$B$3:.$B$18]=[.B12];[Thong_Tin_Ngay_Nghi_201402.$C$3:.$C$18]) + SUMPRODUCT([Thong_Tin_Ngay_Nghi_201403.$B$3:.$B$18]=[.B12];[Thong_Tin_Ngay_Nghi_201403.$C$3:.$C$18])" office:value-type="float" office:value="0">
            <text:p>0</text:p>
          </table:table-cell>
          <table:table-cell table:style-name="ce49" table:formula="of:=SUMPRODUCT([Thong_Tin_Ngay_Nghi_201401.$B$3:.$B$16]=[.B12];[Thong_Tin_Ngay_Nghi_201401.$C$3:.$C$16]) + SUMPRODUCT([Thong_Tin_Ngay_Nghi_201402.$B$3:.$B$19]=[.B12];[Thong_Tin_Ngay_Nghi_201402.$C$3:.$C$19]) + SUMPRODUCT([Thong_Tin_Ngay_Nghi_201403.$B$3:.$B$19]=[.B12];[Thong_Tin_Ngay_Nghi_201403.$C$3:.$C$19]) + SUMPRODUCT([Thong_Tin_Ngay_Nghi_201404.$B$3:.$B$28]=[.B12];[Thong_Tin_Ngay_Nghi_201404.$C$3:.$C$28]) + SUMPRODUCT([Thong_Tin_Ngay_Nghi_201405.$B$2:.$B$25]=[.B12];[Thong_Tin_Ngay_Nghi_201405.$C$2:.$C$25]) +SUMPRODUCT([Thong_Tin_Ngay_Nghi_201406.$B$3:.$B$30]=[.B12];[Thong_Tin_Ngay_Nghi_201406.$C$3:.$C$30]) + SUMPRODUCT([$Thong_Tin_Ngay_Nghi_201407.$B$3:.$B$28]=[.B12];[$Thong_Tin_Ngay_Nghi_201407.$C$3:.$C$28]) + SUMPRODUCT([Thong_Tin_Ngay_Nghi_201408.$B$3:.$B$30]=[.B12];[$Thong_Tin_Ngay_Nghi_201408.$C$3:.$C$30]) + SUMPRODUCT([Thong_Tin_Ngay_Nghi_201409.$B$3:.$B$31]=[.B12];[$Thong_Tin_Ngay_Nghi_201409.$C$3:.$C$31]) + SUMPRODUCT([Thong_Tin_Ngay_Nghi_201410.$B$3:.$B$33]=[.B12];[$Thong_Tin_Ngay_Nghi_201410.$C$3:.$C$33]) + SUMPRODUCT([Thong_Tin_Ngay_Nghi_201411.$B$3:.$B$33]=[.B12];[$Thong_Tin_Ngay_Nghi_201411.$C$3:.$C$33]) +  SUMPRODUCT([Thong_Tin_Ngay_Nghi_201412.$B$3:.$B$35]=[.B12];[$Thong_Tin_Ngay_Nghi_201412.$C$3:.$C$35])" office:value-type="float" office:value="2.5">
            <text:p>2.5</text:p>
          </table:table-cell>
          <table:table-cell table:style-name="ce41" table:formula="of:=IF(DATE(YEAR([.E12]);MONTH([.E12]);DAY([.E12]))&lt;=DATE(YEAR([.E12]);3;31); [.F12]+[.C12]-[.G12]; IF([.G12]-[.C12]&lt;0;[.F12]-[.H12];[.F12]+[.C12]-[.H12]))" office:value-type="float" office:value="0.5">
            <text:p>0.5</text:p>
          </table:table-cell>
          <table:table-cell table:number-columns-repeated="1015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DuongDN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1-01">
            <text:p>01/01/14</text:p>
          </table:table-cell>
          <table:table-cell table:style-name="ce44" table:formula="of:=IF(YEAR(NOW())&gt;YEAR([.D13]);DATE(YEAR([.D13]);12;31);NOW())" office:value-type="date" office:date-value="2014-12-31">
            <text:p>12/31/14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2">
            <text:p>12</text:p>
          </table:table-cell>
          <table:table-cell table:style-name="ce49" table:formula="of:=SUMPRODUCT([Thong_Tin_Ngay_Nghi_201401.$B$3:.$B$15]=[.B13];[Thong_Tin_Ngay_Nghi_201401.$C$3:.$C$15]) + SUMPRODUCT([Thong_Tin_Ngay_Nghi_201402.$B$3:.$B$18]=[.B13];[Thong_Tin_Ngay_Nghi_201402.$C$3:.$C$18]) + SUMPRODUCT([Thong_Tin_Ngay_Nghi_201403.$B$3:.$B$18]=[.B13];[Thong_Tin_Ngay_Nghi_201403.$C$3:.$C$18])" office:value-type="float" office:value="3">
            <text:p>3</text:p>
          </table:table-cell>
          <table:table-cell table:style-name="ce49" table:formula="of:=SUMPRODUCT([Thong_Tin_Ngay_Nghi_201401.$B$3:.$B$16]=[.B13];[Thong_Tin_Ngay_Nghi_201401.$C$3:.$C$16]) + SUMPRODUCT([Thong_Tin_Ngay_Nghi_201402.$B$3:.$B$19]=[.B13];[Thong_Tin_Ngay_Nghi_201402.$C$3:.$C$19]) + SUMPRODUCT([Thong_Tin_Ngay_Nghi_201403.$B$3:.$B$19]=[.B13];[Thong_Tin_Ngay_Nghi_201403.$C$3:.$C$19]) + SUMPRODUCT([Thong_Tin_Ngay_Nghi_201404.$B$3:.$B$28]=[.B13];[Thong_Tin_Ngay_Nghi_201404.$C$3:.$C$28]) + SUMPRODUCT([Thong_Tin_Ngay_Nghi_201405.$B$2:.$B$25]=[.B13];[Thong_Tin_Ngay_Nghi_201405.$C$2:.$C$25]) +SUMPRODUCT([Thong_Tin_Ngay_Nghi_201406.$B$3:.$B$30]=[.B13];[Thong_Tin_Ngay_Nghi_201406.$C$3:.$C$30]) + SUMPRODUCT([$Thong_Tin_Ngay_Nghi_201407.$B$3:.$B$28]=[.B13];[$Thong_Tin_Ngay_Nghi_201407.$C$3:.$C$28]) + SUMPRODUCT([Thong_Tin_Ngay_Nghi_201408.$B$3:.$B$30]=[.B13];[$Thong_Tin_Ngay_Nghi_201408.$C$3:.$C$30]) + SUMPRODUCT([Thong_Tin_Ngay_Nghi_201409.$B$3:.$B$31]=[.B13];[$Thong_Tin_Ngay_Nghi_201409.$C$3:.$C$31]) + SUMPRODUCT([Thong_Tin_Ngay_Nghi_201410.$B$3:.$B$33]=[.B13];[$Thong_Tin_Ngay_Nghi_201410.$C$3:.$C$33]) + SUMPRODUCT([Thong_Tin_Ngay_Nghi_201411.$B$3:.$B$33]=[.B13];[$Thong_Tin_Ngay_Nghi_201411.$C$3:.$C$33]) +  SUMPRODUCT([Thong_Tin_Ngay_Nghi_201412.$B$3:.$B$35]=[.B13];[$Thong_Tin_Ngay_Nghi_201412.$C$3:.$C$35])" office:value-type="float" office:value="10">
            <text:p>10</text:p>
          </table:table-cell>
          <table:table-cell table:style-name="ce41" table:formula="of:=IF(DATE(YEAR([.E13]);MONTH([.E13]);DAY([.E13]))&lt;=DATE(YEAR([.E13]);3;31); [.F13]+[.C13]-[.G13]; IF([.G13]-[.C13]&lt;0;[.F13]-[.H13];[.F13]+[.C13]-[.H13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5" office:value-type="float" office:value="8">
            <text:p>8</text:p>
          </table:table-cell>
          <table:table-cell table:style-name="ce38" office:value-type="string">
            <text:p>HaTH</text:p>
          </table:table-cell>
          <table:table-cell table:style-name="ce42" office:value-type="float" office:value="0">
            <text:p>0</text:p>
          </table:table-cell>
          <table:table-cell table:style-name="ce45" office:value-type="date" office:date-value="2014-12-03">
            <text:p>12/03/14</text:p>
          </table:table-cell>
          <table:table-cell table:style-name="ce45" table:formula="of:=IF(YEAR(NOW())&gt;YEAR([.D14]);DATE(YEAR([.D14]);12;31);NOW())" office:value-type="date" office:date-value="2014-12-31">
            <text:p>12/31/14</text:p>
          </table:table-cell>
          <table:table-cell table:style-name="ce48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0">
            <text:p>0</text:p>
          </table:table-cell>
          <table:table-cell table:style-name="ce50" table:formula="of:=SUMPRODUCT([Thong_Tin_Ngay_Nghi_201401.$B$3:.$B$15]=[.B14];[Thong_Tin_Ngay_Nghi_201401.$C$3:.$C$15]) + SUMPRODUCT([Thong_Tin_Ngay_Nghi_201402.$B$3:.$B$18]=[.B14];[Thong_Tin_Ngay_Nghi_201402.$C$3:.$C$18]) + SUMPRODUCT([Thong_Tin_Ngay_Nghi_201403.$B$3:.$B$18]=[.B14];[Thong_Tin_Ngay_Nghi_201403.$C$3:.$C$18])" office:value-type="float" office:value="0">
            <text:p>0</text:p>
          </table:table-cell>
          <table:table-cell table:style-name="ce50" table:formula="of:=SUMPRODUCT([Thong_Tin_Ngay_Nghi_201401.$B$3:.$B$16]=[.B14];[Thong_Tin_Ngay_Nghi_201401.$C$3:.$C$16]) + SUMPRODUCT([Thong_Tin_Ngay_Nghi_201402.$B$3:.$B$19]=[.B14];[Thong_Tin_Ngay_Nghi_201402.$C$3:.$C$19]) + SUMPRODUCT([Thong_Tin_Ngay_Nghi_201403.$B$3:.$B$19]=[.B14];[Thong_Tin_Ngay_Nghi_201403.$C$3:.$C$19]) + SUMPRODUCT([Thong_Tin_Ngay_Nghi_201404.$B$3:.$B$28]=[.B14];[Thong_Tin_Ngay_Nghi_201404.$C$3:.$C$28]) + SUMPRODUCT([Thong_Tin_Ngay_Nghi_201405.$B$2:.$B$25]=[.B14];[Thong_Tin_Ngay_Nghi_201405.$C$2:.$C$25]) +SUMPRODUCT([Thong_Tin_Ngay_Nghi_201406.$B$3:.$B$30]=[.B14];[Thong_Tin_Ngay_Nghi_201406.$C$3:.$C$30]) + SUMPRODUCT([$Thong_Tin_Ngay_Nghi_201407.$B$3:.$B$28]=[.B14];[$Thong_Tin_Ngay_Nghi_201407.$C$3:.$C$28]) + SUMPRODUCT([Thong_Tin_Ngay_Nghi_201408.$B$3:.$B$30]=[.B14];[$Thong_Tin_Ngay_Nghi_201408.$C$3:.$C$30]) + SUMPRODUCT([Thong_Tin_Ngay_Nghi_201409.$B$3:.$B$31]=[.B14];[$Thong_Tin_Ngay_Nghi_201409.$C$3:.$C$31]) + SUMPRODUCT([Thong_Tin_Ngay_Nghi_201410.$B$3:.$B$33]=[.B14];[$Thong_Tin_Ngay_Nghi_201410.$C$3:.$C$33]) + SUMPRODUCT([Thong_Tin_Ngay_Nghi_201411.$B$3:.$B$33]=[.B14];[$Thong_Tin_Ngay_Nghi_201411.$C$3:.$C$33]) +  SUMPRODUCT([Thong_Tin_Ngay_Nghi_201412.$B$3:.$B$35]=[.B14];[$Thong_Tin_Ngay_Nghi_201412.$C$3:.$C$35])" office:value-type="float" office:value="0">
            <text:p>0</text:p>
          </table:table-cell>
          <table:table-cell table:style-name="ce42" table:formula="of:=IF(DATE(YEAR([.E14]);MONTH([.E14]);DAY([.E14]))&lt;=DATE(YEAR([.E14]);3;31); [.F14]+[.C14]-[.G14]; IF([.G14]-[.C14]&lt;0;[.F14]-[.H14];[.F14]+[.C14]-[.H14]))" office:value-type="float" office:value="0">
            <text:p>0</text:p>
          </table:table-cell>
          <table:table-cell table:style-name="ce53" table:number-columns-repeated="1015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9" office:value-type="string">
            <text:p>HangHT</text:p>
          </table:table-cell>
          <table:table-cell table:style-name="ce43" office:value-type="float" office:value="0">
            <text:p>0</text:p>
          </table:table-cell>
          <table:table-cell table:style-name="ce46" office:value-type="date" office:date-value="2014-03-17">
            <text:p>03/17/14</text:p>
          </table:table-cell>
          <table:table-cell table:style-name="ce46" table:formula="of:=IF(YEAR(NOW())&gt;YEAR([.D15]);DATE(YEAR([.D15]);12;31);NOW())" office:value-type="date" office:date-value="2014-12-31">
            <text:p>12/31/14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0">
            <text:p>10</text:p>
          </table:table-cell>
          <table:table-cell table:style-name="ce49" table:formula="of:=SUMPRODUCT([Thong_Tin_Ngay_Nghi_201401.$B$3:.$B$15]=[.B15];[Thong_Tin_Ngay_Nghi_201401.$C$3:.$C$15]) + SUMPRODUCT([Thong_Tin_Ngay_Nghi_201402.$B$3:.$B$18]=[.B15];[Thong_Tin_Ngay_Nghi_201402.$C$3:.$C$18]) + SUMPRODUCT([Thong_Tin_Ngay_Nghi_201403.$B$3:.$B$18]=[.B15];[Thong_Tin_Ngay_Nghi_201403.$C$3:.$C$18])" office:value-type="float" office:value="6.5">
            <office:annotation draw:style-name="gr1" draw:text-style-name="P2" svg:width="1.1413in" svg:height="1.3232in" svg:x="6.1638in" svg:y="3.4311in" draw:caption-point-x="-0.2402in" draw:caption-point-y="0.615in">
              <dc:creator>Thuy</dc:creator>
              <dc:date>2014-04-08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6.5</text:p>
          </table:table-cell>
          <table:table-cell table:style-name="ce49" table:formula="of:= SUMPRODUCT([Thong_Tin_Ngay_Nghi_201403.$B$3:.$B$20]=[.B15];[Thong_Tin_Ngay_Nghi_201403.$C$3:.$C$20]) -1.5 + SUMPRODUCT([Thong_Tin_Ngay_Nghi_201404.$B$3:.$B$29]=[.B15];[Thong_Tin_Ngay_Nghi_201404.$C$3:.$C$29]) + SUMPRODUCT([Thong_Tin_Ngay_Nghi_201405.$B$2:.$B$26]=[.B15];[Thong_Tin_Ngay_Nghi_201405.$C$2:.$C$26]) +SUMPRODUCT([Thong_Tin_Ngay_Nghi_201406.$B$3:.$B$31]=[.B15];[Thong_Tin_Ngay_Nghi_201406.$C$3:.$C$31]) + SUMPRODUCT([$Thong_Tin_Ngay_Nghi_201407.$B$3:.$B$29]=[.B15];[$Thong_Tin_Ngay_Nghi_201407.$C$3:.$C$29]) + SUMPRODUCT([$Thong_Tin_Ngay_Nghi_201408.$B$3:.$B$31]=[.B15];[$Thong_Tin_Ngay_Nghi_201408.$C$3:.$C$31]) + SUMPRODUCT([$Thong_Tin_Ngay_Nghi_201409.$B$3:.$B$32]=[.B15];[$Thong_Tin_Ngay_Nghi_201409.$C$3:.$C$32]) + SUMPRODUCT([$Thong_Tin_Ngay_Nghi_201410.$B$3:.$B$34]=[.B15];[$Thong_Tin_Ngay_Nghi_201410.$C$3:.$C$34]) + SUMPRODUCT([$Thong_Tin_Ngay_Nghi_201411.$B$3:.$B$34]=[.B15];[$Thong_Tin_Ngay_Nghi_201411.$C$3:.$C$34]) + SUMPRODUCT([$Thong_Tin_Ngay_Nghi_201412.$B$3:.$B$36]=[.B15];[$Thong_Tin_Ngay_Nghi_201412.$C$3:.$C$36])" office:value-type="float" office:value="7">
            <text:p>7</text:p>
          </table:table-cell>
          <table:table-cell table:style-name="ce43" table:formula="of:=IF(DATE(YEAR([.E15]);MONTH([.E15]);DAY([.E15]))&lt;=DATE(YEAR([.E15]);3;31); [.F15]+[.C15]-[.G15]; IF([.G15]-[.C15]&lt;0;[.F15]-[.H15];[.F15]+[.C15]-[.H15]))" office:value-type="float" office:value="3">
            <text:p>3</text:p>
          </table:table-cell>
          <table:table-cell table:style-name="ce54" table:number-columns-repeated="1015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HienNV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1-01">
            <text:p>01/01/14</text:p>
          </table:table-cell>
          <table:table-cell table:style-name="ce44" table:formula="of:=IF(YEAR(NOW())&gt;YEAR([.D16]);DATE(YEAR([.D16]);12;31);NOW())" office:value-type="date" office:date-value="2014-12-31">
            <text:p>12/31/14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2">
            <text:p>12</text:p>
          </table:table-cell>
          <table:table-cell table:style-name="ce49" table:formula="of:=SUMPRODUCT([Thong_Tin_Ngay_Nghi_201401.$B$3:.$B$15]=[.B16];[Thong_Tin_Ngay_Nghi_201401.$C$3:.$C$15]) + SUMPRODUCT([Thong_Tin_Ngay_Nghi_201402.$B$3:.$B$18]=[.B16];[Thong_Tin_Ngay_Nghi_201402.$C$3:.$C$18]) + SUMPRODUCT([Thong_Tin_Ngay_Nghi_201403.$B$3:.$B$18]=[.B16];[Thong_Tin_Ngay_Nghi_201403.$C$3:.$C$18])" office:value-type="float" office:value="3.5">
            <text:p>3.5</text:p>
          </table:table-cell>
          <table:table-cell table:style-name="ce51" table:formula="of:=SUMPRODUCT([Thong_Tin_Ngay_Nghi_201401.$B$3:.$B$16]=[.B16];[Thong_Tin_Ngay_Nghi_201401.$C$3:.$C$16]) + SUMPRODUCT([Thong_Tin_Ngay_Nghi_201402.$B$3:.$B$19]=[.B16];[Thong_Tin_Ngay_Nghi_201402.$C$3:.$C$19]) + SUMPRODUCT([Thong_Tin_Ngay_Nghi_201403.$B$3:.$B$19]=[.B16];[Thong_Tin_Ngay_Nghi_201403.$C$3:.$C$19]) + SUMPRODUCT([Thong_Tin_Ngay_Nghi_201404.$B$3:.$B$28]=[.B16];[Thong_Tin_Ngay_Nghi_201404.$C$3:.$C$28]) + SUMPRODUCT([Thong_Tin_Ngay_Nghi_201405.$B$2:.$B$25]=[.B16];[Thong_Tin_Ngay_Nghi_201405.$C$2:.$C$25]) +SUMPRODUCT([Thong_Tin_Ngay_Nghi_201406.$B$3:.$B$30]=[.B16];[Thong_Tin_Ngay_Nghi_201406.$C$3:.$C$30]) + SUMPRODUCT([$Thong_Tin_Ngay_Nghi_201407.$B$3:.$B$28]=[.B16];[$Thong_Tin_Ngay_Nghi_201407.$C$3:.$C$28]) + SUMPRODUCT([Thong_Tin_Ngay_Nghi_201408.$B$3:.$B$30]=[.B16];[$Thong_Tin_Ngay_Nghi_201408.$C$3:.$C$30]) + SUMPRODUCT([Thong_Tin_Ngay_Nghi_201409.$B$3:.$B$31]=[.B16];[$Thong_Tin_Ngay_Nghi_201409.$C$3:.$C$31]) + SUMPRODUCT([Thong_Tin_Ngay_Nghi_201410.$B$3:.$B$33]=[.B16];[$Thong_Tin_Ngay_Nghi_201410.$C$3:.$C$33]) + SUMPRODUCT([Thong_Tin_Ngay_Nghi_201411.$B$3:.$B$33]=[.B16];[$Thong_Tin_Ngay_Nghi_201411.$C$3:.$C$33]) + SUMPRODUCT([Thong_Tin_Ngay_Nghi_201412.$B$3:.$B$35]=[.B16];[$Thong_Tin_Ngay_Nghi_201412.$C$3:.$C$35])" office:value-type="float" office:value="16">
            <text:p>16</text:p>
          </table:table-cell>
          <table:table-cell table:style-name="ce41" table:formula="of:=IF(DATE(YEAR([.E16]);MONTH([.E16]);DAY([.E16]))&lt;=DATE(YEAR([.E16]);3;31); [.F16]+[.C16]-[.G16]; IF([.G16]-[.C16]&lt;0;[.F16]-[.H16];[.F16]+[.C16]-[.H16]))" office:value-type="float" office:value="-4">
            <text:p>-4</text:p>
          </table:table-cell>
          <table:table-cell table:number-columns-repeated="1015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HiepNH</text:p>
          </table:table-cell>
          <table:table-cell table:style-name="ce41" office:value-type="float" office:value="1">
            <text:p>1</text:p>
          </table:table-cell>
          <table:table-cell table:style-name="ce44" office:value-type="date" office:date-value="2014-01-01">
            <text:p>01/01/14</text:p>
          </table:table-cell>
          <table:table-cell table:style-name="ce44" table:formula="of:=IF(YEAR(NOW())&gt;YEAR([.D17]);DATE(YEAR([.D17]);12;31);NOW())" office:value-type="date" office:date-value="2014-12-31">
            <text:p>12/31/14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2">
            <text:p>12</text:p>
          </table:table-cell>
          <table:table-cell table:style-name="ce49" table:formula="of:=SUMPRODUCT([Thong_Tin_Ngay_Nghi_201401.$B$3:.$B$15]=[.B17];[Thong_Tin_Ngay_Nghi_201401.$C$3:.$C$15]) + SUMPRODUCT([Thong_Tin_Ngay_Nghi_201402.$B$3:.$B$18]=[.B17];[Thong_Tin_Ngay_Nghi_201402.$C$3:.$C$18]) + SUMPRODUCT([Thong_Tin_Ngay_Nghi_201403.$B$3:.$B$18]=[.B17];[Thong_Tin_Ngay_Nghi_201403.$C$3:.$C$18])" office:value-type="float" office:value="2">
            <text:p>2</text:p>
          </table:table-cell>
          <table:table-cell table:style-name="ce51" table:formula="of:=SUMPRODUCT([Thong_Tin_Ngay_Nghi_201401.$B$3:.$B$16]=[.B17];[Thong_Tin_Ngay_Nghi_201401.$C$3:.$C$16]) + SUMPRODUCT([Thong_Tin_Ngay_Nghi_201402.$B$3:.$B$19]=[.B17];[Thong_Tin_Ngay_Nghi_201402.$C$3:.$C$19]) + SUMPRODUCT([Thong_Tin_Ngay_Nghi_201403.$B$3:.$B$19]=[.B17];[Thong_Tin_Ngay_Nghi_201403.$C$3:.$C$19]) + SUMPRODUCT([Thong_Tin_Ngay_Nghi_201404.$B$3:.$B$28]=[.B17];[Thong_Tin_Ngay_Nghi_201404.$C$3:.$C$28]) + SUMPRODUCT([Thong_Tin_Ngay_Nghi_201405.$B$2:.$B$25]=[.B17];[Thong_Tin_Ngay_Nghi_201405.$C$2:.$C$25]) +SUMPRODUCT([Thong_Tin_Ngay_Nghi_201406.$B$3:.$B$30]=[.B17];[Thong_Tin_Ngay_Nghi_201406.$C$3:.$C$30]) + SUMPRODUCT([$Thong_Tin_Ngay_Nghi_201407.$B$3:.$B$28]=[.B17];[$Thong_Tin_Ngay_Nghi_201407.$C$3:.$C$28]) + SUMPRODUCT([Thong_Tin_Ngay_Nghi_201408.$B$3:.$B$30]=[.B17];[$Thong_Tin_Ngay_Nghi_201408.$C$3:.$C$30]) + SUMPRODUCT([Thong_Tin_Ngay_Nghi_201409.$B$3:.$B$31]=[.B17];[$Thong_Tin_Ngay_Nghi_201409.$C$3:.$C$31]) + SUMPRODUCT([Thong_Tin_Ngay_Nghi_201410.$B$3:.$B$33]=[.B17];[$Thong_Tin_Ngay_Nghi_201410.$C$3:.$C$33]) + SUMPRODUCT([Thong_Tin_Ngay_Nghi_201411.$B$3:.$B$33]=[.B17];[$Thong_Tin_Ngay_Nghi_201411.$C$3:.$C$33]) + SUMPRODUCT([Thong_Tin_Ngay_Nghi_201412.$B$3:.$B$35]=[.B17];[$Thong_Tin_Ngay_Nghi_201412.$C$3:.$C$35])" office:value-type="float" office:value="5">
            <text:p>5</text:p>
          </table:table-cell>
          <table:table-cell table:style-name="ce41" table:formula="of:=IF(DATE(YEAR([.E17]);MONTH([.E17]);DAY([.E17]))&lt;=DATE(YEAR([.E17]);3;31); [.F17]+[.C17]-[.G17]; IF([.G17]-[.C17]&lt;0;[.F17]-[.H17];[.F17]+[.C17]-[.H17]))" office:value-type="float" office:value="8">
            <text:p>8</text:p>
          </table:table-cell>
          <table:table-cell table:number-columns-repeated="1015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HuyNN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9-25">
            <text:p>09/25/14</text:p>
          </table:table-cell>
          <table:table-cell table:style-name="ce44" table:formula="of:=IF(YEAR(NOW())&gt;YEAR([.D18]);DATE(YEAR([.D18]);12;31);NOW())" office:value-type="date" office:date-value="2014-12-31">
            <text:p>12/31/14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3">
            <text:p>3</text:p>
          </table:table-cell>
          <table:table-cell table:style-name="ce49" table:formula="of:=SUMPRODUCT([Thong_Tin_Ngay_Nghi_201401.$B$3:.$B$15]=[.B18];[Thong_Tin_Ngay_Nghi_201401.$C$3:.$C$15]) + SUMPRODUCT([Thong_Tin_Ngay_Nghi_201402.$B$3:.$B$18]=[.B18];[Thong_Tin_Ngay_Nghi_201402.$C$3:.$C$18]) + SUMPRODUCT([Thong_Tin_Ngay_Nghi_201403.$B$3:.$B$18]=[.B18];[Thong_Tin_Ngay_Nghi_201403.$C$3:.$C$18])" office:value-type="float" office:value="0">
            <text:p>0</text:p>
          </table:table-cell>
          <table:table-cell table:style-name="ce51" table:formula="of:=SUMPRODUCT([Thong_Tin_Ngay_Nghi_201401.$B$3:.$B$16]=[.B18];[Thong_Tin_Ngay_Nghi_201401.$C$3:.$C$16]) + SUMPRODUCT([Thong_Tin_Ngay_Nghi_201402.$B$3:.$B$19]=[.B18];[Thong_Tin_Ngay_Nghi_201402.$C$3:.$C$19]) + SUMPRODUCT([Thong_Tin_Ngay_Nghi_201403.$B$3:.$B$19]=[.B18];[Thong_Tin_Ngay_Nghi_201403.$C$3:.$C$19]) + SUMPRODUCT([Thong_Tin_Ngay_Nghi_201404.$B$3:.$B$28]=[.B18];[Thong_Tin_Ngay_Nghi_201404.$C$3:.$C$28]) + SUMPRODUCT([Thong_Tin_Ngay_Nghi_201405.$B$2:.$B$25]=[.B18];[Thong_Tin_Ngay_Nghi_201405.$C$2:.$C$25]) +SUMPRODUCT([Thong_Tin_Ngay_Nghi_201406.$B$3:.$B$30]=[.B18];[Thong_Tin_Ngay_Nghi_201406.$C$3:.$C$30]) + SUMPRODUCT([$Thong_Tin_Ngay_Nghi_201407.$B$3:.$B$28]=[.B18];[$Thong_Tin_Ngay_Nghi_201407.$C$3:.$C$28]) + SUMPRODUCT([Thong_Tin_Ngay_Nghi_201408.$B$3:.$B$30]=[.B18];[$Thong_Tin_Ngay_Nghi_201408.$C$3:.$C$30]) + SUMPRODUCT([Thong_Tin_Ngay_Nghi_201409.$B$3:.$B$31]=[.B18];[$Thong_Tin_Ngay_Nghi_201409.$C$3:.$C$31]) + SUMPRODUCT([Thong_Tin_Ngay_Nghi_201410.$B$3:.$B$33]=[.B18];[$Thong_Tin_Ngay_Nghi_201410.$C$3:.$C$33]) + SUMPRODUCT([Thong_Tin_Ngay_Nghi_201411.$B$3:.$B$33]=[.B18];[$Thong_Tin_Ngay_Nghi_201411.$C$3:.$C$33]) + SUMPRODUCT([Thong_Tin_Ngay_Nghi_201412.$B$3:.$B$35]=[.B18];[$Thong_Tin_Ngay_Nghi_201412.$C$3:.$C$35])" office:value-type="float" office:value="7">
            <text:p>7</text:p>
          </table:table-cell>
          <table:table-cell table:style-name="ce41" table:formula="of:=IF(DATE(YEAR([.E18]);MONTH([.E18]);DAY([.E18]))&lt;=DATE(YEAR([.E18]);3;31); [.F18]+[.C18]-[.G18]; IF([.G18]-[.C18]&lt;0;[.F18]-[.H18];[.F18]+[.C18]-[.H18]))" office:value-type="float" office:value="-4">
            <text:p>-4</text:p>
          </table:table-cell>
          <table:table-cell table:number-columns-repeated="1015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HuongDT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1-01">
            <text:p>01/01/14</text:p>
          </table:table-cell>
          <table:table-cell table:style-name="ce44" table:formula="of:=IF(YEAR(NOW())&gt;YEAR([.D19]);DATE(YEAR([.D19]);12;31);NOW())" office:value-type="date" office:date-value="2014-12-31">
            <text:p>12/31/14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2">
            <text:p>12</text:p>
          </table:table-cell>
          <table:table-cell table:style-name="ce49" table:formula="of:=SUMPRODUCT([Thong_Tin_Ngay_Nghi_201401.$B$3:.$B$15]=[.B19];[Thong_Tin_Ngay_Nghi_201401.$C$3:.$C$15]) + SUMPRODUCT([Thong_Tin_Ngay_Nghi_201402.$B$3:.$B$18]=[.B19];[Thong_Tin_Ngay_Nghi_201402.$C$3:.$C$18]) + SUMPRODUCT([Thong_Tin_Ngay_Nghi_201403.$B$3:.$B$18]=[.B19];[Thong_Tin_Ngay_Nghi_201403.$C$3:.$C$18])" office:value-type="float" office:value="10">
            <text:p>10</text:p>
          </table:table-cell>
          <table:table-cell table:style-name="ce51" table:formula="of:=SUMPRODUCT([Thong_Tin_Ngay_Nghi_201401.$B$3:.$B$16]=[.B19];[Thong_Tin_Ngay_Nghi_201401.$C$3:.$C$16]) + SUMPRODUCT([Thong_Tin_Ngay_Nghi_201402.$B$3:.$B$19]=[.B19];[Thong_Tin_Ngay_Nghi_201402.$C$3:.$C$19]) + SUMPRODUCT([Thong_Tin_Ngay_Nghi_201403.$B$3:.$B$19]=[.B19];[Thong_Tin_Ngay_Nghi_201403.$C$3:.$C$19]) + SUMPRODUCT([Thong_Tin_Ngay_Nghi_201404.$B$3:.$B$28]=[.B19];[Thong_Tin_Ngay_Nghi_201404.$C$3:.$C$28]) + SUMPRODUCT([Thong_Tin_Ngay_Nghi_201405.$B$2:.$B$25]=[.B19];[Thong_Tin_Ngay_Nghi_201405.$C$2:.$C$25]) +SUMPRODUCT([Thong_Tin_Ngay_Nghi_201406.$B$3:.$B$30]=[.B19];[Thong_Tin_Ngay_Nghi_201406.$C$3:.$C$30]) + SUMPRODUCT([$Thong_Tin_Ngay_Nghi_201407.$B$3:.$B$28]=[.B19];[$Thong_Tin_Ngay_Nghi_201407.$C$3:.$C$28]) + SUMPRODUCT([Thong_Tin_Ngay_Nghi_201408.$B$3:.$B$30]=[.B19];[$Thong_Tin_Ngay_Nghi_201408.$C$3:.$C$30]) + SUMPRODUCT([Thong_Tin_Ngay_Nghi_201409.$B$3:.$B$31]=[.B19];[$Thong_Tin_Ngay_Nghi_201409.$C$3:.$C$31]) + SUMPRODUCT([Thong_Tin_Ngay_Nghi_201410.$B$3:.$B$33]=[.B19];[$Thong_Tin_Ngay_Nghi_201410.$C$3:.$C$33]) + SUMPRODUCT([Thong_Tin_Ngay_Nghi_201411.$B$3:.$B$33]=[.B19];[$Thong_Tin_Ngay_Nghi_201411.$C$3:.$C$33]) + SUMPRODUCT([Thong_Tin_Ngay_Nghi_201412.$B$3:.$B$35]=[.B19];[$Thong_Tin_Ngay_Nghi_201412.$C$3:.$C$35])" office:value-type="float" office:value="14">
            <text:p>14</text:p>
          </table:table-cell>
          <table:table-cell table:style-name="ce41" table:formula="of:=IF(DATE(YEAR([.E19]);MONTH([.E19]);DAY([.E19]))&lt;=DATE(YEAR([.E19]);3;31); [.F19]+[.C19]-[.G19]; IF([.G19]-[.C19]&lt;0;[.F19]-[.H19];[.F19]+[.C19]-[.H19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KhoiNLD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8-11">
            <text:p>08/11/14</text:p>
          </table:table-cell>
          <table:table-cell table:style-name="ce44" table:formula="of:=IF(YEAR(NOW())&gt;YEAR([.D20]);DATE(YEAR([.D20]);12;31);NOW())" office:value-type="date" office:date-value="2014-12-31">
            <text:p>12/31/14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5">
            <text:p>5</text:p>
          </table:table-cell>
          <table:table-cell table:style-name="ce49" table:formula="of:=SUMPRODUCT([Thong_Tin_Ngay_Nghi_201401.$B$3:.$B$15]=[.B20];[Thong_Tin_Ngay_Nghi_201401.$C$3:.$C$15]) + SUMPRODUCT([Thong_Tin_Ngay_Nghi_201402.$B$3:.$B$18]=[.B20];[Thong_Tin_Ngay_Nghi_201402.$C$3:.$C$18]) + SUMPRODUCT([Thong_Tin_Ngay_Nghi_201403.$B$3:.$B$18]=[.B20];[Thong_Tin_Ngay_Nghi_201403.$C$3:.$C$18])" office:value-type="float" office:value="0">
            <text:p>0</text:p>
          </table:table-cell>
          <table:table-cell table:style-name="ce51" table:formula="of:=SUMPRODUCT([Thong_Tin_Ngay_Nghi_201401.$B$3:.$B$16]=[.B20];[Thong_Tin_Ngay_Nghi_201401.$C$3:.$C$16]) + SUMPRODUCT([Thong_Tin_Ngay_Nghi_201402.$B$3:.$B$19]=[.B20];[Thong_Tin_Ngay_Nghi_201402.$C$3:.$C$19]) + SUMPRODUCT([Thong_Tin_Ngay_Nghi_201403.$B$3:.$B$19]=[.B20];[Thong_Tin_Ngay_Nghi_201403.$C$3:.$C$19]) + SUMPRODUCT([Thong_Tin_Ngay_Nghi_201404.$B$3:.$B$28]=[.B20];[Thong_Tin_Ngay_Nghi_201404.$C$3:.$C$28]) + SUMPRODUCT([Thong_Tin_Ngay_Nghi_201405.$B$2:.$B$25]=[.B20];[Thong_Tin_Ngay_Nghi_201405.$C$2:.$C$25]) +SUMPRODUCT([Thong_Tin_Ngay_Nghi_201406.$B$3:.$B$30]=[.B20];[Thong_Tin_Ngay_Nghi_201406.$C$3:.$C$30]) + SUMPRODUCT([$Thong_Tin_Ngay_Nghi_201407.$B$3:.$B$28]=[.B20];[$Thong_Tin_Ngay_Nghi_201407.$C$3:.$C$28]) + SUMPRODUCT([Thong_Tin_Ngay_Nghi_201408.$B$3:.$B$30]=[.B20];[$Thong_Tin_Ngay_Nghi_201408.$C$3:.$C$30]) + SUMPRODUCT([Thong_Tin_Ngay_Nghi_201409.$B$3:.$B$31]=[.B20];[$Thong_Tin_Ngay_Nghi_201409.$C$3:.$C$31]) + SUMPRODUCT([Thong_Tin_Ngay_Nghi_201410.$B$3:.$B$33]=[.B20];[$Thong_Tin_Ngay_Nghi_201410.$C$3:.$C$33]) + SUMPRODUCT([Thong_Tin_Ngay_Nghi_201411.$B$3:.$B$33]=[.B20];[$Thong_Tin_Ngay_Nghi_201411.$C$3:.$C$33]) + SUMPRODUCT([Thong_Tin_Ngay_Nghi_201412.$B$3:.$B$35]=[.B20];[$Thong_Tin_Ngay_Nghi_201412.$C$3:.$C$35])" office:value-type="float" office:value="3">
            <text:p>3</text:p>
          </table:table-cell>
          <table:table-cell table:style-name="ce41" table:formula="of:=IF(DATE(YEAR([.E20]);MONTH([.E20]);DAY([.E20]))&lt;=DATE(YEAR([.E20]);3;31); [.F20]+[.C20]-[.G20]; IF([.G20]-[.C20]&lt;0;[.F20]-[.H20];[.F20]+[.C20]-[.H20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5" office:value-type="float" office:value="15">
            <text:p>15</text:p>
          </table:table-cell>
          <table:table-cell table:style-name="ce38" office:value-type="string">
            <text:p>LongNH</text:p>
          </table:table-cell>
          <table:table-cell table:style-name="ce42" office:value-type="float" office:value="0">
            <text:p>0</text:p>
          </table:table-cell>
          <table:table-cell table:style-name="ce45" office:value-type="date" office:date-value="2014-12-08">
            <text:p>12/08/14</text:p>
          </table:table-cell>
          <table:table-cell table:style-name="ce45" table:formula="of:=IF(YEAR(NOW())&gt;YEAR([.D21]);DATE(YEAR([.D21]);12;31);NOW())" office:value-type="date" office:date-value="2014-12-31">
            <text:p>12/31/14</text:p>
          </table:table-cell>
          <table:table-cell table:style-name="ce48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0">
            <text:p>0</text:p>
          </table:table-cell>
          <table:table-cell table:style-name="ce50" table:formula="of:=SUMPRODUCT([Thong_Tin_Ngay_Nghi_201401.$B$3:.$B$15]=[.B21];[Thong_Tin_Ngay_Nghi_201401.$C$3:.$C$15]) + SUMPRODUCT([Thong_Tin_Ngay_Nghi_201402.$B$3:.$B$18]=[.B21];[Thong_Tin_Ngay_Nghi_201402.$C$3:.$C$18]) + SUMPRODUCT([Thong_Tin_Ngay_Nghi_201403.$B$3:.$B$18]=[.B21];[Thong_Tin_Ngay_Nghi_201403.$C$3:.$C$18])" office:value-type="float" office:value="0">
            <text:p>0</text:p>
          </table:table-cell>
          <table:table-cell table:style-name="ce52" table:formula="of:=SUMPRODUCT([Thong_Tin_Ngay_Nghi_201401.$B$3:.$B$16]=[.B21];[Thong_Tin_Ngay_Nghi_201401.$C$3:.$C$16]) + SUMPRODUCT([Thong_Tin_Ngay_Nghi_201402.$B$3:.$B$19]=[.B21];[Thong_Tin_Ngay_Nghi_201402.$C$3:.$C$19]) + SUMPRODUCT([Thong_Tin_Ngay_Nghi_201403.$B$3:.$B$19]=[.B21];[Thong_Tin_Ngay_Nghi_201403.$C$3:.$C$19]) + SUMPRODUCT([Thong_Tin_Ngay_Nghi_201404.$B$3:.$B$28]=[.B21];[Thong_Tin_Ngay_Nghi_201404.$C$3:.$C$28]) + SUMPRODUCT([Thong_Tin_Ngay_Nghi_201405.$B$2:.$B$25]=[.B21];[Thong_Tin_Ngay_Nghi_201405.$C$2:.$C$25]) +SUMPRODUCT([Thong_Tin_Ngay_Nghi_201406.$B$3:.$B$30]=[.B21];[Thong_Tin_Ngay_Nghi_201406.$C$3:.$C$30]) + SUMPRODUCT([$Thong_Tin_Ngay_Nghi_201407.$B$3:.$B$28]=[.B21];[$Thong_Tin_Ngay_Nghi_201407.$C$3:.$C$28]) + SUMPRODUCT([Thong_Tin_Ngay_Nghi_201408.$B$3:.$B$30]=[.B21];[$Thong_Tin_Ngay_Nghi_201408.$C$3:.$C$30]) + SUMPRODUCT([Thong_Tin_Ngay_Nghi_201409.$B$3:.$B$31]=[.B21];[$Thong_Tin_Ngay_Nghi_201409.$C$3:.$C$31]) + SUMPRODUCT([Thong_Tin_Ngay_Nghi_201410.$B$3:.$B$33]=[.B21];[$Thong_Tin_Ngay_Nghi_201410.$C$3:.$C$33]) + SUMPRODUCT([Thong_Tin_Ngay_Nghi_201411.$B$3:.$B$33]=[.B21];[$Thong_Tin_Ngay_Nghi_201411.$C$3:.$C$33]) + SUMPRODUCT([Thong_Tin_Ngay_Nghi_201412.$B$3:.$B$35]=[.B21];[$Thong_Tin_Ngay_Nghi_201412.$C$3:.$C$35])" office:value-type="float" office:value="1">
            <text:p>1</text:p>
          </table:table-cell>
          <table:table-cell table:style-name="ce42" table:formula="of:=IF(DATE(YEAR([.E21]);MONTH([.E21]);DAY([.E21]))&lt;=DATE(YEAR([.E21]);3;31); [.F21]+[.C21]-[.G21]; IF([.G21]-[.C21]&lt;0;[.F21]-[.H21];[.F21]+[.C21]-[.H21]))" office:value-type="float" office:value="-1">
            <text:p>-1</text:p>
          </table:table-cell>
          <table:table-cell table:style-name="ce53" table:number-columns-repeated="1015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LocNP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1-01">
            <text:p>01/01/14</text:p>
          </table:table-cell>
          <table:table-cell table:style-name="ce44" table:formula="of:=IF(YEAR(NOW())&gt;YEAR([.D22]);DATE(YEAR([.D22]);12;31);NOW())" office:value-type="date" office:date-value="2014-12-31">
            <text:p>12/31/14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2">
            <text:p>12</text:p>
          </table:table-cell>
          <table:table-cell table:style-name="ce49" table:formula="of:=SUMPRODUCT([Thong_Tin_Ngay_Nghi_201401.$B$3:.$B$15]=[.B22];[Thong_Tin_Ngay_Nghi_201401.$C$3:.$C$15]) + SUMPRODUCT([Thong_Tin_Ngay_Nghi_201402.$B$3:.$B$18]=[.B22];[Thong_Tin_Ngay_Nghi_201402.$C$3:.$C$18]) + SUMPRODUCT([Thong_Tin_Ngay_Nghi_201403.$B$3:.$B$18]=[.B22];[Thong_Tin_Ngay_Nghi_201403.$C$3:.$C$18])" office:value-type="float" office:value="4">
            <text:p>4</text:p>
          </table:table-cell>
          <table:table-cell table:style-name="ce51" table:formula="of:=SUMPRODUCT([Thong_Tin_Ngay_Nghi_201401.$B$3:.$B$16]=[.B22];[Thong_Tin_Ngay_Nghi_201401.$C$3:.$C$16]) + SUMPRODUCT([Thong_Tin_Ngay_Nghi_201402.$B$3:.$B$19]=[.B22];[Thong_Tin_Ngay_Nghi_201402.$C$3:.$C$19]) + SUMPRODUCT([Thong_Tin_Ngay_Nghi_201403.$B$3:.$B$19]=[.B22];[Thong_Tin_Ngay_Nghi_201403.$C$3:.$C$19]) + SUMPRODUCT([Thong_Tin_Ngay_Nghi_201404.$B$3:.$B$28]=[.B22];[Thong_Tin_Ngay_Nghi_201404.$C$3:.$C$28]) + SUMPRODUCT([Thong_Tin_Ngay_Nghi_201405.$B$2:.$B$25]=[.B22];[Thong_Tin_Ngay_Nghi_201405.$C$2:.$C$25]) +SUMPRODUCT([Thong_Tin_Ngay_Nghi_201406.$B$3:.$B$30]=[.B22];[Thong_Tin_Ngay_Nghi_201406.$C$3:.$C$30]) + SUMPRODUCT([$Thong_Tin_Ngay_Nghi_201407.$B$3:.$B$28]=[.B22];[$Thong_Tin_Ngay_Nghi_201407.$C$3:.$C$28]) + SUMPRODUCT([Thong_Tin_Ngay_Nghi_201408.$B$3:.$B$30]=[.B22];[$Thong_Tin_Ngay_Nghi_201408.$C$3:.$C$30]) + SUMPRODUCT([Thong_Tin_Ngay_Nghi_201409.$B$3:.$B$31]=[.B22];[$Thong_Tin_Ngay_Nghi_201409.$C$3:.$C$31]) + SUMPRODUCT([Thong_Tin_Ngay_Nghi_201410.$B$3:.$B$33]=[.B22];[$Thong_Tin_Ngay_Nghi_201410.$C$3:.$C$33]) + SUMPRODUCT([Thong_Tin_Ngay_Nghi_201411.$B$3:.$B$33]=[.B22];[$Thong_Tin_Ngay_Nghi_201411.$C$3:.$C$33]) + SUMPRODUCT([Thong_Tin_Ngay_Nghi_201412.$B$3:.$B$35]=[.B22];[$Thong_Tin_Ngay_Nghi_201412.$C$3:.$C$35])" office:value-type="float" office:value="16.5">
            <text:p>16.5</text:p>
          </table:table-cell>
          <table:table-cell table:style-name="ce41" table:formula="of:=IF(DATE(YEAR([.E22]);MONTH([.E22]);DAY([.E22]))&lt;=DATE(YEAR([.E22]);3;31); [.F22]+[.C22]-[.G22]; IF([.G22]-[.C22]&lt;0;[.F22]-[.H22];[.F22]+[.C22]-[.H22]))" office:value-type="float" office:value="-4.5">
            <text:p>-4.5</text:p>
          </table:table-cell>
          <table:table-cell table:number-columns-repeated="1015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LocNPQ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3-19">
            <text:p>03/19/14</text:p>
          </table:table-cell>
          <table:table-cell table:style-name="ce44" table:formula="of:=IF(YEAR(NOW())&gt;YEAR([.D23]);DATE(YEAR([.D23]);12;31);NOW())" office:value-type="date" office:date-value="2014-12-31">
            <text:p>12/31/14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9">
            <text:p>9</text:p>
          </table:table-cell>
          <table:table-cell table:style-name="ce49" table:formula="of:=SUMPRODUCT([Thong_Tin_Ngay_Nghi_201401.$B$3:.$B$15]=[.B23];[Thong_Tin_Ngay_Nghi_201401.$C$3:.$C$15]) + SUMPRODUCT([Thong_Tin_Ngay_Nghi_201402.$B$3:.$B$18]=[.B23];[Thong_Tin_Ngay_Nghi_201402.$C$3:.$C$18]) + SUMPRODUCT([Thong_Tin_Ngay_Nghi_201403.$B$3:.$B$18]=[.B23];[Thong_Tin_Ngay_Nghi_201403.$C$3:.$C$18])" office:value-type="float" office:value="0">
            <text:p>0</text:p>
          </table:table-cell>
          <table:table-cell table:style-name="ce51" table:formula="of:=SUMPRODUCT([Thong_Tin_Ngay_Nghi_201401.$B$3:.$B$16]=[.B23];[Thong_Tin_Ngay_Nghi_201401.$C$3:.$C$16]) + SUMPRODUCT([Thong_Tin_Ngay_Nghi_201402.$B$3:.$B$19]=[.B23];[Thong_Tin_Ngay_Nghi_201402.$C$3:.$C$19]) + SUMPRODUCT([Thong_Tin_Ngay_Nghi_201403.$B$3:.$B$19]=[.B23];[Thong_Tin_Ngay_Nghi_201403.$C$3:.$C$19]) + SUMPRODUCT([Thong_Tin_Ngay_Nghi_201404.$B$3:.$B$28]=[.B23];[Thong_Tin_Ngay_Nghi_201404.$C$3:.$C$28]) + SUMPRODUCT([Thong_Tin_Ngay_Nghi_201405.$B$2:.$B$25]=[.B23];[Thong_Tin_Ngay_Nghi_201405.$C$2:.$C$25]) +SUMPRODUCT([Thong_Tin_Ngay_Nghi_201406.$B$3:.$B$30]=[.B23];[Thong_Tin_Ngay_Nghi_201406.$C$3:.$C$30]) + SUMPRODUCT([$Thong_Tin_Ngay_Nghi_201407.$B$3:.$B$28]=[.B23];[$Thong_Tin_Ngay_Nghi_201407.$C$3:.$C$28]) + SUMPRODUCT([Thong_Tin_Ngay_Nghi_201408.$B$3:.$B$30]=[.B23];[$Thong_Tin_Ngay_Nghi_201408.$C$3:.$C$30]) + SUMPRODUCT([Thong_Tin_Ngay_Nghi_201409.$B$3:.$B$31]=[.B23];[$Thong_Tin_Ngay_Nghi_201409.$C$3:.$C$31]) + SUMPRODUCT([Thong_Tin_Ngay_Nghi_201410.$B$3:.$B$33]=[.B23];[$Thong_Tin_Ngay_Nghi_201410.$C$3:.$C$33]) + SUMPRODUCT([Thong_Tin_Ngay_Nghi_201411.$B$3:.$B$33]=[.B23];[$Thong_Tin_Ngay_Nghi_201411.$C$3:.$C$33]) + SUMPRODUCT([Thong_Tin_Ngay_Nghi_201412.$B$3:.$B$35]=[.B23];[$Thong_Tin_Ngay_Nghi_201412.$C$3:.$C$35])" office:value-type="float" office:value="14">
            <text:p>14</text:p>
          </table:table-cell>
          <table:table-cell table:style-name="ce41" table:formula="of:=IF(DATE(YEAR([.E23]);MONTH([.E23]);DAY([.E23]))&lt;=DATE(YEAR([.E23]);3;31); [.F23]+[.C23]-[.G23]; IF([.G23]-[.C23]&lt;0;[.F23]-[.H23];[.F23]+[.C23]-[.H23]))" office:value-type="float" office:value="-5">
            <text:p>-5</text:p>
          </table:table-cell>
          <table:table-cell table:number-columns-repeated="1015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MaiDTP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8-19">
            <text:p>08/19/14</text:p>
          </table:table-cell>
          <table:table-cell table:style-name="ce44" table:formula="of:=IF(YEAR(NOW())&gt;YEAR([.D24]);DATE(YEAR([.D24]);12;31);NOW())" office:value-type="date" office:date-value="2014-12-31">
            <text:p>12/31/14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4">
            <text:p>4</text:p>
          </table:table-cell>
          <table:table-cell table:style-name="ce49" table:formula="of:=SUMPRODUCT([Thong_Tin_Ngay_Nghi_201401.$B$3:.$B$15]=[.B24];[Thong_Tin_Ngay_Nghi_201401.$C$3:.$C$15]) + SUMPRODUCT([Thong_Tin_Ngay_Nghi_201402.$B$3:.$B$18]=[.B24];[Thong_Tin_Ngay_Nghi_201402.$C$3:.$C$18]) + SUMPRODUCT([Thong_Tin_Ngay_Nghi_201403.$B$3:.$B$18]=[.B24];[Thong_Tin_Ngay_Nghi_201403.$C$3:.$C$18])" office:value-type="float" office:value="0">
            <text:p>0</text:p>
          </table:table-cell>
          <table:table-cell table:style-name="ce51" table:formula="of:=SUMPRODUCT([Thong_Tin_Ngay_Nghi_201401.$B$3:.$B$16]=[.B24];[Thong_Tin_Ngay_Nghi_201401.$C$3:.$C$16]) + SUMPRODUCT([Thong_Tin_Ngay_Nghi_201402.$B$3:.$B$19]=[.B24];[Thong_Tin_Ngay_Nghi_201402.$C$3:.$C$19]) + SUMPRODUCT([Thong_Tin_Ngay_Nghi_201403.$B$3:.$B$19]=[.B24];[Thong_Tin_Ngay_Nghi_201403.$C$3:.$C$19]) + SUMPRODUCT([Thong_Tin_Ngay_Nghi_201404.$B$3:.$B$28]=[.B24];[Thong_Tin_Ngay_Nghi_201404.$C$3:.$C$28]) + SUMPRODUCT([Thong_Tin_Ngay_Nghi_201405.$B$2:.$B$25]=[.B24];[Thong_Tin_Ngay_Nghi_201405.$C$2:.$C$25]) +SUMPRODUCT([Thong_Tin_Ngay_Nghi_201406.$B$3:.$B$30]=[.B24];[Thong_Tin_Ngay_Nghi_201406.$C$3:.$C$30]) + SUMPRODUCT([$Thong_Tin_Ngay_Nghi_201407.$B$3:.$B$28]=[.B24];[$Thong_Tin_Ngay_Nghi_201407.$C$3:.$C$28]) + SUMPRODUCT([Thong_Tin_Ngay_Nghi_201408.$B$3:.$B$30]=[.B24];[$Thong_Tin_Ngay_Nghi_201408.$C$3:.$C$30]) + SUMPRODUCT([Thong_Tin_Ngay_Nghi_201409.$B$3:.$B$31]=[.B24];[$Thong_Tin_Ngay_Nghi_201409.$C$3:.$C$31]) + SUMPRODUCT([Thong_Tin_Ngay_Nghi_201410.$B$3:.$B$33]=[.B24];[$Thong_Tin_Ngay_Nghi_201410.$C$3:.$C$33]) + SUMPRODUCT([Thong_Tin_Ngay_Nghi_201411.$B$3:.$B$33]=[.B24];[$Thong_Tin_Ngay_Nghi_201411.$C$3:.$C$33]) + SUMPRODUCT([Thong_Tin_Ngay_Nghi_201412.$B$3:.$B$35]=[.B24];[$Thong_Tin_Ngay_Nghi_201412.$C$3:.$C$35])" office:value-type="float" office:value="29">
            <text:p>29</text:p>
          </table:table-cell>
          <table:table-cell table:style-name="ce41" table:formula="of:=IF(DATE(YEAR([.E24]);MONTH([.E24]);DAY([.E24]))&lt;=DATE(YEAR([.E24]);3;31); [.F24]+[.C24]-[.G24]; IF([.G24]-[.C24]&lt;0;[.F24]-[.H24];[.F24]+[.C24]-[.H24]))" office:value-type="float" office:value="-25">
            <text:p>-25</text:p>
          </table:table-cell>
          <table:table-cell table:number-columns-repeated="1015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MinhHA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6-09">
            <text:p>06/09/14</text:p>
          </table:table-cell>
          <table:table-cell table:style-name="ce44" table:formula="of:=IF(YEAR(NOW())&gt;YEAR([.D25]);DATE(YEAR([.D25]);12;31);NOW())" office:value-type="date" office:date-value="2014-12-31">
            <text:p>12/31/14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49" table:formula="of:=SUMPRODUCT([Thong_Tin_Ngay_Nghi_201401.$B$3:.$B$15]=[.B25];[Thong_Tin_Ngay_Nghi_201401.$C$3:.$C$15]) + SUMPRODUCT([Thong_Tin_Ngay_Nghi_201402.$B$3:.$B$18]=[.B25];[Thong_Tin_Ngay_Nghi_201402.$C$3:.$C$18]) + SUMPRODUCT([Thong_Tin_Ngay_Nghi_201403.$B$3:.$B$18]=[.B25];[Thong_Tin_Ngay_Nghi_201403.$C$3:.$C$18])" office:value-type="float" office:value="0">
            <text:p>0</text:p>
          </table:table-cell>
          <table:table-cell table:style-name="ce51" table:formula="of:=SUMPRODUCT([Thong_Tin_Ngay_Nghi_201401.$B$3:.$B$16]=[.B25];[Thong_Tin_Ngay_Nghi_201401.$C$3:.$C$16]) + SUMPRODUCT([Thong_Tin_Ngay_Nghi_201402.$B$3:.$B$19]=[.B25];[Thong_Tin_Ngay_Nghi_201402.$C$3:.$C$19]) + SUMPRODUCT([Thong_Tin_Ngay_Nghi_201403.$B$3:.$B$19]=[.B25];[Thong_Tin_Ngay_Nghi_201403.$C$3:.$C$19]) + SUMPRODUCT([Thong_Tin_Ngay_Nghi_201404.$B$3:.$B$28]=[.B25];[Thong_Tin_Ngay_Nghi_201404.$C$3:.$C$28]) + SUMPRODUCT([Thong_Tin_Ngay_Nghi_201405.$B$2:.$B$25]=[.B25];[Thong_Tin_Ngay_Nghi_201405.$C$2:.$C$25]) +SUMPRODUCT([Thong_Tin_Ngay_Nghi_201406.$B$3:.$B$30]=[.B25];[Thong_Tin_Ngay_Nghi_201406.$C$3:.$C$30]) + SUMPRODUCT([$Thong_Tin_Ngay_Nghi_201407.$B$3:.$B$28]=[.B25];[$Thong_Tin_Ngay_Nghi_201407.$C$3:.$C$28]) + SUMPRODUCT([Thong_Tin_Ngay_Nghi_201408.$B$3:.$B$30]=[.B25];[$Thong_Tin_Ngay_Nghi_201408.$C$3:.$C$30]) + SUMPRODUCT([Thong_Tin_Ngay_Nghi_201409.$B$3:.$B$31]=[.B25];[$Thong_Tin_Ngay_Nghi_201409.$C$3:.$C$31]) + SUMPRODUCT([Thong_Tin_Ngay_Nghi_201410.$B$3:.$B$33]=[.B25];[$Thong_Tin_Ngay_Nghi_201410.$C$3:.$C$33]) + SUMPRODUCT([Thong_Tin_Ngay_Nghi_201411.$B$3:.$B$33]=[.B25];[$Thong_Tin_Ngay_Nghi_201411.$C$3:.$C$33]) + SUMPRODUCT([Thong_Tin_Ngay_Nghi_201412.$B$3:.$B$35]=[.B25];[$Thong_Tin_Ngay_Nghi_201412.$C$3:.$C$35])" office:value-type="float" office:value="9">
            <text:p>9</text:p>
          </table:table-cell>
          <table:table-cell table:style-name="ce41" table:formula="of:=IF(DATE(YEAR([.E25]);MONTH([.E25]);DAY([.E25]))&lt;=DATE(YEAR([.E25]);3;31); [.F25]+[.C25]-[.G25]; IF([.G25]-[.C25]&lt;0;[.F25]-[.H25];[.F25]+[.C25]-[.H25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NamTV</text:p>
          </table:table-cell>
          <table:table-cell table:style-name="ce41" office:value-type="float" office:value="1.5">
            <text:p>1.5</text:p>
          </table:table-cell>
          <table:table-cell table:style-name="ce44" office:value-type="date" office:date-value="2014-01-01">
            <text:p>01/01/14</text:p>
          </table:table-cell>
          <table:table-cell table:style-name="ce44" table:formula="of:=IF(YEAR(NOW())&gt;YEAR([.D26]);DATE(YEAR([.D26]);12;31);NOW())" office:value-type="date" office:date-value="2014-12-31">
            <text:p>12/31/14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2">
            <text:p>12</text:p>
          </table:table-cell>
          <table:table-cell table:style-name="ce49" table:formula="of:=SUMPRODUCT([Thong_Tin_Ngay_Nghi_201401.$B$3:.$B$15]=[.B26];[Thong_Tin_Ngay_Nghi_201401.$C$3:.$C$15]) + SUMPRODUCT([Thong_Tin_Ngay_Nghi_201402.$B$3:.$B$18]=[.B26];[Thong_Tin_Ngay_Nghi_201402.$C$3:.$C$18]) + SUMPRODUCT([Thong_Tin_Ngay_Nghi_201403.$B$3:.$B$18]=[.B26];[Thong_Tin_Ngay_Nghi_201403.$C$3:.$C$18])" office:value-type="float" office:value="7">
            <text:p>7</text:p>
          </table:table-cell>
          <table:table-cell table:style-name="ce51" table:formula="of:=SUMPRODUCT([Thong_Tin_Ngay_Nghi_201401.$B$3:.$B$16]=[.B26];[Thong_Tin_Ngay_Nghi_201401.$C$3:.$C$16]) + SUMPRODUCT([Thong_Tin_Ngay_Nghi_201402.$B$3:.$B$19]=[.B26];[Thong_Tin_Ngay_Nghi_201402.$C$3:.$C$19]) + SUMPRODUCT([Thong_Tin_Ngay_Nghi_201403.$B$3:.$B$19]=[.B26];[Thong_Tin_Ngay_Nghi_201403.$C$3:.$C$19]) + SUMPRODUCT([Thong_Tin_Ngay_Nghi_201404.$B$3:.$B$28]=[.B26];[Thong_Tin_Ngay_Nghi_201404.$C$3:.$C$28]) + SUMPRODUCT([Thong_Tin_Ngay_Nghi_201405.$B$2:.$B$25]=[.B26];[Thong_Tin_Ngay_Nghi_201405.$C$2:.$C$25]) +SUMPRODUCT([Thong_Tin_Ngay_Nghi_201406.$B$3:.$B$30]=[.B26];[Thong_Tin_Ngay_Nghi_201406.$C$3:.$C$30]) + SUMPRODUCT([$Thong_Tin_Ngay_Nghi_201407.$B$3:.$B$28]=[.B26];[$Thong_Tin_Ngay_Nghi_201407.$C$3:.$C$28]) + SUMPRODUCT([Thong_Tin_Ngay_Nghi_201408.$B$3:.$B$30]=[.B26];[$Thong_Tin_Ngay_Nghi_201408.$C$3:.$C$30]) + SUMPRODUCT([Thong_Tin_Ngay_Nghi_201409.$B$3:.$B$31]=[.B26];[$Thong_Tin_Ngay_Nghi_201409.$C$3:.$C$31]) + SUMPRODUCT([Thong_Tin_Ngay_Nghi_201410.$B$3:.$B$33]=[.B26];[$Thong_Tin_Ngay_Nghi_201410.$C$3:.$C$33]) + SUMPRODUCT([Thong_Tin_Ngay_Nghi_201411.$B$3:.$B$33]=[.B26];[$Thong_Tin_Ngay_Nghi_201411.$C$3:.$C$33]) + SUMPRODUCT([Thong_Tin_Ngay_Nghi_201412.$B$3:.$B$35]=[.B26];[$Thong_Tin_Ngay_Nghi_201412.$C$3:.$C$35])" office:value-type="float" office:value="11.5">
            <text:p>11.5</text:p>
          </table:table-cell>
          <table:table-cell table:style-name="ce41" table:formula="of:=IF(DATE(YEAR([.E26]);MONTH([.E26]);DAY([.E26]))&lt;=DATE(YEAR([.E26]);3;31); [.F26]+[.C26]-[.G26]; IF([.G26]-[.C26]&lt;0;[.F26]-[.H26];[.F26]+[.C26]-[.H26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NguyenHTT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5-05">
            <text:p>05/05/14</text:p>
          </table:table-cell>
          <table:table-cell table:style-name="ce44" table:formula="of:=IF(YEAR(NOW())&gt;YEAR([.D27]);DATE(YEAR([.D27]);12;31);NOW())" office:value-type="date" office:date-value="2014-12-31">
            <text:p>12/31/14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8">
            <text:p>8</text:p>
          </table:table-cell>
          <table:table-cell table:style-name="ce49" table:formula="of:=SUMPRODUCT([Thong_Tin_Ngay_Nghi_201401.$B$3:.$B$15]=[.B27];[Thong_Tin_Ngay_Nghi_201401.$C$3:.$C$15]) + SUMPRODUCT([Thong_Tin_Ngay_Nghi_201402.$B$3:.$B$18]=[.B27];[Thong_Tin_Ngay_Nghi_201402.$C$3:.$C$18]) + SUMPRODUCT([Thong_Tin_Ngay_Nghi_201403.$B$3:.$B$18]=[.B27];[Thong_Tin_Ngay_Nghi_201403.$C$3:.$C$18])" office:value-type="float" office:value="0">
            <text:p>0</text:p>
          </table:table-cell>
          <table:table-cell table:style-name="ce51" table:formula="of:=SUMPRODUCT([Thong_Tin_Ngay_Nghi_201401.$B$3:.$B$16]=[.B27];[Thong_Tin_Ngay_Nghi_201401.$C$3:.$C$16]) + SUMPRODUCT([Thong_Tin_Ngay_Nghi_201402.$B$3:.$B$19]=[.B27];[Thong_Tin_Ngay_Nghi_201402.$C$3:.$C$19]) + SUMPRODUCT([Thong_Tin_Ngay_Nghi_201403.$B$3:.$B$19]=[.B27];[Thong_Tin_Ngay_Nghi_201403.$C$3:.$C$19]) + SUMPRODUCT([Thong_Tin_Ngay_Nghi_201404.$B$3:.$B$28]=[.B27];[Thong_Tin_Ngay_Nghi_201404.$C$3:.$C$28]) + SUMPRODUCT([Thong_Tin_Ngay_Nghi_201405.$B$2:.$B$25]=[.B27];[Thong_Tin_Ngay_Nghi_201405.$C$2:.$C$25]) +SUMPRODUCT([Thong_Tin_Ngay_Nghi_201406.$B$3:.$B$30]=[.B27];[Thong_Tin_Ngay_Nghi_201406.$C$3:.$C$30]) + SUMPRODUCT([$Thong_Tin_Ngay_Nghi_201407.$B$3:.$B$28]=[.B27];[$Thong_Tin_Ngay_Nghi_201407.$C$3:.$C$28]) + SUMPRODUCT([Thong_Tin_Ngay_Nghi_201408.$B$3:.$B$30]=[.B27];[$Thong_Tin_Ngay_Nghi_201408.$C$3:.$C$30]) + SUMPRODUCT([Thong_Tin_Ngay_Nghi_201409.$B$3:.$B$31]=[.B27];[$Thong_Tin_Ngay_Nghi_201409.$C$3:.$C$31]) + SUMPRODUCT([Thong_Tin_Ngay_Nghi_201410.$B$3:.$B$33]=[.B27];[$Thong_Tin_Ngay_Nghi_201410.$C$3:.$C$33]) + SUMPRODUCT([Thong_Tin_Ngay_Nghi_201411.$B$3:.$B$33]=[.B27];[$Thong_Tin_Ngay_Nghi_201411.$C$3:.$C$33]) + SUMPRODUCT([Thong_Tin_Ngay_Nghi_201412.$B$3:.$B$35]=[.B27];[$Thong_Tin_Ngay_Nghi_201412.$C$3:.$C$35])" office:value-type="float" office:value="8">
            <text:p>8</text:p>
          </table:table-cell>
          <table:table-cell table:style-name="ce41" table:formula="of:=IF(DATE(YEAR([.E27]);MONTH([.E27]);DAY([.E27]))&lt;=DATE(YEAR([.E27]);3;31); [.F27]+[.C27]-[.G27]; IF([.G27]-[.C27]&lt;0;[.F27]-[.H27];[.F27]+[.C27]-[.H27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NhanNM</text:p>
          </table:table-cell>
          <table:table-cell table:style-name="ce41" office:value-type="float" office:value="0.5">
            <text:p>0.5</text:p>
          </table:table-cell>
          <table:table-cell table:style-name="ce44" office:value-type="date" office:date-value="2014-01-01">
            <text:p>01/01/14</text:p>
          </table:table-cell>
          <table:table-cell table:style-name="ce44" table:formula="of:=IF(YEAR(NOW())&gt;YEAR([.D28]);DATE(YEAR([.D28]);12;31);NOW())" office:value-type="date" office:date-value="2014-12-31">
            <text:p>12/31/14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2">
            <text:p>12</text:p>
          </table:table-cell>
          <table:table-cell table:style-name="ce49" table:formula="of:=SUMPRODUCT([Thong_Tin_Ngay_Nghi_201401.$B$3:.$B$15]=[.B28];[Thong_Tin_Ngay_Nghi_201401.$C$3:.$C$15]) + SUMPRODUCT([Thong_Tin_Ngay_Nghi_201402.$B$3:.$B$18]=[.B28];[Thong_Tin_Ngay_Nghi_201402.$C$3:.$C$18]) + SUMPRODUCT([Thong_Tin_Ngay_Nghi_201403.$B$3:.$B$18]=[.B28];[Thong_Tin_Ngay_Nghi_201403.$C$3:.$C$18])" office:value-type="float" office:value="5">
            <text:p>5</text:p>
          </table:table-cell>
          <table:table-cell table:style-name="ce51" table:formula="of:=SUMPRODUCT([Thong_Tin_Ngay_Nghi_201401.$B$3:.$B$16]=[.B28];[Thong_Tin_Ngay_Nghi_201401.$C$3:.$C$16]) + SUMPRODUCT([Thong_Tin_Ngay_Nghi_201402.$B$3:.$B$19]=[.B28];[Thong_Tin_Ngay_Nghi_201402.$C$3:.$C$19]) + SUMPRODUCT([Thong_Tin_Ngay_Nghi_201403.$B$3:.$B$19]=[.B28];[Thong_Tin_Ngay_Nghi_201403.$C$3:.$C$19]) + SUMPRODUCT([Thong_Tin_Ngay_Nghi_201404.$B$3:.$B$28]=[.B28];[Thong_Tin_Ngay_Nghi_201404.$C$3:.$C$28]) + SUMPRODUCT([Thong_Tin_Ngay_Nghi_201405.$B$2:.$B$25]=[.B28];[Thong_Tin_Ngay_Nghi_201405.$C$2:.$C$25]) +SUMPRODUCT([Thong_Tin_Ngay_Nghi_201406.$B$3:.$B$30]=[.B28];[Thong_Tin_Ngay_Nghi_201406.$C$3:.$C$30]) + SUMPRODUCT([$Thong_Tin_Ngay_Nghi_201407.$B$3:.$B$28]=[.B28];[$Thong_Tin_Ngay_Nghi_201407.$C$3:.$C$28]) + SUMPRODUCT([Thong_Tin_Ngay_Nghi_201408.$B$3:.$B$30]=[.B28];[$Thong_Tin_Ngay_Nghi_201408.$C$3:.$C$30]) + SUMPRODUCT([Thong_Tin_Ngay_Nghi_201409.$B$3:.$B$31]=[.B28];[$Thong_Tin_Ngay_Nghi_201409.$C$3:.$C$31]) + SUMPRODUCT([Thong_Tin_Ngay_Nghi_201410.$B$3:.$B$33]=[.B28];[$Thong_Tin_Ngay_Nghi_201410.$C$3:.$C$33]) + SUMPRODUCT([Thong_Tin_Ngay_Nghi_201411.$B$3:.$B$33]=[.B28];[$Thong_Tin_Ngay_Nghi_201411.$C$3:.$C$33]) + SUMPRODUCT([Thong_Tin_Ngay_Nghi_201412.$B$3:.$B$35]=[.B28];[$Thong_Tin_Ngay_Nghi_201412.$C$3:.$C$35])" office:value-type="float" office:value="9.5">
            <text:p>9.5</text:p>
          </table:table-cell>
          <table:table-cell table:style-name="ce41" table:formula="of:=IF(DATE(YEAR([.E28]);MONTH([.E28]);DAY([.E28]))&lt;=DATE(YEAR([.E28]);3;31); [.F28]+[.C28]-[.G28]; IF([.G28]-[.C28]&lt;0;[.F28]-[.H28];[.F28]+[.C28]-[.H28]))" office:value-type="float" office:value="3">
            <text:p>3</text:p>
          </table:table-cell>
          <table:table-cell table:number-columns-repeated="1015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7" office:value-type="string">
            <text:p>NhanNV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4-24">
            <text:p>04/24/14</text:p>
          </table:table-cell>
          <table:table-cell table:style-name="ce44" table:formula="of:=IF(YEAR(NOW())&gt;YEAR([.D29]);DATE(YEAR([.D29]);12;31);NOW())" office:value-type="date" office:date-value="2014-12-31">
            <text:p>12/31/14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8">
            <text:p>8</text:p>
          </table:table-cell>
          <table:table-cell table:style-name="ce49" table:formula="of:=SUMPRODUCT([Thong_Tin_Ngay_Nghi_201401.$B$3:.$B$15]=[.B29];[Thong_Tin_Ngay_Nghi_201401.$C$3:.$C$15]) + SUMPRODUCT([Thong_Tin_Ngay_Nghi_201402.$B$3:.$B$18]=[.B29];[Thong_Tin_Ngay_Nghi_201402.$C$3:.$C$18]) + SUMPRODUCT([Thong_Tin_Ngay_Nghi_201403.$B$3:.$B$18]=[.B29];[Thong_Tin_Ngay_Nghi_201403.$C$3:.$C$18])" office:value-type="float" office:value="0">
            <text:p>0</text:p>
          </table:table-cell>
          <table:table-cell table:style-name="ce51" table:formula="of:=SUMPRODUCT([Thong_Tin_Ngay_Nghi_201401.$B$3:.$B$16]=[.B29];[Thong_Tin_Ngay_Nghi_201401.$C$3:.$C$16]) + SUMPRODUCT([Thong_Tin_Ngay_Nghi_201402.$B$3:.$B$19]=[.B29];[Thong_Tin_Ngay_Nghi_201402.$C$3:.$C$19]) + SUMPRODUCT([Thong_Tin_Ngay_Nghi_201403.$B$3:.$B$19]=[.B29];[Thong_Tin_Ngay_Nghi_201403.$C$3:.$C$19]) + SUMPRODUCT([Thong_Tin_Ngay_Nghi_201404.$B$3:.$B$28]=[.B29];[Thong_Tin_Ngay_Nghi_201404.$C$3:.$C$28]) + SUMPRODUCT([Thong_Tin_Ngay_Nghi_201405.$B$2:.$B$25]=[.B29];[Thong_Tin_Ngay_Nghi_201405.$C$2:.$C$25]) +SUMPRODUCT([Thong_Tin_Ngay_Nghi_201406.$B$3:.$B$30]=[.B29];[Thong_Tin_Ngay_Nghi_201406.$C$3:.$C$30]) + SUMPRODUCT([$Thong_Tin_Ngay_Nghi_201407.$B$3:.$B$28]=[.B29];[$Thong_Tin_Ngay_Nghi_201407.$C$3:.$C$28]) + SUMPRODUCT([Thong_Tin_Ngay_Nghi_201408.$B$3:.$B$30]=[.B29];[$Thong_Tin_Ngay_Nghi_201408.$C$3:.$C$30]) + SUMPRODUCT([Thong_Tin_Ngay_Nghi_201409.$B$3:.$B$31]=[.B29];[$Thong_Tin_Ngay_Nghi_201409.$C$3:.$C$31]) + SUMPRODUCT([Thong_Tin_Ngay_Nghi_201410.$B$3:.$B$33]=[.B29];[$Thong_Tin_Ngay_Nghi_201410.$C$3:.$C$33]) + SUMPRODUCT([Thong_Tin_Ngay_Nghi_201411.$B$3:.$B$33]=[.B29];[$Thong_Tin_Ngay_Nghi_201411.$C$3:.$C$33]) + SUMPRODUCT([Thong_Tin_Ngay_Nghi_201412.$B$3:.$B$35]=[.B29];[$Thong_Tin_Ngay_Nghi_201412.$C$3:.$C$35])" office:value-type="float" office:value="17">
            <text:p>17</text:p>
          </table:table-cell>
          <table:table-cell table:style-name="ce41" table:formula="of:=IF(DATE(YEAR([.E29]);MONTH([.E29]);DAY([.E29]))&lt;=DATE(YEAR([.E29]);3;31); [.F29]+[.C29]-[.G29]; IF([.G29]-[.C29]&lt;0;[.F29]-[.H29];[.F29]+[.C29]-[.H29]))" office:value-type="float" office:value="-9">
            <text:p>-9</text:p>
          </table:table-cell>
          <table:table-cell table:number-columns-repeated="1015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7" office:value-type="string">
            <text:p>ThachBK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7-23">
            <text:p>07/23/14</text:p>
          </table:table-cell>
          <table:table-cell table:style-name="ce44" table:formula="of:=IF(YEAR(NOW())&gt;YEAR([.D30]);DATE(YEAR([.D30]);12;31);NOW())" office:value-type="date" office:date-value="2014-12-31">
            <text:p>12/31/14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5">
            <text:p>5</text:p>
          </table:table-cell>
          <table:table-cell table:style-name="ce49" table:formula="of:=SUMPRODUCT([Thong_Tin_Ngay_Nghi_201401.$B$3:.$B$15]=[.B30];[Thong_Tin_Ngay_Nghi_201401.$C$3:.$C$15]) + SUMPRODUCT([Thong_Tin_Ngay_Nghi_201402.$B$3:.$B$18]=[.B30];[Thong_Tin_Ngay_Nghi_201402.$C$3:.$C$18]) + SUMPRODUCT([Thong_Tin_Ngay_Nghi_201403.$B$3:.$B$18]=[.B30];[Thong_Tin_Ngay_Nghi_201403.$C$3:.$C$18])" office:value-type="float" office:value="0">
            <text:p>0</text:p>
          </table:table-cell>
          <table:table-cell table:style-name="ce51" table:formula="of:=SUMPRODUCT([Thong_Tin_Ngay_Nghi_201401.$B$3:.$B$16]=[.B30];[Thong_Tin_Ngay_Nghi_201401.$C$3:.$C$16]) + SUMPRODUCT([Thong_Tin_Ngay_Nghi_201402.$B$3:.$B$19]=[.B30];[Thong_Tin_Ngay_Nghi_201402.$C$3:.$C$19]) + SUMPRODUCT([Thong_Tin_Ngay_Nghi_201403.$B$3:.$B$19]=[.B30];[Thong_Tin_Ngay_Nghi_201403.$C$3:.$C$19]) + SUMPRODUCT([Thong_Tin_Ngay_Nghi_201404.$B$3:.$B$28]=[.B30];[Thong_Tin_Ngay_Nghi_201404.$C$3:.$C$28]) + SUMPRODUCT([Thong_Tin_Ngay_Nghi_201405.$B$2:.$B$25]=[.B30];[Thong_Tin_Ngay_Nghi_201405.$C$2:.$C$25]) +SUMPRODUCT([Thong_Tin_Ngay_Nghi_201406.$B$3:.$B$30]=[.B30];[Thong_Tin_Ngay_Nghi_201406.$C$3:.$C$30]) + SUMPRODUCT([$Thong_Tin_Ngay_Nghi_201407.$B$3:.$B$28]=[.B30];[$Thong_Tin_Ngay_Nghi_201407.$C$3:.$C$28]) + SUMPRODUCT([Thong_Tin_Ngay_Nghi_201408.$B$3:.$B$30]=[.B30];[$Thong_Tin_Ngay_Nghi_201408.$C$3:.$C$30]) + SUMPRODUCT([Thong_Tin_Ngay_Nghi_201409.$B$3:.$B$31]=[.B30];[$Thong_Tin_Ngay_Nghi_201409.$C$3:.$C$31]) + SUMPRODUCT([Thong_Tin_Ngay_Nghi_201410.$B$3:.$B$33]=[.B30];[$Thong_Tin_Ngay_Nghi_201410.$C$3:.$C$33]) + SUMPRODUCT([Thong_Tin_Ngay_Nghi_201411.$B$3:.$B$33]=[.B30];[$Thong_Tin_Ngay_Nghi_201411.$C$3:.$C$33]) + SUMPRODUCT([Thong_Tin_Ngay_Nghi_201412.$B$3:.$B$35]=[.B30];[$Thong_Tin_Ngay_Nghi_201412.$C$3:.$C$35])" office:value-type="float" office:value="7.5">
            <text:p>7.5</text:p>
          </table:table-cell>
          <table:table-cell table:style-name="ce41" table:formula="of:=IF(DATE(YEAR([.E30]);MONTH([.E30]);DAY([.E30]))&lt;=DATE(YEAR([.E30]);3;31); [.F30]+[.C30]-[.G30]; IF([.G30]-[.C30]&lt;0;[.F30]-[.H30];[.F30]+[.C30]-[.H30]))" office:value-type="float" office:value="-2.5">
            <text:p>-2.5</text:p>
          </table:table-cell>
          <table:table-cell table:number-columns-repeated="1015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9" office:value-type="string">
            <text:p>ThaoTP</text:p>
          </table:table-cell>
          <table:table-cell table:style-name="ce43" office:value-type="float" office:value="0">
            <text:p>0</text:p>
          </table:table-cell>
          <table:table-cell table:style-name="ce46" office:value-type="date" office:date-value="2014-06-16">
            <text:p>06/16/14</text:p>
          </table:table-cell>
          <table:table-cell table:style-name="ce46" table:formula="of:=IF(YEAR(NOW())&gt;YEAR([.D31]);DATE(YEAR([.D31]);12;31);NOW())" office:value-type="date" office:date-value="2014-12-31">
            <text:p>12/31/14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49" table:formula="of:=SUMPRODUCT([Thong_Tin_Ngay_Nghi_201401.$B$3:.$B$15]=[.B31];[Thong_Tin_Ngay_Nghi_201401.$C$3:.$C$15]) + SUMPRODUCT([Thong_Tin_Ngay_Nghi_201402.$B$3:.$B$18]=[.B31];[Thong_Tin_Ngay_Nghi_201402.$C$3:.$C$18]) + SUMPRODUCT([Thong_Tin_Ngay_Nghi_201403.$B$3:.$B$18]=[.B31];[Thong_Tin_Ngay_Nghi_201403.$C$3:.$C$18])" office:value-type="float" office:value="0">
            <text:p>0</text:p>
          </table:table-cell>
          <table:table-cell table:style-name="ce51" table:formula="of:=SUMPRODUCT([Thong_Tin_Ngay_Nghi_201401.$B$3:.$B$16]=[.B31];[Thong_Tin_Ngay_Nghi_201401.$C$3:.$C$16]) + SUMPRODUCT([Thong_Tin_Ngay_Nghi_201402.$B$3:.$B$19]=[.B31];[Thong_Tin_Ngay_Nghi_201402.$C$3:.$C$19]) + SUMPRODUCT([Thong_Tin_Ngay_Nghi_201403.$B$3:.$B$19]=[.B31];[Thong_Tin_Ngay_Nghi_201403.$C$3:.$C$19]) + SUMPRODUCT([Thong_Tin_Ngay_Nghi_201404.$B$3:.$B$28]=[.B31];[Thong_Tin_Ngay_Nghi_201404.$C$3:.$C$28]) + SUMPRODUCT([Thong_Tin_Ngay_Nghi_201405.$B$2:.$B$25]=[.B31];[Thong_Tin_Ngay_Nghi_201405.$C$2:.$C$25]) +SUMPRODUCT([Thong_Tin_Ngay_Nghi_201406.$B$3:.$B$30]=[.B31];[Thong_Tin_Ngay_Nghi_201406.$C$3:.$C$30]) + SUMPRODUCT([$Thong_Tin_Ngay_Nghi_201407.$B$3:.$B$28]=[.B31];[$Thong_Tin_Ngay_Nghi_201407.$C$3:.$C$28]) + SUMPRODUCT([Thong_Tin_Ngay_Nghi_201408.$B$3:.$B$30]=[.B31];[$Thong_Tin_Ngay_Nghi_201408.$C$3:.$C$30]) + SUMPRODUCT([Thong_Tin_Ngay_Nghi_201409.$B$3:.$B$31]=[.B31];[$Thong_Tin_Ngay_Nghi_201409.$C$3:.$C$31]) + SUMPRODUCT([Thong_Tin_Ngay_Nghi_201410.$B$3:.$B$33]=[.B31];[$Thong_Tin_Ngay_Nghi_201410.$C$3:.$C$33]) + SUMPRODUCT([Thong_Tin_Ngay_Nghi_201411.$B$3:.$B$33]=[.B31];[$Thong_Tin_Ngay_Nghi_201411.$C$3:.$C$33]) + SUMPRODUCT([Thong_Tin_Ngay_Nghi_201412.$B$3:.$B$35]=[.B31];[$Thong_Tin_Ngay_Nghi_201412.$C$3:.$C$35])" office:value-type="float" office:value="10">
            <text:p>10</text:p>
          </table:table-cell>
          <table:table-cell table:style-name="ce43" table:formula="of:=IF(DATE(YEAR([.E31]);MONTH([.E31]);DAY([.E31]))&lt;=DATE(YEAR([.E31]);3;31); [.F31]+[.C31]-[.G31]; IF([.G31]-[.C31]&lt;0;[.F31]-[.H31];[.F31]+[.C31]-[.H31]))" office:value-type="float" office:value="-3">
            <text:p>-3</text:p>
          </table:table-cell>
          <table:table-cell table:style-name="ce54" table:number-columns-repeated="1015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7" office:value-type="string">
            <text:p>ThamDT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3-13">
            <text:p>03/13/14</text:p>
          </table:table-cell>
          <table:table-cell table:style-name="ce44" table:formula="of:=IF(YEAR(NOW())&gt;YEAR([.D32]);DATE(YEAR([.D32]);12;31);NOW())" office:value-type="date" office:date-value="2014-12-31">
            <text:p>12/31/14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0">
            <text:p>10</text:p>
          </table:table-cell>
          <table:table-cell table:style-name="ce49" table:formula="of:=SUMPRODUCT([Thong_Tin_Ngay_Nghi_201401.$B$3:.$B$15]=[.B32];[Thong_Tin_Ngay_Nghi_201401.$C$3:.$C$15]) + SUMPRODUCT([Thong_Tin_Ngay_Nghi_201402.$B$3:.$B$18]=[.B32];[Thong_Tin_Ngay_Nghi_201402.$C$3:.$C$18]) + SUMPRODUCT([Thong_Tin_Ngay_Nghi_201403.$B$3:.$B$18]=[.B32];[Thong_Tin_Ngay_Nghi_201403.$C$3:.$C$18])" office:value-type="float" office:value="0">
            <text:p>0</text:p>
          </table:table-cell>
          <table:table-cell table:style-name="ce51" table:formula="of:=SUMPRODUCT([Thong_Tin_Ngay_Nghi_201401.$B$3:.$B$16]=[.B32];[Thong_Tin_Ngay_Nghi_201401.$C$3:.$C$16]) + SUMPRODUCT([Thong_Tin_Ngay_Nghi_201402.$B$3:.$B$19]=[.B32];[Thong_Tin_Ngay_Nghi_201402.$C$3:.$C$19]) + SUMPRODUCT([Thong_Tin_Ngay_Nghi_201403.$B$3:.$B$19]=[.B32];[Thong_Tin_Ngay_Nghi_201403.$C$3:.$C$19]) + SUMPRODUCT([Thong_Tin_Ngay_Nghi_201404.$B$3:.$B$28]=[.B32];[Thong_Tin_Ngay_Nghi_201404.$C$3:.$C$28]) + SUMPRODUCT([Thong_Tin_Ngay_Nghi_201405.$B$2:.$B$25]=[.B32];[Thong_Tin_Ngay_Nghi_201405.$C$2:.$C$25]) +SUMPRODUCT([Thong_Tin_Ngay_Nghi_201406.$B$3:.$B$30]=[.B32];[Thong_Tin_Ngay_Nghi_201406.$C$3:.$C$30]) + SUMPRODUCT([$Thong_Tin_Ngay_Nghi_201407.$B$3:.$B$28]=[.B32];[$Thong_Tin_Ngay_Nghi_201407.$C$3:.$C$28]) + SUMPRODUCT([Thong_Tin_Ngay_Nghi_201408.$B$3:.$B$30]=[.B32];[$Thong_Tin_Ngay_Nghi_201408.$C$3:.$C$30]) + SUMPRODUCT([Thong_Tin_Ngay_Nghi_201409.$B$3:.$B$31]=[.B32];[$Thong_Tin_Ngay_Nghi_201409.$C$3:.$C$31]) + SUMPRODUCT([Thong_Tin_Ngay_Nghi_201410.$B$3:.$B$33]=[.B32];[$Thong_Tin_Ngay_Nghi_201410.$C$3:.$C$33]) + SUMPRODUCT([Thong_Tin_Ngay_Nghi_201411.$B$3:.$B$33]=[.B32];[$Thong_Tin_Ngay_Nghi_201411.$C$3:.$C$33]) + SUMPRODUCT([Thong_Tin_Ngay_Nghi_201412.$B$3:.$B$35]=[.B32];[$Thong_Tin_Ngay_Nghi_201412.$C$3:.$C$35])" office:value-type="float" office:value="4">
            <text:p>4</text:p>
          </table:table-cell>
          <table:table-cell table:style-name="ce41" table:formula="of:=IF(DATE(YEAR([.E32]);MONTH([.E32]);DAY([.E32]))&lt;=DATE(YEAR([.E32]);3;31); [.F32]+[.C32]-[.G32]; IF([.G32]-[.C32]&lt;0;[.F32]-[.H32];[.F32]+[.C32]-[.H32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7" office:value-type="string">
            <text:p>ThieuNV</text:p>
          </table:table-cell>
          <table:table-cell table:style-name="ce41" office:value-type="float" office:value="4.5">
            <text:p>4.5</text:p>
          </table:table-cell>
          <table:table-cell table:style-name="ce44" office:value-type="date" office:date-value="2014-01-01">
            <text:p>01/01/14</text:p>
          </table:table-cell>
          <table:table-cell table:style-name="ce44" table:formula="of:=IF(YEAR(NOW())&gt;YEAR([.D33]);DATE(YEAR([.D33]);12;31);NOW())" office:value-type="date" office:date-value="2014-12-31">
            <text:p>12/31/14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2">
            <text:p>12</text:p>
          </table:table-cell>
          <table:table-cell table:style-name="ce49" table:formula="of:=SUMPRODUCT([Thong_Tin_Ngay_Nghi_201401.$B$3:.$B$15]=[.B33];[Thong_Tin_Ngay_Nghi_201401.$C$3:.$C$15]) + SUMPRODUCT([Thong_Tin_Ngay_Nghi_201402.$B$3:.$B$18]=[.B33];[Thong_Tin_Ngay_Nghi_201402.$C$3:.$C$18]) + SUMPRODUCT([Thong_Tin_Ngay_Nghi_201403.$B$3:.$B$18]=[.B33];[Thong_Tin_Ngay_Nghi_201403.$C$3:.$C$18])" office:value-type="float" office:value="6">
            <text:p>6</text:p>
          </table:table-cell>
          <table:table-cell table:style-name="ce51" table:formula="of:=SUMPRODUCT([Thong_Tin_Ngay_Nghi_201401.$B$3:.$B$16]=[.B33];[Thong_Tin_Ngay_Nghi_201401.$C$3:.$C$16]) + SUMPRODUCT([Thong_Tin_Ngay_Nghi_201402.$B$3:.$B$19]=[.B33];[Thong_Tin_Ngay_Nghi_201402.$C$3:.$C$19]) + SUMPRODUCT([Thong_Tin_Ngay_Nghi_201403.$B$3:.$B$19]=[.B33];[Thong_Tin_Ngay_Nghi_201403.$C$3:.$C$19]) + SUMPRODUCT([Thong_Tin_Ngay_Nghi_201404.$B$3:.$B$28]=[.B33];[Thong_Tin_Ngay_Nghi_201404.$C$3:.$C$28]) + SUMPRODUCT([Thong_Tin_Ngay_Nghi_201405.$B$2:.$B$25]=[.B33];[Thong_Tin_Ngay_Nghi_201405.$C$2:.$C$25]) +SUMPRODUCT([Thong_Tin_Ngay_Nghi_201406.$B$3:.$B$30]=[.B33];[Thong_Tin_Ngay_Nghi_201406.$C$3:.$C$30]) + SUMPRODUCT([$Thong_Tin_Ngay_Nghi_201407.$B$3:.$B$28]=[.B33];[$Thong_Tin_Ngay_Nghi_201407.$C$3:.$C$28]) + SUMPRODUCT([Thong_Tin_Ngay_Nghi_201408.$B$3:.$B$30]=[.B33];[$Thong_Tin_Ngay_Nghi_201408.$C$3:.$C$30]) + SUMPRODUCT([Thong_Tin_Ngay_Nghi_201409.$B$3:.$B$31]=[.B33];[$Thong_Tin_Ngay_Nghi_201409.$C$3:.$C$31]) + SUMPRODUCT([Thong_Tin_Ngay_Nghi_201410.$B$3:.$B$33]=[.B33];[$Thong_Tin_Ngay_Nghi_201410.$C$3:.$C$33]) + SUMPRODUCT([Thong_Tin_Ngay_Nghi_201411.$B$3:.$B$33]=[.B33];[$Thong_Tin_Ngay_Nghi_201411.$C$3:.$C$33]) + SUMPRODUCT([Thong_Tin_Ngay_Nghi_201412.$B$3:.$B$35]=[.B33];[$Thong_Tin_Ngay_Nghi_201412.$C$3:.$C$35])" office:value-type="float" office:value="11.5">
            <text:p>11.5</text:p>
          </table:table-cell>
          <table:table-cell table:style-name="ce41" table:formula="of:=IF(DATE(YEAR([.E33]);MONTH([.E33]);DAY([.E33]))&lt;=DATE(YEAR([.E33]);3;31); [.F33]+[.C33]-[.G33]; IF([.G33]-[.C33]&lt;0;[.F33]-[.H33];[.F33]+[.C33]-[.H33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7" office:value-type="string">
            <text:p>ThuyLTT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1-01">
            <text:p>01/01/14</text:p>
          </table:table-cell>
          <table:table-cell table:style-name="ce44" table:formula="of:=IF(YEAR(NOW())&gt;YEAR([.D34]);DATE(YEAR([.D34]);12;31);NOW())" office:value-type="date" office:date-value="2014-12-31">
            <text:p>12/31/14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2">
            <text:p>12</text:p>
          </table:table-cell>
          <table:table-cell table:style-name="ce49" table:formula="of:=SUMPRODUCT([Thong_Tin_Ngay_Nghi_201401.$B$3:.$B$15]=[.B34];[Thong_Tin_Ngay_Nghi_201401.$C$3:.$C$15]) + SUMPRODUCT([Thong_Tin_Ngay_Nghi_201402.$B$3:.$B$18]=[.B34];[Thong_Tin_Ngay_Nghi_201402.$C$3:.$C$18]) + SUMPRODUCT([Thong_Tin_Ngay_Nghi_201403.$B$3:.$B$18]=[.B34];[Thong_Tin_Ngay_Nghi_201403.$C$3:.$C$18])" office:value-type="float" office:value="5">
            <text:p>5</text:p>
          </table:table-cell>
          <table:table-cell table:style-name="ce51" table:formula="of:=SUMPRODUCT([Thong_Tin_Ngay_Nghi_201401.$B$3:.$B$16]=[.B34];[Thong_Tin_Ngay_Nghi_201401.$C$3:.$C$16]) + SUMPRODUCT([Thong_Tin_Ngay_Nghi_201402.$B$3:.$B$19]=[.B34];[Thong_Tin_Ngay_Nghi_201402.$C$3:.$C$19]) + SUMPRODUCT([Thong_Tin_Ngay_Nghi_201403.$B$3:.$B$19]=[.B34];[Thong_Tin_Ngay_Nghi_201403.$C$3:.$C$19]) + SUMPRODUCT([Thong_Tin_Ngay_Nghi_201404.$B$3:.$B$28]=[.B34];[Thong_Tin_Ngay_Nghi_201404.$C$3:.$C$28]) + SUMPRODUCT([Thong_Tin_Ngay_Nghi_201405.$B$2:.$B$25]=[.B34];[Thong_Tin_Ngay_Nghi_201405.$C$2:.$C$25]) +SUMPRODUCT([Thong_Tin_Ngay_Nghi_201406.$B$3:.$B$30]=[.B34];[Thong_Tin_Ngay_Nghi_201406.$C$3:.$C$30]) + SUMPRODUCT([$Thong_Tin_Ngay_Nghi_201407.$B$3:.$B$28]=[.B34];[$Thong_Tin_Ngay_Nghi_201407.$C$3:.$C$28]) + SUMPRODUCT([Thong_Tin_Ngay_Nghi_201408.$B$3:.$B$30]=[.B34];[$Thong_Tin_Ngay_Nghi_201408.$C$3:.$C$30]) + SUMPRODUCT([Thong_Tin_Ngay_Nghi_201409.$B$3:.$B$31]=[.B34];[$Thong_Tin_Ngay_Nghi_201409.$C$3:.$C$31]) + SUMPRODUCT([Thong_Tin_Ngay_Nghi_201410.$B$3:.$B$33]=[.B34];[$Thong_Tin_Ngay_Nghi_201410.$C$3:.$C$33]) + SUMPRODUCT([Thong_Tin_Ngay_Nghi_201411.$B$3:.$B$33]=[.B34];[$Thong_Tin_Ngay_Nghi_201411.$C$3:.$C$33]) + SUMPRODUCT([Thong_Tin_Ngay_Nghi_201412.$B$3:.$B$35]=[.B34];[$Thong_Tin_Ngay_Nghi_201412.$C$3:.$C$35])" office:value-type="float" office:value="11">
            <text:p>11</text:p>
          </table:table-cell>
          <table:table-cell table:style-name="ce41" table:formula="of:=IF(DATE(YEAR([.E34]);MONTH([.E34]);DAY([.E34]))&lt;=DATE(YEAR([.E34]);3;31); [.F34]+[.C34]-[.G34]; IF([.G34]-[.C34]&lt;0;[.F34]-[.H34];[.F34]+[.C34]-[.H34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7" office:value-type="string">
            <text:p>VietBA</text:p>
          </table:table-cell>
          <table:table-cell table:style-name="ce41" office:value-type="float" office:value="2">
            <text:p>2</text:p>
          </table:table-cell>
          <table:table-cell table:style-name="ce44" office:value-type="date" office:date-value="2014-01-01">
            <text:p>01/01/14</text:p>
          </table:table-cell>
          <table:table-cell table:style-name="ce44" table:formula="of:=IF(YEAR(NOW())&gt;YEAR([.D35]);DATE(YEAR([.D35]);12;31);NOW())" office:value-type="date" office:date-value="2014-12-31">
            <text:p>12/31/14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2">
            <text:p>12</text:p>
          </table:table-cell>
          <table:table-cell table:style-name="ce49" table:formula="of:=SUMPRODUCT([Thong_Tin_Ngay_Nghi_201401.$B$3:.$B$15]=[.B35];[Thong_Tin_Ngay_Nghi_201401.$C$3:.$C$15]) + SUMPRODUCT([Thong_Tin_Ngay_Nghi_201402.$B$3:.$B$18]=[.B35];[Thong_Tin_Ngay_Nghi_201402.$C$3:.$C$18]) + SUMPRODUCT([Thong_Tin_Ngay_Nghi_201403.$B$3:.$B$18]=[.B35];[Thong_Tin_Ngay_Nghi_201403.$C$3:.$C$18])" office:value-type="float" office:value="3.5">
            <text:p>3.5</text:p>
          </table:table-cell>
          <table:table-cell table:style-name="ce51" table:formula="of:=SUMPRODUCT([Thong_Tin_Ngay_Nghi_201401.$B$3:.$B$16]=[.B35];[Thong_Tin_Ngay_Nghi_201401.$C$3:.$C$16]) + SUMPRODUCT([Thong_Tin_Ngay_Nghi_201402.$B$3:.$B$19]=[.B35];[Thong_Tin_Ngay_Nghi_201402.$C$3:.$C$19]) + SUMPRODUCT([Thong_Tin_Ngay_Nghi_201403.$B$3:.$B$19]=[.B35];[Thong_Tin_Ngay_Nghi_201403.$C$3:.$C$19]) + SUMPRODUCT([Thong_Tin_Ngay_Nghi_201404.$B$3:.$B$28]=[.B35];[Thong_Tin_Ngay_Nghi_201404.$C$3:.$C$28]) + SUMPRODUCT([Thong_Tin_Ngay_Nghi_201405.$B$2:.$B$25]=[.B35];[Thong_Tin_Ngay_Nghi_201405.$C$2:.$C$25]) +SUMPRODUCT([Thong_Tin_Ngay_Nghi_201406.$B$3:.$B$30]=[.B35];[Thong_Tin_Ngay_Nghi_201406.$C$3:.$C$30]) + SUMPRODUCT([$Thong_Tin_Ngay_Nghi_201407.$B$3:.$B$28]=[.B35];[$Thong_Tin_Ngay_Nghi_201407.$C$3:.$C$28]) + SUMPRODUCT([Thong_Tin_Ngay_Nghi_201408.$B$3:.$B$30]=[.B35];[$Thong_Tin_Ngay_Nghi_201408.$C$3:.$C$30]) + SUMPRODUCT([Thong_Tin_Ngay_Nghi_201409.$B$3:.$B$31]=[.B35];[$Thong_Tin_Ngay_Nghi_201409.$C$3:.$C$31]) + SUMPRODUCT([Thong_Tin_Ngay_Nghi_201410.$B$3:.$B$33]=[.B35];[$Thong_Tin_Ngay_Nghi_201410.$C$3:.$C$33]) + SUMPRODUCT([Thong_Tin_Ngay_Nghi_201411.$B$3:.$B$33]=[.B35];[$Thong_Tin_Ngay_Nghi_201411.$C$3:.$C$33]) + SUMPRODUCT([Thong_Tin_Ngay_Nghi_201412.$B$3:.$B$35]=[.B35];[$Thong_Tin_Ngay_Nghi_201412.$C$3:.$C$35])" office:value-type="float" office:value="13">
            <text:p>13</text:p>
          </table:table-cell>
          <table:table-cell table:style-name="ce41" table:formula="of:=IF(DATE(YEAR([.E35]);MONTH([.E35]);DAY([.E35]))&lt;=DATE(YEAR([.E35]);3;31); [.F35]+[.C35]-[.G35]; IF([.G35]-[.C35]&lt;0;[.F35]-[.H35];[.F35]+[.C35]-[.H35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7" office:value-type="string">
            <text:p>VietTH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4-06">
            <text:p>04/06/14</text:p>
          </table:table-cell>
          <table:table-cell table:style-name="ce44" table:formula="of:=IF(YEAR(NOW())&gt;YEAR([.D36]);DATE(YEAR([.D36]);12;31);NOW())" office:value-type="date" office:date-value="2014-12-31">
            <text:p>12/31/14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9">
            <text:p>9</text:p>
          </table:table-cell>
          <table:table-cell table:style-name="ce49" table:formula="of:=SUMPRODUCT([Thong_Tin_Ngay_Nghi_201401.$B$3:.$B$15]=[.B36];[Thong_Tin_Ngay_Nghi_201401.$C$3:.$C$15]) + SUMPRODUCT([Thong_Tin_Ngay_Nghi_201402.$B$3:.$B$18]=[.B36];[Thong_Tin_Ngay_Nghi_201402.$C$3:.$C$18]) + SUMPRODUCT([Thong_Tin_Ngay_Nghi_201403.$B$3:.$B$18]=[.B36];[Thong_Tin_Ngay_Nghi_201403.$C$3:.$C$18])" office:value-type="float" office:value="0">
            <text:p>0</text:p>
          </table:table-cell>
          <table:table-cell table:style-name="ce51" table:formula="of:=SUMPRODUCT([Thong_Tin_Ngay_Nghi_201401.$B$3:.$B$16]=[.B36];[Thong_Tin_Ngay_Nghi_201401.$C$3:.$C$16]) + SUMPRODUCT([Thong_Tin_Ngay_Nghi_201402.$B$3:.$B$19]=[.B36];[Thong_Tin_Ngay_Nghi_201402.$C$3:.$C$19]) + SUMPRODUCT([Thong_Tin_Ngay_Nghi_201403.$B$3:.$B$19]=[.B36];[Thong_Tin_Ngay_Nghi_201403.$C$3:.$C$19]) + SUMPRODUCT([Thong_Tin_Ngay_Nghi_201404.$B$3:.$B$28]=[.B36];[Thong_Tin_Ngay_Nghi_201404.$C$3:.$C$28]) + SUMPRODUCT([Thong_Tin_Ngay_Nghi_201405.$B$2:.$B$25]=[.B36];[Thong_Tin_Ngay_Nghi_201405.$C$2:.$C$25]) +SUMPRODUCT([Thong_Tin_Ngay_Nghi_201406.$B$3:.$B$30]=[.B36];[Thong_Tin_Ngay_Nghi_201406.$C$3:.$C$30]) + SUMPRODUCT([$Thong_Tin_Ngay_Nghi_201407.$B$3:.$B$28]=[.B36];[$Thong_Tin_Ngay_Nghi_201407.$C$3:.$C$28]) + SUMPRODUCT([Thong_Tin_Ngay_Nghi_201408.$B$3:.$B$30]=[.B36];[$Thong_Tin_Ngay_Nghi_201408.$C$3:.$C$30]) + SUMPRODUCT([Thong_Tin_Ngay_Nghi_201409.$B$3:.$B$31]=[.B36];[$Thong_Tin_Ngay_Nghi_201409.$C$3:.$C$31]) + SUMPRODUCT([Thong_Tin_Ngay_Nghi_201410.$B$3:.$B$33]=[.B36];[$Thong_Tin_Ngay_Nghi_201410.$C$3:.$C$33]) + SUMPRODUCT([Thong_Tin_Ngay_Nghi_201411.$B$3:.$B$33]=[.B36];[$Thong_Tin_Ngay_Nghi_201411.$C$3:.$C$33]) + SUMPRODUCT([Thong_Tin_Ngay_Nghi_201412.$B$3:.$B$35]=[.B36];[$Thong_Tin_Ngay_Nghi_201412.$C$3:.$C$35])" office:value-type="float" office:value="8.5">
            <text:p>8.5</text:p>
          </table:table-cell>
          <table:table-cell table:style-name="ce41" table:formula="of:=IF(DATE(YEAR([.E36]);MONTH([.E36]);DAY([.E36]))&lt;=DATE(YEAR([.E36]);3;31); [.F36]+[.C36]-[.G36]; IF([.G36]-[.C36]&lt;0;[.F36]-[.H36];[.F36]+[.C36]-[.H36]))" office:value-type="float" office:value="0.5">
            <text:p>0.5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401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55"/>
          <table:table-cell table:style-name="ce36" table:number-columns-repeated="2"/>
          <table:table-cell table:style-name="ce57" office:value-type="string" table:number-columns-spanned="31" table:number-rows-spanned="1">
            <text:p>January</text:p>
          </table:table-cell>
          <table:covered-table-cell table:number-columns-repeated="30" table:style-name="ce60"/>
          <table:table-cell table:style-name="ce61" table:number-columns-repeated="978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58" office:value-type="float" office:value="1">
            <office:annotation draw:style-name="gr6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3">
            <text:p>3</text:p>
          </table:table-cell>
          <table:table-cell table:style-name="ce58" office:value-type="float" office:value="-4">
            <text:p>-4</text:p>
          </table:table-cell>
          <table:table-cell table:style-name="ce58" office:value-type="float" office:value="-5">
            <text:p>-5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7">
            <text:p>7</text:p>
          </table:table-cell>
          <table:table-cell table:style-name="ce58" office:value-type="float" office:value="8">
            <text:p>8</text:p>
          </table:table-cell>
          <table:table-cell table:style-name="ce58" office:value-type="float" office:value="9">
            <text:p>9</text:p>
          </table:table-cell>
          <table:table-cell table:style-name="ce58" office:value-type="float" office:value="10">
            <text:p>10</text:p>
          </table:table-cell>
          <table:table-cell table:style-name="ce58" office:value-type="float" office:value="-11">
            <text:p>-11</text:p>
          </table:table-cell>
          <table:table-cell table:style-name="ce58" office:value-type="float" office:value="-12">
            <text:p>-12</text:p>
          </table:table-cell>
          <table:table-cell table:style-name="ce58" office:value-type="float" office:value="13">
            <text:p>13</text:p>
          </table:table-cell>
          <table:table-cell table:style-name="ce58" office:value-type="float" office:value="14">
            <text:p>14</text:p>
          </table:table-cell>
          <table:table-cell table:style-name="ce58" office:value-type="float" office:value="15">
            <text:p>15</text:p>
          </table:table-cell>
          <table:table-cell table:style-name="ce58" office:value-type="float" office:value="16">
            <text:p>16</text:p>
          </table:table-cell>
          <table:table-cell table:style-name="ce58" office:value-type="float" office:value="17">
            <text:p>17</text:p>
          </table:table-cell>
          <table:table-cell table:style-name="ce58" office:value-type="float" office:value="-18">
            <text:p>-18</text:p>
          </table:table-cell>
          <table:table-cell table:style-name="ce58" office:value-type="float" office:value="-19">
            <text:p>-19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21">
            <text:p>21</text:p>
          </table:table-cell>
          <table:table-cell table:style-name="ce58" office:value-type="float" office:value="22">
            <text:p>22</text:p>
          </table:table-cell>
          <table:table-cell table:style-name="ce58" office:value-type="float" office:value="23">
            <text:p>23</text:p>
          </table:table-cell>
          <table:table-cell table:style-name="ce58" office:value-type="float" office:value="24">
            <text:p>24</text:p>
          </table:table-cell>
          <table:table-cell table:style-name="ce58" office:value-type="float" office:value="-25">
            <text:p>-25</text:p>
          </table:table-cell>
          <table:table-cell table:style-name="ce58" office:value-type="float" office:value="-26">
            <text:p>-26</text:p>
          </table:table-cell>
          <table:table-cell table:style-name="ce58" office:value-type="float" office:value="27">
            <text:p>27</text:p>
          </table:table-cell>
          <table:table-cell table:style-name="ce58" office:value-type="float" office:value="28">
            <text:p>28</text:p>
          </table:table-cell>
          <table:table-cell table:style-name="ce58" office:value-type="float" office:value="29">
            <text:p>29</text:p>
          </table:table-cell>
          <table:table-cell table:style-name="ce58" office:value-type="float" office:value="30">
            <office:annotation draw:style-name="gr6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58" office:value-type="float" office:value="31">
            <office:annotation draw:style-name="gr6" draw:text-style-name="P2" svg:width="1.1413in" svg:height="0.2346in" svg:x="13.6421in" svg:y="0.0508in" draw:caption-point-x="-0.2402in" draw:caption-point-y="0.1866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61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BinhNT</text:p>
          </table:table-cell>
          <table:table-cell table:style-name="ce56" table:formula="of:=SUM([.D3:.AH3])" office:value-type="float" office:value="0">
            <text:p>0</text:p>
          </table:table-cell>
          <table:table-cell table:style-name="ce59"/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ChienTX</text:p>
          </table:table-cell>
          <table:table-cell table:style-name="ce56" table:formula="of:=SUM([.D4:.AH4])" office:value-type="float" office:value="7">
            <text:p>7</text:p>
          </table:table-cell>
          <table:table-cell table:style-name="ce59"/>
          <table:table-cell table:number-columns-repeated="2" table:style-name="ce59" office:value-type="float" office:value="1">
            <text:p>1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1">
            <text:p>1</text:p>
          </table:table-cell>
          <table:table-cell table:style-name="ce59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DuongDN</text:p>
          </table:table-cell>
          <table:table-cell table:style-name="ce56" table:formula="of:=SUM([.D5:.AH5])" office:value-type="float" office:value="0.5">
            <text:p>0.5</text:p>
          </table:table-cell>
          <table:table-cell table:style-name="ce59"/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HangHT</text:p>
          </table:table-cell>
          <table:table-cell table:style-name="ce56" table:formula="of:=SUM([.D6:.AH6])" office:value-type="float" office:value="3">
            <text:p>3</text:p>
          </table:table-cell>
          <table:table-cell table:style-name="ce59"/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1">
            <text:p>1</text:p>
          </table:table-cell>
          <table:table-cell table:style-name="ce59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HienNV</text:p>
          </table:table-cell>
          <table:table-cell table:style-name="ce56" table:formula="of:=SUM([.D7:.AH7])" office:value-type="float" office:value="0">
            <text:p>0</text:p>
          </table:table-cell>
          <table:table-cell table:style-name="ce59"/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HiepNH</text:p>
          </table:table-cell>
          <table:table-cell table:style-name="ce56" table:formula="of:=SUM([.D8:.AH8])" office:value-type="float" office:value="0">
            <text:p>0</text:p>
          </table:table-cell>
          <table:table-cell table:style-name="ce59"/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office:annotation draw:style-name="gr2" draw:text-style-name="P2" svg:width="1.1413in" svg:height="0.5457in" svg:x="6.9921in" svg:y="1.1228in" draw:caption-point-x="-0.2402in" draw:caption-point-y="0.6004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HuongDT</text:p>
          </table:table-cell>
          <table:table-cell table:style-name="ce56" table:formula="of:=SUM([.D9:.AH9])" office:value-type="float" office:value="7.5">
            <text:p>7.5</text:p>
          </table:table-cell>
          <table:table-cell table:style-name="ce59"/>
          <table:table-cell table:number-columns-repeated="2" table:style-name="ce59" office:value-type="float" office:value="1">
            <text:p>1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1">
            <text:p>1</text:p>
          </table:table-cell>
          <table:table-cell table:style-name="ce59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LocNP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59"/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office:annotation draw:style-name="gr2" draw:text-style-name="P2" svg:width="1.1413in" svg:height="0.5457in" svg:x="4.4059in" svg:y="1.6185in" draw:caption-point-x="-0.2402in" draw:caption-point-y="0.6004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office:annotation draw:style-name="gr2" draw:text-style-name="P2" svg:width="1.1413in" svg:height="0.5457in" svg:x="6.9921in" svg:y="1.6185in" draw:caption-point-x="-0.2402in" draw:caption-point-y="0.6004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NamTV</text:p>
          </table:table-cell>
          <table:table-cell table:style-name="ce56" table:formula="of:=SUM([.D11:.AH11])" office:value-type="float" office:value="1">
            <text:p>1</text:p>
          </table:table-cell>
          <table:table-cell table:style-name="ce59"/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NhanNM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59"/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.5">
            <text:p>0.5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ThieuNV</text:p>
          </table:table-cell>
          <table:table-cell table:style-name="ce56" table:formula="of:=SUM([.D13:.AH13])" office:value-type="float" office:value="3">
            <text:p>3</text:p>
          </table:table-cell>
          <table:table-cell table:style-name="ce59"/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1">
            <text:p>1</text:p>
          </table:table-cell>
          <table:table-cell table:style-name="ce59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ThuyLTT</text:p>
          </table:table-cell>
          <table:table-cell table:style-name="ce56" table:formula="of:=SUM([.D14:.AH14])" office:value-type="float" office:value="3.5">
            <text:p>3.5</text:p>
          </table:table-cell>
          <table:table-cell table:style-name="ce59"/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1">
            <text:p>1</text:p>
          </table:table-cell>
          <table:table-cell table:style-name="ce59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VietBA</text:p>
          </table:table-cell>
          <table:table-cell table:style-name="ce56" table:formula="of:=SUM([.D15:.AH15])" office:value-type="float" office:value="1.5">
            <text:p>1.5</text:p>
          </table:table-cell>
          <table:table-cell table:style-name="ce59"/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style-name="ce36" table:number-columns-repeated="958"/>
          <table:table-cell table:number-columns-repeated="20"/>
        </table:table-row>
        <table:table-row table:style-name="ro2" table:number-rows-repeated="65410">
          <table:table-cell table:style-name="ce36" table:number-columns-repeated="992"/>
          <table:table-cell table:number-columns-repeated="20"/>
        </table:table-row>
        <table:table-row table:style-name="ro2" table:number-rows-repeated="983150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55"/>
          <table:table-cell table:style-name="ce36" table:number-columns-repeated="2"/>
          <table:table-cell table:style-name="ce63" office:value-type="string" table:number-columns-spanned="28" table:number-rows-spanned="1">
            <text:p>February</text:p>
          </table:table-cell>
          <table:covered-table-cell table:number-columns-repeated="27" table:style-name="ce66"/>
          <table:table-cell table:style-name="ce61" table:number-columns-repeated="978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64" office:value-type="float" office:value="1">
            <office:annotation draw:style-name="gr6" draw:text-style-name="P2" svg:width="1.1413in" svg:height="0.2346in" svg:x="2.5587in" svg:y="0.0488in" draw:caption-point-x="-0.2402in" draw:caption-point-y="0.1886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64" office:value-type="float" office:value="2">
            <office:annotation draw:style-name="gr6" draw:text-style-name="P2" svg:width="1.1413in" svg:height="0.2346in" svg:x="2.928in" svg:y="0.0488in" draw:caption-point-x="-0.2402in" draw:caption-point-y="0.1886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64" office:value-type="float" office:value="3">
            <office:annotation draw:style-name="gr6" draw:text-style-name="P2" svg:width="1.1413in" svg:height="0.2346in" svg:x="3.2976in" svg:y="0.0488in" draw:caption-point-x="-0.2402in" draw:caption-point-y="0.1886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64" office:value-type="float" office:value="4">
            <office:annotation draw:style-name="gr6" draw:text-style-name="P2" svg:width="1.1413in" svg:height="0.2346in" svg:x="3.6669in" svg:y="0.0488in" draw:caption-point-x="-0.2402in" draw:caption-point-y="0.1886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64" office:value-type="float" office:value="5">
            <office:annotation draw:style-name="gr6" draw:text-style-name="P2" svg:width="1.1413in" svg:height="0.2346in" svg:x="4.0362in" svg:y="0.0488in" draw:caption-point-x="-0.2402in" draw:caption-point-y="0.1886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7">
            <text:p>7</text:p>
          </table:table-cell>
          <table:table-cell table:style-name="ce64" office:value-type="float" office:value="-8">
            <text:p>-8</text:p>
          </table:table-cell>
          <table:table-cell table:style-name="ce64" office:value-type="float" office:value="-9">
            <text:p>-9</text:p>
          </table:table-cell>
          <table:table-cell table:style-name="ce64" office:value-type="float" office:value="10">
            <text:p>10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4">
            <text:p>14</text:p>
          </table:table-cell>
          <table:table-cell table:style-name="ce64" office:value-type="float" office:value="-15">
            <text:p>-15</text:p>
          </table:table-cell>
          <table:table-cell table:style-name="ce64" office:value-type="float" office:value="-16">
            <text:p>-16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9">
            <text:p>19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21">
            <text:p>21</text:p>
          </table:table-cell>
          <table:table-cell table:style-name="ce64" office:value-type="float" office:value="-22">
            <text:p>-22</text:p>
          </table:table-cell>
          <table:table-cell table:style-name="ce64" office:value-type="float" office:value="-23">
            <text:p>-23</text:p>
          </table:table-cell>
          <table:table-cell table:style-name="ce64" office:value-type="float" office:value="24">
            <text:p>24</text:p>
          </table:table-cell>
          <table:table-cell table:style-name="ce64" office:value-type="float" office:value="25">
            <text:p>25</text:p>
          </table:table-cell>
          <table:table-cell table:style-name="ce64" office:value-type="float" office:value="26">
            <text:p>26</text:p>
          </table:table-cell>
          <table:table-cell table:style-name="ce64" office:value-type="float" office:value="27">
            <text:p>27</text:p>
          </table:table-cell>
          <table:table-cell table:style-name="ce64" office:value-type="float" office:value="28">
            <text:p>28</text:p>
          </table:table-cell>
          <table:table-cell table:style-name="ce61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BinhNT</text:p>
          </table:table-cell>
          <table:table-cell table:style-name="ce62" table:formula="of:=SUM([.D3:.AE3])" office:value-type="float" office:value="0">
            <text:p>0</text:p>
          </table:table-cell>
          <table:table-cell table:style-name="ce65" table:number-columns-repeated="5"/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ChienTX</text:p>
          </table:table-cell>
          <table:table-cell table:style-name="ce62" table:formula="of:=SUM([.D4:.AE4])" office:value-type="float" office:value="2">
            <text:p>2</text:p>
          </table:table-cell>
          <table:table-cell table:style-name="ce65" table:number-columns-repeated="5"/>
          <table:table-cell table:number-columns-repeated="2" table:style-name="ce65" office:value-type="float" office:value="1"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uongLT</text:p>
          </table:table-cell>
          <table:table-cell table:style-name="ce62" table:formula="of:=SUM([.D5:.AE5])" office:value-type="float" office:value="0">
            <text:p>0</text:p>
          </table:table-cell>
          <table:table-cell table:style-name="ce65" table:number-columns-repeated="16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DuongDN</text:p>
          </table:table-cell>
          <table:table-cell table:style-name="ce62" table:formula="of:=SUM([.D6:.AE6])" office:value-type="float" office:value="2.5">
            <text:p>2.5</text:p>
          </table:table-cell>
          <table:table-cell table:style-name="ce65" table:number-columns-repeated="5"/>
          <table:table-cell table:number-columns-repeated="2" table:style-name="ce65" office:value-type="float" office:value="1">
            <text:p>1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">
            <office:annotation draw:style-name="gr6" draw:text-style-name="P2" svg:width="1.1413in" svg:height="0.8567in" svg:x="9.9476in" svg:y="0.6283in" draw:caption-point-x="-0.2402in" draw:caption-point-y="0.5996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6" draw:text-style-name="P2" svg:width="1.1413in" svg:height="0.8567in" svg:x="11.0559in" svg:y="0.6283in" draw:caption-point-x="-0.2402in" draw:caption-point-y="0.5996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65" office:value-type="float" office:value="0">
            <office:annotation draw:style-name="gr6" draw:text-style-name="P2" svg:width="1.1413in" svg:height="0.8567in" svg:x="11.4252in" svg:y="0.6283in" draw:caption-point-x="-0.2402in" draw:caption-point-y="0.5996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office:annotation draw:style-name="gr6" draw:text-style-name="P2" svg:width="1.1413in" svg:height="0.8567in" svg:x="12.1642in" svg:y="0.6283in" draw:caption-point-x="-0.2402in" draw:caption-point-y="0.5996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HangHT</text:p>
          </table:table-cell>
          <table:table-cell table:style-name="ce62" table:formula="of:=SUM([.D7:.AE7])" office:value-type="float" office:value="2">
            <text:p>2</text:p>
          </table:table-cell>
          <table:table-cell table:style-name="ce65" table:number-columns-repeated="5"/>
          <table:table-cell table:number-columns-repeated="2" table:style-name="ce65" office:value-type="float" office:value="1"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HienNV</text:p>
          </table:table-cell>
          <table:table-cell table:style-name="ce62" table:formula="of:=SUM([.D8:.AE8])" office:value-type="float" office:value="3">
            <text:p>3</text:p>
          </table:table-cell>
          <table:table-cell table:style-name="ce65" table:number-columns-repeated="5"/>
          <table:table-cell table:number-columns-repeated="2" table:style-name="ce65" office:value-type="float" office:value="1"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HiepNH</text:p>
          </table:table-cell>
          <table:table-cell table:style-name="ce62" table:formula="of:=SUM([.D9:.AE9])" office:value-type="float" office:value="2">
            <text:p>2</text:p>
          </table:table-cell>
          <table:table-cell table:style-name="ce65" table:number-columns-repeated="5"/>
          <table:table-cell table:number-columns-repeated="2" table:style-name="ce65" office:value-type="float" office:value="1"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uongDT</text:p>
          </table:table-cell>
          <table:table-cell table:style-name="ce62" table:formula="of:=SUM([.D10:.AE10])" office:value-type="float" office:value="2">
            <text:p>2</text:p>
          </table:table-cell>
          <table:table-cell table:style-name="ce65" table:number-columns-repeated="5"/>
          <table:table-cell table:number-columns-repeated="2" table:style-name="ce65" office:value-type="float" office:value="1"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LocNP</text:p>
          </table:table-cell>
          <table:table-cell table:style-name="ce62" table:formula="of:=SUM([.D11:.AE11])" office:value-type="float" office:value="2">
            <text:p>2</text:p>
          </table:table-cell>
          <table:table-cell table:style-name="ce65" table:number-columns-repeated="5"/>
          <table:table-cell table:number-columns-repeated="2" table:style-name="ce65" office:value-type="float" office:value="1"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NamTV</text:p>
          </table:table-cell>
          <table:table-cell table:style-name="ce62" table:formula="of:=SUM([.D12:.AE12])" office:value-type="float" office:value="2">
            <text:p>2</text:p>
          </table:table-cell>
          <table:table-cell table:style-name="ce65" table:number-columns-repeated="5"/>
          <table:table-cell table:number-columns-repeated="2" table:style-name="ce65" office:value-type="float" office:value="1"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NhanNM</text:p>
          </table:table-cell>
          <table:table-cell table:style-name="ce62" table:formula="of:=SUM([.D13:.AE13])" office:value-type="float" office:value="3">
            <text:p>3</text:p>
          </table:table-cell>
          <table:table-cell table:style-name="ce65" table:number-columns-repeated="5"/>
          <table:table-cell table:number-columns-repeated="2" table:style-name="ce65" office:value-type="float" office:value="1"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ThieuNV</text:p>
          </table:table-cell>
          <table:table-cell table:style-name="ce62" table:formula="of:=SUM([.D14:.AE14])" office:value-type="float" office:value="2.5">
            <text:p>2.5</text:p>
          </table:table-cell>
          <table:table-cell table:style-name="ce65" table:number-columns-repeated="5"/>
          <table:table-cell table:number-columns-repeated="2" table:style-name="ce65" office:value-type="float" office:value="1"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ThuyLTT</text:p>
          </table:table-cell>
          <table:table-cell table:style-name="ce62" table:formula="of:=SUM([.D15:.AE15])" office:value-type="float" office:value="0">
            <text:p>0</text:p>
          </table:table-cell>
          <table:table-cell table:style-name="ce65" table:number-columns-repeated="5"/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VietBA</text:p>
          </table:table-cell>
          <table:table-cell table:style-name="ce62" table:formula="of:=SUM([.D16:.AE16])" office:value-type="float" office:value="2">
            <text:p>2</text:p>
          </table:table-cell>
          <table:table-cell table:style-name="ce65" table:number-columns-repeated="5"/>
          <table:table-cell table:number-columns-repeated="2" table:style-name="ce65" office:value-type="float" office:value="1"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2" table:number-rows-repeated="65410">
          <table:table-cell table:style-name="ce36" table:number-columns-repeated="989"/>
          <table:table-cell table:number-columns-repeated="20"/>
        </table:table-row>
        <table:table-row table:style-name="ro2" table:number-rows-repeated="983149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5"/>
          <table:table-cell table:style-name="ce36" table:number-columns-repeated="2"/>
          <table:table-cell table:style-name="ce68" office:value-type="string" table:number-columns-spanned="31" table:number-rows-spanned="1">
            <text:p>March</text:p>
          </table:table-cell>
          <table:covered-table-cell table:number-columns-repeated="30" table:style-name="ce71"/>
          <table:table-cell table:style-name="ce61" table:number-columns-repeated="975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-2">
            <text:p>-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-8">
            <text:p>-8</text:p>
          </table:table-cell>
          <table:table-cell table:style-name="ce69" office:value-type="float" office:value="-9">
            <text:p>-9</text:p>
          </table:table-cell>
          <table:table-cell table:style-name="ce69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69" office:value-type="float" office:value="13">
            <text:p>13</text:p>
          </table:table-cell>
          <table:table-cell table:style-name="ce69" office:value-type="float" office:value="14">
            <text:p>14</text:p>
          </table:table-cell>
          <table:table-cell table:style-name="ce69" office:value-type="float" office:value="-15">
            <text:p>-15</text:p>
          </table:table-cell>
          <table:table-cell table:style-name="ce69" office:value-type="float" office:value="-16">
            <text:p>-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18">
            <text:p>18</text:p>
          </table:table-cell>
          <table:table-cell table:style-name="ce69" office:value-type="float" office:value="19">
            <text:p>19</text:p>
          </table:table-cell>
          <table:table-cell table:style-name="ce69" office:value-type="float" office:value="20">
            <text:p>20</text:p>
          </table:table-cell>
          <table:table-cell table:style-name="ce69" office:value-type="float" office:value="21">
            <text:p>21</text:p>
          </table:table-cell>
          <table:table-cell table:style-name="ce69" office:value-type="float" office:value="-22">
            <text:p>-22</text:p>
          </table:table-cell>
          <table:table-cell table:style-name="ce69" office:value-type="float" office:value="-23">
            <text:p>-23</text:p>
          </table:table-cell>
          <table:table-cell table:style-name="ce69" office:value-type="float" office:value="24">
            <text:p>24</text:p>
          </table:table-cell>
          <table:table-cell table:style-name="ce69" office:value-type="float" office:value="25">
            <text:p>25</text:p>
          </table:table-cell>
          <table:table-cell table:style-name="ce69" office:value-type="float" office:value="26">
            <text:p>26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28">
            <text:p>28</text:p>
          </table:table-cell>
          <table:table-cell table:style-name="ce69" office:value-type="float" office:value="-29">
            <text:p>-29</text:p>
          </table:table-cell>
          <table:table-cell table:style-name="ce69" office:value-type="float" office:value="-30">
            <text:p>-30</text:p>
          </table:table-cell>
          <table:table-cell table:style-name="ce69" office:value-type="float" office:value="31">
            <text:p>31</text:p>
          </table:table-cell>
          <table:table-cell table:style-name="ce61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BinhNT</text:p>
          </table:table-cell>
          <table:table-cell table:style-name="ce67" table:formula="of:=SUM([.D3:.AE3])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ChienTX</text:p>
          </table:table-cell>
          <table:table-cell table:style-name="ce67" table:formula="of:=SUM([.D4:.AE4])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">
            <office:annotation draw:style-name="gr6" draw:text-style-name="P2" svg:width="1.1413in" svg:height="0.3902in" svg:x="9.578in" svg:y="0.1295in" draw:caption-point-x="-0.2402in" draw:caption-point-y="0.6031in">
              <dc:creator>Thuy</dc:creator>
              <dc:date>2014-03-26T00:00:00</dc:date>
              <text:p text:style-name="P2"><text:span text:style-name="T1">9h vào nhưng có làm bù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uongLT</text:p>
          </table:table-cell>
          <table:table-cell table:style-name="ce67" table:formula="of:=SUM([.D5:.AE5])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DuongDN</text:p>
          </table:table-cell>
          <table:table-cell table:style-name="ce67" table:formula="of:=SUM([.D6:.AE6])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2" svg:width="1.1413in" svg:height="0.8567in" svg:x="3.2976in" svg:y="0.624in" draw:caption-point-x="-0.2402in" draw:caption-point-y="0.6039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70" office:value-type="float" office:value="0">
            <office:annotation draw:style-name="gr6" draw:text-style-name="P2" svg:width="1.1413in" svg:height="0.8567in" svg:x="3.6669in" svg:y="0.624in" draw:caption-point-x="-0.2402in" draw:caption-point-y="0.6039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70" office:value-type="float" office:value="0">
            <office:annotation draw:style-name="gr6" draw:text-style-name="P2" svg:width="1.1413in" svg:height="0.8567in" svg:x="4.0362in" svg:y="0.624in" draw:caption-point-x="-0.2402in" draw:caption-point-y="0.6039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2" svg:width="1.1413in" svg:height="0.8567in" svg:x="5.8835in" svg:y="0.624in" draw:caption-point-x="-0.2402in" draw:caption-point-y="0.6039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2" svg:width="1.1413in" svg:height="0.2346in" svg:x="13.6421in" svg:y="0.6264in" draw:caption-point-x="-0.2402in" draw:caption-point-y="0.6016in">
              <dc:date>2014-04-01T00:00:00</dc:date>
              <text:p text:style-name="P2"><text:span text:style-name="T1">Đi học từ 8h-10h</text:span></text:p>
            </office:annotation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HangHT</text:p>
          </table:table-cell>
          <table:table-cell table:style-name="ce67" table:formula="of:=SUM([.D7:.AE7])" office:value-type="float" office:value="1.5">
            <text:p>1.5</text:p>
          </table:table-cell>
          <table:table-cell table:style-name="ce70" table:number-columns-repeated="2"/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HienNV</text:p>
          </table:table-cell>
          <table:table-cell table:style-name="ce67" table:formula="of:=SUM([.D8:.AE8])" office:value-type="float" office:value="0.5">
            <text:p>0.5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HiepNH</text:p>
          </table:table-cell>
          <table:table-cell table:style-name="ce67" table:formula="of:=SUM([.D9:.AE9])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uongDT</text:p>
          </table:table-cell>
          <table:table-cell table:style-name="ce67" table:formula="of:=SUM([.D10:.AE10])" office:value-type="float" office:value="0.5">
            <text:p>0.5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LocNP</text:p>
          </table:table-cell>
          <table:table-cell table:style-name="ce67" table:formula="of:=SUM([.D11:.AE11])" office:value-type="float" office:value="2">
            <text:p>2</text:p>
          </table:table-cell>
          <table:table-cell table:style-name="ce70" table:number-columns-repeated="2"/>
          <table:table-cell table:style-name="ce70" office:value-type="float" office:value="0.5">
            <text:p>0.5</text:p>
          </table:table-cell>
          <table:table-cell table:style-name="ce70" office:value-type="float" office:value="0">
            <office:annotation draw:style-name="gr6" draw:text-style-name="P2" svg:width="1.1413in" svg:height="0.7012in" svg:x="3.6669in" svg:y="1.8626in" draw:caption-point-x="-0.2402in" draw:caption-point-y="0.6039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2" svg:width="1.1413in" svg:height="0.5457in" svg:x="7.3614in" svg:y="1.863in" draw:caption-point-x="-0.2402in" draw:caption-point-y="0.6035in">
              <dc:creator>Thuy</dc:creator>
              <dc:date>2014-03-26T00:00:00</dc:date>
              <text:p text:style-name="P2"><text:span text:style-name="T1">Đi trễ (11h vào) tính nghỉ 0.5 ngày</text:span></text:p>
            </office:annotation>
            <text:p>0.5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2" svg:width="1.1413in" svg:height="0.5457in" svg:x="9.578in" svg:y="1.8634in" draw:caption-point-x="-0.2402in" draw:caption-point-y="0.6031in">
              <dc:creator>Thuy</dc:creator>
              <dc:date>2014-03-26T00:00:00</dc:date>
              <text:p text:style-name="P2"><text:span text:style-name="T1">Hơn 10h30 vào công ty, tính vắng 0.5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">
            <office:annotation draw:style-name="gr6" draw:text-style-name="P2" svg:width="1.1413in" svg:height="0.3902in" svg:x="12.1642in" svg:y="1.8638in" draw:caption-point-x="-0.2402in" draw:caption-point-y="0.6028in">
              <dc:date>2014-03-31T00:00:00</dc:date>
              <text:p text:style-name="P2"><text:span text:style-name="T1">Đi trễ 1h nhưng có làm bù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LocNPQ</text:p>
          </table:table-cell>
          <table:table-cell table:style-name="ce67" table:formula="of:=SUM([.D12:.AE12])" office:value-type="float" office:value="0">
            <text:p>0</text:p>
          </table:table-cell>
          <table:table-cell table:style-name="ce70" table:number-columns-repeated="18"/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NamTV</text:p>
          </table:table-cell>
          <table:table-cell table:style-name="ce67" table:formula="of:=SUM([.D13:.AE13])" office:value-type="float" office:value="4">
            <text:p>4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NhanNM</text:p>
          </table:table-cell>
          <table:table-cell table:style-name="ce67" table:formula="of:=SUM([.D14:.AE14])" office:value-type="float" office:value="0.5">
            <text:p>0.5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2" svg:width="1.1413in" svg:height="1.3232in" svg:x="11.4252in" svg:y="2.6063in" draw:caption-point-x="-0.2402in" draw:caption-point-y="0.6031in">
              <dc:creator>Thuy</dc:creator>
              <dc:date>2014-03-26T00:00:00</dc:date>
              <text:p text:style-name="P2"><text:span text:style-name="T1">Trễ 2hrs, tính vắng 0.5. Cuối tuần confirm lại xem có làm bù (theo yêu cầu dự án) ko, nếu có, ko tính vắng</text:span></text:p>
              <text:p text:style-name="P2"><text:span text:style-name="T1"/></text:p>
            </office:annotation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ThamDT</text:p>
          </table:table-cell>
          <table:table-cell table:style-name="ce67" table:formula="of:=SUM([.D15:.AE15])" office:value-type="float" office:value="0">
            <text:p>0</text:p>
          </table:table-cell>
          <table:table-cell table:style-name="ce70" table:number-columns-repeated="12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ThieuNV</text:p>
          </table:table-cell>
          <table:table-cell table:style-name="ce67" table:formula="of:=SUM([.D16:.AE16])" office:value-type="float" office:value="0.5">
            <text:p>0.5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ThuyLTT</text:p>
          </table:table-cell>
          <table:table-cell table:style-name="ce67" table:formula="of:=SUM([.D17:.AE17])" office:value-type="float" office:value="1.5">
            <text:p>1.5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1"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VietBA</text:p>
          </table:table-cell>
          <table:table-cell table:style-name="ce67" table:formula="of:=SUM([.D18:.AE18])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2" svg:width="1.1413in" svg:height="0.2346in" svg:x="11.0559in" svg:y="3.5972in" draw:caption-point-x="-0.2402in" draw:caption-point-y="0.6031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70" office:value-type="float" office:value="0">
            <office:annotation draw:style-name="gr6" draw:text-style-name="P2" svg:width="1.1413in" svg:height="0.2346in" svg:x="11.4252in" svg:y="3.6in" draw:caption-point-x="-0.2402in" draw:caption-point-y="0.6004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70" office:value-type="float" office:value="0">
            <office:annotation draw:style-name="gr6" draw:text-style-name="P2" svg:width="1.1413in" svg:height="0.2346in" svg:x="11.7949in" svg:y="3.6in" draw:caption-point-x="-0.2402in" draw:caption-point-y="0.6004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9"/>
          <table:table-cell table:number-columns-repeated="20"/>
        </table:table-row>
        <table:table-row table:style-name="ro2" table:number-rows-repeated="983151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4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5"/>
          <table:table-cell table:style-name="ce36" table:number-columns-repeated="2"/>
          <table:table-cell table:style-name="ce73" office:value-type="string" table:number-columns-spanned="30" table:number-rows-spanned="1">
            <text:p>April</text:p>
          </table:table-cell>
          <table:covered-table-cell table:number-columns-repeated="29" table:style-name="ce76"/>
          <table:table-cell table:style-name="ce61" table:number-columns-repeated="975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4">
            <text:p>4</text:p>
          </table:table-cell>
          <table:table-cell table:style-name="ce74" office:value-type="float" office:value="-5">
            <text:p>-5</text:p>
          </table:table-cell>
          <table:table-cell table:style-name="ce74" office:value-type="float" office:value="-6">
            <text:p>-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74" office:value-type="float" office:value="9">
            <office:annotation draw:style-name="gr6" draw:text-style-name="P2" svg:width="1.1413in" svg:height="0.3902in" svg:x="5.5142in" svg:y="0in" draw:caption-point-x="-0.2402in" draw:caption-point-y="0.2374in">
              <dc:date>2014-03-27T00:00:00</dc:date>
              <text:p text:style-name="P2"><text:span text:style-name="T1">10/3 Giỗ tổ Hùng Vương</text:span></text:p>
            </office:annotation>
            <text:p>9</text:p>
          </table:table-cell>
          <table:table-cell table:style-name="ce74" office:value-type="float" office:value="10">
            <text:p>10</text:p>
          </table:table-cell>
          <table:table-cell table:style-name="ce74" office:value-type="float" office:value="11">
            <text:p>11</text:p>
          </table:table-cell>
          <table:table-cell table:style-name="ce74" office:value-type="float" office:value="-12">
            <text:p>-12</text:p>
          </table:table-cell>
          <table:table-cell table:style-name="ce74" office:value-type="float" office:value="-13">
            <text:p>-13</text:p>
          </table:table-cell>
          <table:table-cell table:style-name="ce74" office:value-type="float" office:value="14">
            <text:p>14</text:p>
          </table:table-cell>
          <table:table-cell table:style-name="ce74" office:value-type="float" office:value="15">
            <text:p>15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17">
            <text:p>17</text:p>
          </table:table-cell>
          <table:table-cell table:style-name="ce74" office:value-type="float" office:value="18">
            <text:p>18</text:p>
          </table:table-cell>
          <table:table-cell table:style-name="ce74" office:value-type="float" office:value="-19">
            <text:p>-19</text:p>
          </table:table-cell>
          <table:table-cell table:style-name="ce74" office:value-type="float" office:value="-20">
            <text:p>-20</text:p>
          </table:table-cell>
          <table:table-cell table:style-name="ce74" office:value-type="float" office:value="21">
            <text:p>21</text:p>
          </table:table-cell>
          <table:table-cell table:style-name="ce74" office:value-type="float" office:value="22">
            <text:p>22</text:p>
          </table:table-cell>
          <table:table-cell table:style-name="ce74" office:value-type="float" office:value="23">
            <text:p>23</text:p>
          </table:table-cell>
          <table:table-cell table:style-name="ce74" office:value-type="float" office:value="24">
            <text:p>24</text:p>
          </table:table-cell>
          <table:table-cell table:style-name="ce74" office:value-type="float" office:value="25">
            <text:p>25</text:p>
          </table:table-cell>
          <table:table-cell table:style-name="ce74" office:value-type="float" office:value="-26">
            <office:annotation draw:style-name="gr6" draw:text-style-name="P2" svg:width="1.1413in" svg:height="0.3902in" svg:x="11.7949in" svg:y="0in" draw:caption-point-x="-0.2402in" draw:caption-point-y="0.2374in">
              <dc:date>2014-03-31T00:00:00</dc:date>
              <text:p text:style-name="P2"><text:span text:style-name="T1">Làm bù ngày 02/05/2014</text:span></text:p>
            </office:annotation>
            <text:p>-26</text:p>
          </table:table-cell>
          <table:table-cell table:style-name="ce74" office:value-type="float" office:value="-27">
            <text:p>-27</text:p>
          </table:table-cell>
          <table:table-cell table:style-name="ce74" office:value-type="float" office:value="28">
            <text:p>28</text:p>
          </table:table-cell>
          <table:table-cell table:style-name="ce74" office:value-type="float" office:value="29">
            <text:p>29</text:p>
          </table:table-cell>
          <table:table-cell table:style-name="ce74" office:value-type="float" office:value="30">
            <office:annotation draw:style-name="gr6" draw:text-style-name="P2" svg:width="1.1413in" svg:height="0.2346in" svg:x="13.2724in" svg:y="0in" draw:caption-point-x="-0.2402in" draw:caption-point-y="0.2374in">
              <dc:date>2014-03-27T00:00:00</dc:date>
              <text:p text:style-name="P2"><text:span text:style-name="T1">30/4 Holiday</text:span></text:p>
            </office:annotation>
            <text:p>30</text:p>
          </table:table-cell>
          <table:table-cell table:style-name="ce61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BinhNT</text:p>
          </table:table-cell>
          <table:table-cell table:style-name="ce72" table:formula="of:=SUM([.D3:.AG3])" office:value-type="float" office:value="0.5">
            <text:p>0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2" svg:width="1.1413in" svg:height="0.3902in" svg:x="9.9476in" svg:y="0in" draw:caption-point-x="-0.2402in" draw:caption-point-y="0.485in">
              <dc:date>2014-04-22T00:00:00</dc:date>
              <text:p text:style-name="P2"><text:span text:style-name="T1">Đi trễ 1h, có làm bù</text:span></text:p>
            </office:annotation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ChanhLH</text:p>
          </table:table-cell>
          <table:table-cell table:style-name="ce72" table:formula="of:=SUM([.D4:.AG4])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6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hienTX</text:p>
          </table:table-cell>
          <table:table-cell table:style-name="ce72" table:formula="of:=SUM([.D5:.AG5])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number-columns-repeated="2" table:style-name="ce75" office:value-type="float" office:value="0.5"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uongLT</text:p>
          </table:table-cell>
          <table:table-cell table:style-name="ce72" table:formula="of:=SUM([.D6:.AG6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6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DuongDN</text:p>
          </table:table-cell>
          <table:table-cell table:style-name="ce72" table:formula="of:=SUM([.D7:.AG7])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2" svg:width="1.1413in" svg:height="0.2346in" svg:x="4.7752in" svg:y="0.8661in" draw:caption-point-x="-0.2402in" draw:caption-point-y="0.6094in">
              <dc:date>2014-04-07T00:00:00</dc:date>
              <text:p text:style-name="P2"><text:span text:style-name="T1">Đi học từ 8h-11h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2" svg:width="1.1413in" svg:height="0.3902in" svg:x="7.3614in" svg:y="0.8673in" draw:caption-point-x="-0.2402in" draw:caption-point-y="0.6083in">
              <dc:date>2014-05-12T00:00:00</dc:date>
              <text:p text:style-name="P2"><text:span text:style-name="T1">Đi học 8h-11h nhưng có làm bù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2" svg:width="1.1413in" svg:height="0.3902in" svg:x="8.1004in" svg:y="0.8681in" draw:caption-point-x="-0.2402in" draw:caption-point-y="0.6075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2" svg:width="1.1413in" svg:height="0.3902in" svg:x="9.9476in" svg:y="0.8693in" draw:caption-point-x="-0.2402in" draw:caption-point-y="0.6063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2" svg:width="1.1413in" svg:height="0.3902in" svg:x="10.6866in" svg:y="0.8705in" draw:caption-point-x="-0.2402in" draw:caption-point-y="0.6051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HangHT</text:p>
          </table:table-cell>
          <table:table-cell table:style-name="ce72" table:formula="of:=SUM([.D8:.AG8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2" svg:width="1.1413in" svg:height="0.3902in" svg:x="6.2531in" svg:y="1.1142in" draw:caption-point-x="-0.2402in" draw:caption-point-y="0.6091in">
              <dc:date>2014-04-11T00:00:00</dc:date>
              <text:p text:style-name="P2"><text:span text:style-name="T1">Có việc riêng về sớm 30'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6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HienNV</text:p>
          </table:table-cell>
          <table:table-cell table:style-name="ce72" table:formula="of:=SUM([.D9:.AG9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style-name="ce75" table:number-columns-repeated="2"/>
          <table:table-cell table:style-name="ce75" office:value-type="float" office:value="0.5">
            <text:p>0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iepNH</text:p>
          </table:table-cell>
          <table:table-cell table:style-name="ce72" table:formula="of:=SUM([.D10:.AG10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2" svg:width="1.1413in" svg:height="0.3902in" svg:x="4.7752in" svg:y="1.6087in" draw:caption-point-x="-0.2402in" draw:caption-point-y="0.6102in">
              <dc:date>2015-02-1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2" svg:width="1.1413in" svg:height="0.3902in" svg:x="5.1449in" svg:y="1.6094in" draw:caption-point-x="-0.2402in" draw:caption-point-y="0.6094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5"/>
          <table:table-cell table:style-name="ce75" office:value-type="float" office:value="0">
            <office:annotation draw:style-name="gr6" draw:text-style-name="P2" svg:width="1.1413in" svg:height="0.3902in" svg:x="5.8835in" svg:y="1.6098in" draw:caption-point-x="-0.2402in" draw:caption-point-y="0.6091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2" svg:width="1.1413in" svg:height="0.3902in" svg:x="6.2531in" svg:y="1.6098in" draw:caption-point-x="-0.2402in" draw:caption-point-y="0.6091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6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uongDT</text:p>
          </table:table-cell>
          <table:table-cell table:style-name="ce72" table:formula="of:=SUM([.D11:.AG11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6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LocNP</text:p>
          </table:table-cell>
          <table:table-cell table:style-name="ce72" table:formula="of:=SUM([.D12:.AG12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6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LocNPQ</text:p>
          </table:table-cell>
          <table:table-cell table:style-name="ce72" table:formula="of:=SUM([.D13:.AG13])" office:value-type="float" office:value="5">
            <text:p>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2" svg:width="1.1413in" svg:height="0.2346in" svg:x="10.3169in" svg:y="2.3563in" draw:caption-point-x="-0.2402in" draw:caption-point-y="0.6055in">
              <dc:date>2014-04-22T00:00:00</dc:date>
              <text:p text:style-name="P2"><text:span text:style-name="T1">Bị thủy đậu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2" svg:width="1.1413in" svg:height="0.2346in" svg:x="10.6866in" svg:y="2.3567in" draw:caption-point-x="-0.2402in" draw:caption-point-y="0.6051in">
              <dc:date>2014-04-23T00:00:00</dc:date>
              <text:p text:style-name="P2"><text:span text:style-name="T1">Bị thủy đậu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2" svg:width="1.1413in" svg:height="0.2346in" svg:x="11.0559in" svg:y="2.3579in" draw:caption-point-x="-0.2402in" draw:caption-point-y="0.6039in">
              <dc:date>2014-04-24T00:00:00</dc:date>
              <text:p text:style-name="P2"><text:span text:style-name="T1">Bị thủy đậu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75" office:value-type="float" office:value="1">
            <office:annotation draw:style-name="gr6" draw:text-style-name="P2" svg:width="1.1413in" svg:height="0.2346in" svg:x="12.5335in" svg:y="2.3598in" draw:caption-point-x="-0.2402in" draw:caption-point-y="0.602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2" svg:width="1.1413in" svg:height="0.2346in" svg:x="12.9031in" svg:y="2.3598in" draw:caption-point-x="-0.2402in" draw:caption-point-y="0.602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NamTV</text:p>
          </table:table-cell>
          <table:table-cell table:style-name="ce72" table:formula="of:=SUM([.D14:.AG14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6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NhanNM</text:p>
          </table:table-cell>
          <table:table-cell table:style-name="ce72" table:formula="of:=SUM([.D15:.AG15])" office:value-type="float" office:value="0.5">
            <text:p>0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2" svg:width="1.1413in" svg:height="0.5457in" svg:x="4.7752in" svg:y="2.8469in" draw:caption-point-x="-0.2402in" draw:caption-point-y="0.6102in">
              <dc:date>2014-04-24T00:00:00</dc:date>
              <text:p text:style-name="P2"><text:span text:style-name="T1">Nghỉ ốm có giấy chứng nhận nghỉ hưởng BHXH</text:span></text:p>
            </office:annotation>
            <text:p>0</text:p>
          </table:table-cell>
          <table:table-cell table:style-name="ce75" office:value-type="float" office:value="0.5">
            <office:annotation draw:style-name="gr6" draw:text-style-name="P2" svg:width="1.1413in" svg:height="0.5457in" svg:x="5.1449in" svg:y="2.8528in" draw:caption-point-x="-0.2402in" draw:caption-point-y="0.6043in">
              <dc:date>2014-04-24T00:00:00</dc:date>
              <text:p text:style-name="P2"><text:span text:style-name="T1">Nghỉ ốm có giấy chứng nhận nghỉ hưởng BHXH</text:span></text:p>
            </office:annotation>
            <text:p>0.5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6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NhanNV</text:p>
          </table:table-cell>
          <table:table-cell table:style-name="ce72" table:formula="of:=SUM([.D16:.AG16])" office:value-type="float" office:value="0">
            <text:p>0</text:p>
          </table:table-cell>
          <table:table-cell table:style-name="ce75" table:number-columns-repeated="23"/>
          <table:table-cell table:number-columns-repeated="3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ThamDT</text:p>
          </table:table-cell>
          <table:table-cell table:style-name="ce72" table:formula="of:=SUM([.D17:.AG17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6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ThieuNV</text:p>
          </table:table-cell>
          <table:table-cell table:style-name="ce72" table:formula="of:=SUM([.D18:.AG18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6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ThuyLTT</text:p>
          </table:table-cell>
          <table:table-cell table:style-name="ce72" table:formula="of:=SUM([.D19:.AG19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6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VietBA</text:p>
          </table:table-cell>
          <table:table-cell table:style-name="ce72" table:formula="of:=SUM([.D20:.AG20])" office:value-type="float" office:value="6">
            <text:p>6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2" svg:width="1.1413in" svg:height="0.2346in" svg:x="9.9476in" svg:y="4.085in" draw:caption-point-x="-0.2402in" draw:caption-point-y="0.6106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2" svg:width="1.1413in" svg:height="0.2346in" svg:x="10.3169in" svg:y="4.085in" draw:caption-point-x="-0.2402in" draw:caption-point-y="0.6106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2" svg:width="1.1413in" svg:height="0.2346in" svg:x="10.6866in" svg:y="4.085in" draw:caption-point-x="-0.2402in" draw:caption-point-y="0.6106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2" svg:width="1.1413in" svg:height="0.2346in" svg:x="11.0559in" svg:y="4.085in" draw:caption-point-x="-0.2402in" draw:caption-point-y="0.6106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2" svg:width="1.1413in" svg:height="0.2346in" svg:x="11.4252in" svg:y="4.085in" draw:caption-point-x="-0.2402in" draw:caption-point-y="0.6106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2" svg:width="1.1413in" svg:height="0.2346in" svg:x="11.7949in" svg:y="4.085in" draw:caption-point-x="-0.2402in" draw:caption-point-y="0.6106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VietTH</text:p>
          </table:table-cell>
          <table:table-cell table:style-name="ce72" table:formula="of:=SUM([.D21:.AG21])" office:value-type="float" office:value="0">
            <text:p>0</text:p>
          </table:table-cell>
          <table:table-cell table:style-name="ce75" table:number-columns-repeated="6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6" table:style-name="ce75" office:value-type="float" office:value="0">
            <text:p>0</text:p>
          </table:table-cell>
          <table:table-cell table:style-name="ce75"/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8"/>
          <table:table-cell table:number-columns-repeated="20"/>
        </table:table-row>
        <table:table-row table:style-name="ro2" table:number-rows-repeated="983148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5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5"/>
          <table:table-cell table:style-name="ce36" table:number-columns-repeated="2"/>
          <table:table-cell table:style-name="ce78" office:value-type="string" table:number-columns-spanned="31" table:number-rows-spanned="1">
            <text:p>May</text:p>
          </table:table-cell>
          <table:covered-table-cell table:number-columns-repeated="30" table:style-name="ce81"/>
          <table:table-cell table:style-name="ce61" table:number-columns-repeated="975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79" office:value-type="float" office:value="1">
            <office:annotation draw:style-name="gr6" draw:text-style-name="P2" svg:width="1.1413in" svg:height="0.2346in" svg:x="2.5587in" svg:y="0in" draw:caption-point-x="-0.2402in" draw:caption-point-y="0.2374in">
              <dc:date>2014-05-05T00:00:00</dc:date>
              <text:p text:style-name="P2"><text:span text:style-name="T1">Nghỉ lễ 01/05</text:span></text:p>
            </office:annotation>
            <text:p>1</text:p>
          </table:table-cell>
          <table:table-cell table:style-name="ce79" office:value-type="float" office:value="2">
            <office:annotation draw:style-name="gr6" draw:text-style-name="P2" svg:width="1.1413in" svg:height="0.2346in" svg:x="2.928in" svg:y="0in" draw:caption-point-x="-0.2402in" draw:caption-point-y="0.2374in">
              <dc:date>2014-05-05T00:00:00</dc:date>
              <text:p text:style-name="P2"><text:span text:style-name="T1">Nghỉ bù 26/04</text:span></text:p>
            </office:annotation>
            <text:p>2</text:p>
          </table:table-cell>
          <table:table-cell table:style-name="ce79" office:value-type="float" office:value="-3">
            <text:p>-3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8">
            <text:p>8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-10">
            <text:p>-10</text:p>
          </table:table-cell>
          <table:table-cell table:style-name="ce79" office:value-type="float" office:value="-11">
            <text:p>-11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14">
            <text:p>14</text:p>
          </table:table-cell>
          <table:table-cell table:style-name="ce79" office:value-type="float" office:value="15">
            <text:p>15</text:p>
          </table:table-cell>
          <table:table-cell table:style-name="ce79" office:value-type="float" office:value="16">
            <text:p>16</text:p>
          </table:table-cell>
          <table:table-cell table:style-name="ce79" office:value-type="float" office:value="-17">
            <text:p>-17</text:p>
          </table:table-cell>
          <table:table-cell table:style-name="ce79" office:value-type="float" office:value="-18">
            <text:p>-18</text:p>
          </table:table-cell>
          <table:table-cell table:style-name="ce79" office:value-type="float" office:value="19">
            <text:p>19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21">
            <text:p>21</text:p>
          </table:table-cell>
          <table:table-cell table:style-name="ce79" office:value-type="float" office:value="22">
            <text:p>22</text:p>
          </table:table-cell>
          <table:table-cell table:style-name="ce79" office:value-type="float" office:value="23">
            <text:p>23</text:p>
          </table:table-cell>
          <table:table-cell table:style-name="ce79" office:value-type="float" office:value="-24">
            <text:p>-24</text:p>
          </table:table-cell>
          <table:table-cell table:style-name="ce79" office:value-type="float" office:value="-25">
            <text:p>-25</text:p>
          </table:table-cell>
          <table:table-cell table:style-name="ce79" office:value-type="float" office:value="26">
            <text:p>26</text:p>
          </table:table-cell>
          <table:table-cell table:style-name="ce79" office:value-type="float" office:value="27">
            <text:p>27</text:p>
          </table:table-cell>
          <table:table-cell table:style-name="ce79" office:value-type="float" office:value="28">
            <text:p>28</text:p>
          </table:table-cell>
          <table:table-cell table:style-name="ce79" office:value-type="float" office:value="29">
            <text:p>29</text:p>
          </table:table-cell>
          <table:table-cell table:style-name="ce79" office:value-type="float" office:value="30">
            <text:p>30</text:p>
          </table:table-cell>
          <table:table-cell table:style-name="ce79" office:value-type="float" office:value="-31">
            <text:p>-31</text:p>
          </table:table-cell>
          <table:table-cell table:style-name="ce61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BinhNT</text:p>
          </table:table-cell>
          <table:table-cell table:style-name="ce77" table:formula="of:=SUM([.D3:.AH3])" office:value-type="float" office:value="0">
            <text:p>0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ChanhLH</text:p>
          </table:table-cell>
          <table:table-cell table:style-name="ce77" table:formula="of:=SUM([.D4:.AH4])" office:value-type="float" office:value="1">
            <text:p>1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6" draw:text-style-name="P2" svg:width="1.1413in" svg:height="0.2346in" svg:x="9.578in" svg:y="0.1276in" draw:caption-point-x="-0.2402in" draw:caption-point-y="0.6051in">
              <dc:date>2014-05-20T00:00:00</dc:date>
              <text:p text:style-name="P2"><text:span text:style-name="T1">Về sớm 1h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6" draw:text-style-name="P2" svg:width="1.1413in" svg:height="0.2346in" svg:x="10.6866in" svg:y="0.1287in" draw:caption-point-x="-0.2402in" draw:caption-point-y="0.6039in">
              <dc:date>2014-05-23T00:00:00</dc:date>
              <text:p text:style-name="P2"><text:span text:style-name="T1">Đi trễ </text:span><text:span text:style-name="T3">~1h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6" draw:text-style-name="P2" svg:width="1.1413in" svg:height="0.2346in" svg:x="11.7949in" svg:y="0.1295in" draw:caption-point-x="-0.2402in" draw:caption-point-y="0.6031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hienTX</text:p>
          </table:table-cell>
          <table:table-cell table:style-name="ce77" table:formula="of:=SUM([.D5:.AH5])" office:value-type="float" office:value="0">
            <text:p>0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uongLT</text:p>
          </table:table-cell>
          <table:table-cell table:style-name="ce77" table:formula="of:=SUM([.D6:.AH6])" office:value-type="float" office:value="1">
            <text:p>1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2" svg:width="1.1413in" svg:height="0.2346in" svg:x="12.1642in" svg:y="0.6248in" draw:caption-point-x="-0.2402in" draw:caption-point-y="0.6031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DuongDN</text:p>
          </table:table-cell>
          <table:table-cell table:style-name="ce77" table:formula="of:=SUM([.D7:.AH7])" office:value-type="float" office:value="1.5">
            <text:p>1.5</text:p>
          </table:table-cell>
          <table:table-cell table:style-name="ce80" table:number-columns-repeated="4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6" draw:text-style-name="P2" svg:width="1.1413in" svg:height="0.3902in" svg:x="4.7752in" svg:y="0.8634in" draw:caption-point-x="-0.2402in" draw:caption-point-y="0.6122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2" svg:width="1.1413in" svg:height="0.3902in" svg:x="6.6224in" svg:y="0.8654in" draw:caption-point-x="-0.2402in" draw:caption-point-y="0.6102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6" draw:text-style-name="P2" svg:width="1.1413in" svg:height="0.5457in" svg:x="7.3614in" svg:y="0.8685in" draw:caption-point-x="-0.2402in" draw:caption-point-y="0.6071in">
              <dc:date>2014-05-14T00:00:00</dc:date>
              <text:p text:style-name="P2"><text:span text:style-name="T1">Đi học buổi sáng nhưng có làm bù</text:span></text:p>
              <text:p text:style-name="P2"><text:span text:style-name="T1"/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6" draw:text-style-name="P2" svg:width="1.1413in" svg:height="0.3902in" svg:x="9.9476in" svg:y="0.8724in" draw:caption-point-x="-0.2402in" draw:caption-point-y="0.6031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2" svg:width="1.1413in" svg:height="0.2346in" svg:x="11.7949in" svg:y="0.8724in" draw:caption-point-x="-0.2402in" draw:caption-point-y="0.6031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HangHT</text:p>
          </table:table-cell>
          <table:table-cell table:style-name="ce77" table:formula="of:=SUM([.D8:.AH8])" office:value-type="float" office:value="0">
            <text:p>0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HienNV</text:p>
          </table:table-cell>
          <table:table-cell table:style-name="ce77" table:formula="of:=SUM([.D9:.AH9])" office:value-type="float" office:value="0">
            <text:p>0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iepNH</text:p>
          </table:table-cell>
          <table:table-cell table:style-name="ce77" table:formula="of:=SUM([.D10:.AH10])" office:value-type="float" office:value="0">
            <text:p>0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uongDT</text:p>
          </table:table-cell>
          <table:table-cell table:style-name="ce77" table:formula="of:=SUM([.D11:.AH11])" office:value-type="float" office:value="0">
            <text:p>0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LocNP</text:p>
          </table:table-cell>
          <table:table-cell table:style-name="ce77" table:formula="of:=SUM([.D12:.AH12])" office:value-type="float" office:value="1">
            <text:p>1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6" draw:text-style-name="P2" svg:width="1.1413in" svg:height="0.2346in" svg:x="10.3169in" svg:y="2.1094in" draw:caption-point-x="-0.2402in" draw:caption-point-y="0.6047in">
              <dc:date>2014-05-22T00:00:00</dc:date>
              <text:p text:style-name="P2"><text:span text:style-name="T1">Đi trễ 1h 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LocNPQ</text:p>
          </table:table-cell>
          <table:table-cell table:style-name="ce77" table:formula="of:=SUM([.D13:.AH13])" office:value-type="float" office:value="1">
            <text:p>1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6" draw:text-style-name="P2" svg:width="1.1413in" svg:height="0.2346in" svg:x="10.6866in" svg:y="2.3583in" draw:caption-point-x="-0.2402in" draw:caption-point-y="0.6035in">
              <dc:date>2014-05-23T00:00:00</dc:date>
              <text:p text:style-name="P2"><text:span text:style-name="T1">Đi trễ &gt;1h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NamTV</text:p>
          </table:table-cell>
          <table:table-cell table:style-name="ce77" table:formula="of:=SUM([.D14:.AH14])" office:value-type="float" office:value="0">
            <text:p>0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NguyenHTT</text:p>
          </table:table-cell>
          <table:table-cell table:style-name="ce77" table:formula="of:=SUM([.D15:.AH15])" office:value-type="float" office:value="0">
            <text:p>0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NhanNM</text:p>
          </table:table-cell>
          <table:table-cell table:style-name="ce77" table:formula="of:=SUM([.D16:.AH16])" office:value-type="float" office:value="0">
            <text:p>0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NhanNV</text:p>
          </table:table-cell>
          <table:table-cell table:style-name="ce77" table:formula="of:=SUM([.D17:.AH17])" office:value-type="float" office:value="3.5">
            <text:p>3.5</text:p>
          </table:table-cell>
          <table:table-cell table:style-name="ce80" table:number-columns-repeated="4"/>
          <table:table-cell table:style-name="ce80" office:value-type="float" office:value="0.5">
            <office:annotation draw:style-name="gr6" draw:text-style-name="P2" svg:width="1.1413in" svg:height="0.2346in" svg:x="4.0362in" svg:y="3.3453in" draw:caption-point-x="-0.2402in" draw:caption-point-y="0.6071in">
              <dc:date>2014-05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office:display="true" draw:style-name="gr6" draw:text-style-name="P2" svg:width="1.1413in" svg:height="0.3902in" svg:x="6.9921in" svg:y="3.3457in" draw:caption-point-x="-0.2402in" draw:caption-point-y="0.6063in">
              <dc:date>2014-05-20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2" svg:width="1.1413in" svg:height="0.3902in" svg:x="7.7307in" svg:y="3.3457in" draw:caption-point-x="-0.2402in" draw:caption-point-y="0.6067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2" svg:width="1.1413in" svg:height="0.3902in" svg:x="9.578in" svg:y="3.3472in" draw:caption-point-x="-0.2402in" draw:caption-point-y="0.6051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2" svg:width="1.1413in" svg:height="0.3902in" svg:x="10.3169in" svg:y="3.348in" draw:caption-point-x="-0.2402in" draw:caption-point-y="0.6043in">
              <dc:date>2014-05-2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2" svg:width="1.1413in" svg:height="0.3902in" svg:x="12.1642in" svg:y="3.3508in" draw:caption-point-x="-0.2402in" draw:caption-point-y="0.6016in">
              <dc:date>2014-05-30T00:00:00</dc:date>
              <text:p text:style-name="P2"><text:span text:style-name="T1">Đi học buổi <text:s/>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2" svg:width="1.1413in" svg:height="0.3902in" svg:x="12.9031in" svg:y="3.3508in" draw:caption-point-x="-0.2402in" draw:caption-point-y="0.6016in">
              <dc:date>2014-05-3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ThamDT</text:p>
          </table:table-cell>
          <table:table-cell table:style-name="ce77" table:formula="of:=SUM([.D18:.AH18])" office:value-type="float" office:value="0.5">
            <text:p>0.5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ThieuNV</text:p>
          </table:table-cell>
          <table:table-cell table:style-name="ce77" table:formula="of:=SUM([.D19:.AH19])" office:value-type="float" office:value="1">
            <text:p>1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2" svg:width="1.1413in" svg:height="0.2346in" svg:x="10.6866in" svg:y="3.8449in" draw:caption-point-x="-0.2402in" draw:caption-point-y="0.6031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ThuyLTT</text:p>
          </table:table-cell>
          <table:table-cell table:style-name="ce77" table:formula="of:=SUM([.D20:.AH20])" office:value-type="float" office:value="0.5">
            <text:p>0.5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VietBA</text:p>
          </table:table-cell>
          <table:table-cell table:style-name="ce77" table:formula="of:=SUM([.D21:.AH21])" office:value-type="float" office:value="0">
            <text:p>0</text:p>
          </table:table-cell>
          <table:table-cell table:style-name="ce80" table:number-columns-repeated="4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VietTH</text:p>
          </table:table-cell>
          <table:table-cell table:style-name="ce77" table:formula="of:=SUM([.D22:.AH22])" office:value-type="float" office:value="1">
            <text:p>1</text:p>
          </table:table-cell>
          <table:table-cell table:style-name="ce80" table:number-columns-repeated="4"/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/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9"/>
          <table:table-cell table:number-columns-repeated="20"/>
        </table:table-row>
        <table:table-row table:style-name="ro2" table:number-rows-repeated="9831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6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5"/>
          <table:table-cell table:style-name="ce36" table:number-columns-repeated="2"/>
          <table:table-cell table:style-name="ce83" office:value-type="string" table:number-columns-spanned="30" table:number-rows-spanned="1">
            <text:p>June</text:p>
          </table:table-cell>
          <table:covered-table-cell table:number-columns-repeated="29" table:style-name="ce86"/>
          <table:table-cell table:style-name="ce61" table:number-columns-repeated="975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84" office:value-type="float" office:value="-1">
            <text:p>-1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84" office:value-type="float" office:value="5">
            <text:p>5</text:p>
          </table:table-cell>
          <table:table-cell table:style-name="ce84" office:value-type="float" office:value="6">
            <text:p>6</text:p>
          </table:table-cell>
          <table:table-cell table:style-name="ce84" office:value-type="float" office:value="-7">
            <text:p>-7</text:p>
          </table:table-cell>
          <table:table-cell table:style-name="ce84" office:value-type="float" office:value="-8">
            <text:p>-8</text:p>
          </table:table-cell>
          <table:table-cell table:style-name="ce84" office:value-type="float" office:value="9">
            <text:p>9</text:p>
          </table:table-cell>
          <table:table-cell table:style-name="ce84" office:value-type="float" office:value="10">
            <text:p>10</text:p>
          </table:table-cell>
          <table:table-cell table:style-name="ce84" office:value-type="float" office:value="11">
            <text:p>11</text:p>
          </table:table-cell>
          <table:table-cell table:style-name="ce84" office:value-type="float" office:value="12">
            <text:p>12</text:p>
          </table:table-cell>
          <table:table-cell table:style-name="ce84" office:value-type="float" office:value="13">
            <text:p>13</text:p>
          </table:table-cell>
          <table:table-cell table:style-name="ce84" office:value-type="float" office:value="-14">
            <text:p>-14</text:p>
          </table:table-cell>
          <table:table-cell table:style-name="ce84" office:value-type="float" office:value="-15">
            <text:p>-15</text:p>
          </table:table-cell>
          <table:table-cell table:style-name="ce84" office:value-type="float" office:value="16">
            <text:p>16</text:p>
          </table:table-cell>
          <table:table-cell table:style-name="ce84" office:value-type="float" office:value="17">
            <text:p>17</text:p>
          </table:table-cell>
          <table:table-cell table:style-name="ce84" office:value-type="float" office:value="18">
            <text:p>18</text:p>
          </table:table-cell>
          <table:table-cell table:style-name="ce84" office:value-type="float" office:value="19">
            <text:p>19</text:p>
          </table:table-cell>
          <table:table-cell table:style-name="ce84" office:value-type="float" office:value="20">
            <text:p>20</text:p>
          </table:table-cell>
          <table:table-cell table:style-name="ce84" office:value-type="float" office:value="-21">
            <text:p>-21</text:p>
          </table:table-cell>
          <table:table-cell table:style-name="ce84" office:value-type="float" office:value="-22">
            <text:p>-22</text:p>
          </table:table-cell>
          <table:table-cell table:style-name="ce84" office:value-type="float" office:value="23">
            <text:p>23</text:p>
          </table:table-cell>
          <table:table-cell table:style-name="ce84" office:value-type="float" office:value="24">
            <text:p>24</text:p>
          </table:table-cell>
          <table:table-cell table:style-name="ce84" office:value-type="float" office:value="25">
            <text:p>25</text:p>
          </table:table-cell>
          <table:table-cell table:style-name="ce84" office:value-type="float" office:value="26">
            <text:p>26</text:p>
          </table:table-cell>
          <table:table-cell table:style-name="ce84" office:value-type="float" office:value="27">
            <text:p>27</text:p>
          </table:table-cell>
          <table:table-cell table:style-name="ce84" office:value-type="float" office:value="-28">
            <text:p>-28</text:p>
          </table:table-cell>
          <table:table-cell table:style-name="ce84" office:value-type="float" office:value="-29">
            <text:p>-29</text:p>
          </table:table-cell>
          <table:table-cell table:style-name="ce84" office:value-type="float" office:value="30">
            <text:p>30</text:p>
          </table:table-cell>
          <table:table-cell table:style-name="ce61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BinhNT</text:p>
          </table:table-cell>
          <table:table-cell table:style-name="ce82" table:formula="of:=SUM([.D3:.AG3])" office:value-type="float" office:value="0.5">
            <text:p>0.5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0.5">
            <office:annotation draw:style-name="gr6" draw:text-style-name="P2" svg:width="1.1413in" svg:height="0.2346in" svg:x="9.578in" svg:y="0in" draw:caption-point-x="-0.2402in" draw:caption-point-y="0.485in">
              <dc:date>2014-06-23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ChanhLH</text:p>
          </table:table-cell>
          <table:table-cell table:style-name="ce82" table:formula="of:=SUM([.D4:.AG4])" office:value-type="float" office:value="0">
            <text:p>0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office:annotation draw:style-name="gr6" draw:text-style-name="P2" svg:width="1.1413in" svg:height="0.2346in" svg:x="10.6866in" svg:y="0.1311in" draw:caption-point-x="-0.2402in" draw:caption-point-y="0.6016in">
              <dc:date>2014-06-23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hienTX</text:p>
          </table:table-cell>
          <table:table-cell table:style-name="ce82" table:formula="of:=SUM([.D5:.AG5])" office:value-type="float" office:value="0">
            <text:p>0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">
            <office:annotation draw:style-name="gr6" draw:text-style-name="P2" svg:width="1.1413in" svg:height="0.2346in" svg:x="11.0559in" svg:y="0.3791in" draw:caption-point-x="-0.2402in" draw:caption-point-y="0.6012in">
              <dc:date>2014-06-25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uongLT</text:p>
          </table:table-cell>
          <table:table-cell table:style-name="ce82" table:formula="of:=SUM([.D6:.AG6])" office:value-type="float" office:value="2">
            <text:p>2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office:annotation draw:style-name="gr6" draw:text-style-name="P2" svg:width="1.1413in" svg:height="0.2346in" svg:x="5.5142in" svg:y="0.622in" draw:caption-point-x="-0.2402in" draw:caption-point-y="0.6059in">
              <dc:date>2014-06-09T00:00:00</dc:date>
              <text:p text:style-name="P2"><text:span text:style-name="T1">Đi khám mắt</text:span></text:p>
            </office:annotation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office:annotation draw:style-name="gr6" draw:text-style-name="P2" svg:width="1.1413in" svg:height="0.3902in" svg:x="13.2724in" svg:y="0.628in" draw:caption-point-x="-0.2402in" draw:caption-point-y="0.6in">
              <dc:date>2014-06-30T00:00:00</dc:date>
              <text:p text:style-name="P2"><text:span text:style-name="T1">Về quê khám NVQS</text:span></text:p>
            </office:annotation>
            <text:p>1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DuongDN</text:p>
          </table:table-cell>
          <table:table-cell table:style-name="ce82" table:formula="of:=SUM([.D7:.AG7])" office:value-type="float" office:value="0">
            <text:p>0</text:p>
          </table:table-cell>
          <table:table-cell table:style-name="ce85"/>
          <table:table-cell table:style-name="ce85" office:value-type="float" office:value="0">
            <office:annotation draw:style-name="gr6" draw:text-style-name="P2" svg:width="1.1413in" svg:height="0.2346in" svg:x="2.928in" svg:y="0.8685in" draw:caption-point-x="-0.2402in" draw:caption-point-y="0.6071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office:annotation draw:style-name="gr6" draw:text-style-name="P2" svg:width="1.1413in" svg:height="0.2346in" svg:x="3.6669in" svg:y="0.8685in" draw:caption-point-x="-0.2402in" draw:caption-point-y="0.6071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office:annotation draw:style-name="gr6" draw:text-style-name="P2" svg:width="1.1413in" svg:height="0.2346in" svg:x="5.5142in" svg:y="0.8701in" draw:caption-point-x="-0.2402in" draw:caption-point-y="0.6055in">
              <dc:date>2014-06-0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office:annotation draw:style-name="gr6" draw:text-style-name="P2" svg:width="1.1413in" svg:height="0.2346in" svg:x="6.2531in" svg:y="0.8705in" draw:caption-point-x="-0.2402in" draw:caption-point-y="0.6051in">
              <dc:date>2014-06-11T00:00:00</dc:date>
              <text:p text:style-name="P2"><text:span text:style-name="T1">Đi trễ <text:s/>1h</text:span></text:p>
            </office:annotation>
            <text:p>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office:annotation draw:style-name="gr6" draw:text-style-name="P2" svg:width="1.1413in" svg:height="0.2346in" svg:x="8.1004in" svg:y="0.872in" draw:caption-point-x="-0.2402in" draw:caption-point-y="0.6035in">
              <dc:date>2014-06-1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office:annotation draw:style-name="gr6" draw:text-style-name="P2" svg:width="1.1413in" svg:height="0.2346in" svg:x="10.6866in" svg:y="0.8772in" draw:caption-point-x="-0.2402in" draw:caption-point-y="0.5984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office:annotation draw:style-name="gr6" draw:text-style-name="P2" svg:width="1.1413in" svg:height="0.2346in" svg:x="11.4252in" svg:y="0.8772in" draw:caption-point-x="-0.2402in" draw:caption-point-y="0.5984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HangHT</text:p>
          </table:table-cell>
          <table:table-cell table:style-name="ce82" table:formula="of:=SUM([.D8:.AG8])" office:value-type="float" office:value="1">
            <text:p>1</text:p>
          </table:table-cell>
          <table:table-cell table:style-name="ce85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HienNV</text:p>
          </table:table-cell>
          <table:table-cell table:style-name="ce82" table:formula="of:=SUM([.D9:.AG9])" office:value-type="float" office:value="0">
            <text:p>0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iepNH</text:p>
          </table:table-cell>
          <table:table-cell table:style-name="ce82" table:formula="of:=SUM([.D10:.AG10])" office:value-type="float" office:value="0">
            <text:p>0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uongDT</text:p>
          </table:table-cell>
          <table:table-cell table:style-name="ce82" table:formula="of:=SUM([.D11:.AG11])" office:value-type="float" office:value="1">
            <text:p>1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LocNP</text:p>
          </table:table-cell>
          <table:table-cell table:style-name="ce82" table:formula="of:=SUM([.D12:.AG12])" office:value-type="float" office:value="1">
            <text:p>1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office:annotation draw:style-name="gr6" draw:text-style-name="P2" svg:width="1.1413in" svg:height="0.2346in" svg:x="13.2724in" svg:y="2.1142in" draw:caption-point-x="-0.2402in" draw:caption-point-y="0.6in">
              <dc:date>2014-06-30T00:00:00</dc:date>
              <text:p text:style-name="P2"><text:span text:style-name="T1">Bị ốm</text:span></text:p>
            </office:annotation>
            <text:p>1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LocNPQ</text:p>
          </table:table-cell>
          <table:table-cell table:style-name="ce82" table:formula="of:=SUM([.D13:.AG13])" office:value-type="float" office:value="1">
            <text:p>1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MinhHA</text:p>
          </table:table-cell>
          <table:table-cell table:style-name="ce82" table:formula="of:=SUM([.D14:.AG14])" office:value-type="float" office:value="1">
            <text:p>1</text:p>
          </table:table-cell>
          <table:table-cell table:style-name="ce85" table:number-columns-repeated="9"/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.5">
            <office:annotation draw:style-name="gr6" draw:text-style-name="P2" svg:width="1.1413in" svg:height="0.3902in" svg:x="10.6866in" svg:y="2.6075in" draw:caption-point-x="-0.2402in" draw:caption-point-y="0.602in">
              <dc:date>2014-06-23T00:00:00</dc:date>
              <text:p text:style-name="P2"><text:span text:style-name="T1">Lên trường lấy bằng</text:span></text:p>
            </office:annotation>
            <text:p>0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NamTV</text:p>
          </table:table-cell>
          <table:table-cell table:style-name="ce82" table:formula="of:=SUM([.D15:.AG15])" office:value-type="float" office:value="1">
            <text:p>1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NguyenHTT</text:p>
          </table:table-cell>
          <table:table-cell table:style-name="ce82" table:formula="of:=SUM([.D16:.AG16])" office:value-type="float" office:value="0">
            <text:p>0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NhanNM</text:p>
          </table:table-cell>
          <table:table-cell table:style-name="ce82" table:formula="of:=SUM([.D17:.AG17])" office:value-type="float" office:value="1">
            <text:p>1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0">
            <office:annotation draw:style-name="gr6" draw:text-style-name="P2" svg:width="1.1413in" svg:height="0.2346in" svg:x="9.578in" svg:y="3.35in" draw:caption-point-x="-0.2402in" draw:caption-point-y="0.6024in">
              <dc:date>2014-06-20T00:00:00</dc:date>
              <text:p text:style-name="P2"><text:span text:style-name="T1">Đi trễ hơn 1h</text:span></text:p>
            </office:annotation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NhanNV</text:p>
          </table:table-cell>
          <table:table-cell table:style-name="ce82" table:formula="of:=SUM([.D18:.AG18])" office:value-type="float" office:value="3.5">
            <text:p>3.5</text:p>
          </table:table-cell>
          <table:table-cell table:style-name="ce85"/>
          <table:table-cell table:style-name="ce85" office:value-type="float" office:value="0">
            <text:p>0</text:p>
          </table:table-cell>
          <table:table-cell table:style-name="ce85" office:value-type="float" office:value="0.5">
            <office:annotation draw:style-name="gr6" draw:text-style-name="P2" svg:width="1.1413in" svg:height="0.3902in" svg:x="3.2976in" svg:y="3.5949in" draw:caption-point-x="-0.2402in" draw:caption-point-y="0.6055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office:annotation draw:style-name="gr6" draw:text-style-name="P2" svg:width="1.1413in" svg:height="0.3902in" svg:x="4.0362in" svg:y="3.5949in" draw:caption-point-x="-0.2402in" draw:caption-point-y="0.6055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office:annotation draw:style-name="gr6" draw:text-style-name="P2" svg:width="1.1413in" svg:height="0.3902in" svg:x="5.8835in" svg:y="3.5949in" draw:caption-point-x="-0.2402in" draw:caption-point-y="0.6055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office:annotation draw:style-name="gr6" draw:text-style-name="P2" svg:width="1.1413in" svg:height="0.3902in" svg:x="6.6224in" svg:y="3.5961in" draw:caption-point-x="-0.2402in" draw:caption-point-y="0.6043in">
              <dc:date>2014-06-1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office:annotation draw:style-name="gr6" draw:text-style-name="P2" svg:width="1.1413in" svg:height="0.3902in" svg:x="8.4697in" svg:y="3.5988in" draw:caption-point-x="-0.2402in" draw:caption-point-y="0.6016in">
              <dc:date>2014-06-23T00:00:00</dc:date>
              <text:p text:style-name="P2"><text:span text:style-name="T1">Đi học buổi chiều</text:span></text:p>
            </office:annotation>
            <text:p>0.5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office:annotation draw:style-name="gr6" draw:text-style-name="P2" svg:width="1.1413in" svg:height="0.3902in" svg:x="11.0559in" svg:y="3.5996in" draw:caption-point-x="-0.2402in" draw:caption-point-y="0.6008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office:annotation draw:style-name="gr6" draw:text-style-name="P2" svg:width="1.1413in" svg:height="0.3902in" svg:x="11.7949in" svg:y="3.5996in" draw:caption-point-x="-0.2402in" draw:caption-point-y="0.6008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ThaoDTH</text:p>
          </table:table-cell>
          <table:table-cell table:style-name="ce82" table:formula="of:=SUM([.D19:.AG19])" office:value-type="float" office:value="0">
            <text:p>0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ThaoTP</text:p>
          </table:table-cell>
          <table:table-cell table:style-name="ce82" table:formula="of:=SUM([.D20:.AG20])" office:value-type="float" office:value="4">
            <text:p>4</text:p>
          </table:table-cell>
          <table:table-cell table:style-name="ce85" table:number-columns-repeated="15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office:annotation draw:style-name="gr6" draw:text-style-name="P2" svg:width="1.1413in" svg:height="0.2346in" svg:x="11.4252in" svg:y="4.0949in" draw:caption-point-x="-0.2402in" draw:caption-point-y="0.6008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5" office:value-type="float" office:value="1">
            <office:annotation draw:style-name="gr6" draw:text-style-name="P2" svg:width="1.1413in" svg:height="0.2346in" svg:x="11.7949in" svg:y="4.0949in" draw:caption-point-x="-0.2402in" draw:caption-point-y="0.6008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office:annotation draw:style-name="gr6" draw:text-style-name="P2" svg:width="1.1413in" svg:height="0.2346in" svg:x="13.2724in" svg:y="4.0957in" draw:caption-point-x="-0.2402in" draw:caption-point-y="0.6in">
              <dc:date>2014-06-30T00:00:00</dc:date>
              <text:p text:style-name="P2"><text:span text:style-name="T1">Đi thi</text:span></text:p>
            </office:annotation>
            <text:p>1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ThamDT</text:p>
          </table:table-cell>
          <table:table-cell table:style-name="ce82" table:formula="of:=SUM([.D21:.AG21])" office:value-type="float" office:value="0">
            <text:p>0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ThieuNV</text:p>
          </table:table-cell>
          <table:table-cell table:style-name="ce82" table:formula="of:=SUM([.D22:.AG22])" office:value-type="float" office:value="0">
            <text:p>0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ThuyLTT</text:p>
          </table:table-cell>
          <table:table-cell table:style-name="ce82" table:formula="of:=SUM([.D23:.AG23])" office:value-type="float" office:value="0">
            <text:p>0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VietBA</text:p>
          </table:table-cell>
          <table:table-cell table:style-name="ce82" table:formula="of:=SUM([.D24:.AG24])" office:value-type="float" office:value="0">
            <text:p>0</text:p>
          </table:table-cell>
          <table:table-cell table:style-name="ce85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7" office:value-type="string">
            <text:p>VietTH</text:p>
          </table:table-cell>
          <table:table-cell table:style-name="ce82" table:formula="of:=SUM([.D25:.AG25])" office:value-type="float" office:value="1.5">
            <text:p>1.5</text:p>
          </table:table-cell>
          <table:table-cell table:style-name="ce85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0.5">
            <office:annotation draw:style-name="gr6" draw:text-style-name="P2" svg:width="1.1413in" svg:height="0.2346in" svg:x="12.1642in" svg:y="5.3335in" draw:caption-point-x="-0.2402in" draw:caption-point-y="0.6004in">
              <dc:date>2014-06-30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8"/>
          <table:table-cell table:number-columns-repeated="20"/>
        </table:table-row>
        <table:table-row table:style-name="ro2" table:number-rows-repeated="983144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7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5"/>
          <table:table-cell table:style-name="ce36" table:number-columns-repeated="2"/>
          <table:table-cell table:style-name="ce88" office:value-type="string" table:number-columns-spanned="31" table:number-rows-spanned="1">
            <text:p>July</text:p>
          </table:table-cell>
          <table:covered-table-cell table:number-columns-repeated="30" table:style-name="ce91"/>
          <table:table-cell table:style-name="ce61" table:number-columns-repeated="975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2">
            <text:p>2</text:p>
          </table:table-cell>
          <table:table-cell table:style-name="ce89" office:value-type="float" office:value="3">
            <text:p>3</text:p>
          </table:table-cell>
          <table:table-cell table:style-name="ce89" office:value-type="float" office:value="4">
            <text:p>4</text:p>
          </table:table-cell>
          <table:table-cell table:style-name="ce89" office:value-type="float" office:value="-5">
            <text:p>-5</text:p>
          </table:table-cell>
          <table:table-cell table:style-name="ce89" office:value-type="float" office:value="-6">
            <text:p>-6</text:p>
          </table:table-cell>
          <table:table-cell table:style-name="ce89" office:value-type="float" office:value="7">
            <text:p>7</text:p>
          </table:table-cell>
          <table:table-cell table:style-name="ce89" office:value-type="float" office:value="8">
            <text:p>8</text:p>
          </table:table-cell>
          <table:table-cell table:style-name="ce89" office:value-type="float" office:value="9">
            <text:p>9</text:p>
          </table:table-cell>
          <table:table-cell table:style-name="ce89" office:value-type="float" office:value="10">
            <text:p>10</text:p>
          </table:table-cell>
          <table:table-cell table:style-name="ce89" office:value-type="float" office:value="11">
            <text:p>11</text:p>
          </table:table-cell>
          <table:table-cell table:style-name="ce89" office:value-type="float" office:value="-12">
            <text:p>-12</text:p>
          </table:table-cell>
          <table:table-cell table:style-name="ce89" office:value-type="float" office:value="-13">
            <text:p>-13</text:p>
          </table:table-cell>
          <table:table-cell table:style-name="ce89" office:value-type="float" office:value="14">
            <text:p>14</text:p>
          </table:table-cell>
          <table:table-cell table:style-name="ce89" office:value-type="float" office:value="15">
            <text:p>15</text:p>
          </table:table-cell>
          <table:table-cell table:style-name="ce89" office:value-type="float" office:value="16">
            <text:p>16</text:p>
          </table:table-cell>
          <table:table-cell table:style-name="ce89" office:value-type="float" office:value="17">
            <text:p>17</text:p>
          </table:table-cell>
          <table:table-cell table:style-name="ce89" office:value-type="float" office:value="18">
            <text:p>18</text:p>
          </table:table-cell>
          <table:table-cell table:style-name="ce89" office:value-type="float" office:value="-19">
            <text:p>-19</text:p>
          </table:table-cell>
          <table:table-cell table:style-name="ce89" office:value-type="float" office:value="-20">
            <text:p>-20</text:p>
          </table:table-cell>
          <table:table-cell table:style-name="ce89" office:value-type="float" office:value="21">
            <text:p>21</text:p>
          </table:table-cell>
          <table:table-cell table:style-name="ce89" office:value-type="float" office:value="22">
            <text:p>22</text:p>
          </table:table-cell>
          <table:table-cell table:style-name="ce89" office:value-type="float" office:value="23">
            <text:p>23</text:p>
          </table:table-cell>
          <table:table-cell table:style-name="ce89" office:value-type="float" office:value="24">
            <text:p>24</text:p>
          </table:table-cell>
          <table:table-cell table:style-name="ce89" office:value-type="float" office:value="25">
            <text:p>25</text:p>
          </table:table-cell>
          <table:table-cell table:style-name="ce89" office:value-type="float" office:value="-26">
            <text:p>-26</text:p>
          </table:table-cell>
          <table:table-cell table:style-name="ce89" office:value-type="float" office:value="-27">
            <text:p>-27</text:p>
          </table:table-cell>
          <table:table-cell table:style-name="ce89" office:value-type="float" office:value="28">
            <text:p>28</text:p>
          </table:table-cell>
          <table:table-cell table:style-name="ce89" office:value-type="float" office:value="29">
            <text:p>29</text:p>
          </table:table-cell>
          <table:table-cell table:style-name="ce89" office:value-type="float" office:value="30">
            <text:p>30</text:p>
          </table:table-cell>
          <table:table-cell table:style-name="ce89" office:value-type="float" office:value="31">
            <text:p>31</text:p>
          </table:table-cell>
          <table:table-cell table:style-name="ce61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BinhNT</text:p>
          </table:table-cell>
          <table:table-cell table:style-name="ce87" table:formula="of:=SUM([.D3:.AH3])" office:value-type="float" office:value="0"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ChanhLH</text:p>
          </table:table-cell>
          <table:table-cell table:style-name="ce87" table:formula="of:=SUM([.D4:.AH4])" office:value-type="float" office:value="0.5"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hienTX</text:p>
          </table:table-cell>
          <table:table-cell table:style-name="ce87" table:formula="of:=SUM([.D5:.AH5])" office:value-type="float" office:value="0"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uongLT</text:p>
          </table:table-cell>
          <table:table-cell table:style-name="ce87" table:formula="of:=SUM([.D6:.AH6])" office:value-type="float" office:value="1.5">
            <text:p>1.5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0.5"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DuongDN</text:p>
          </table:table-cell>
          <table:table-cell table:style-name="ce87" table:formula="of:=SUM([.D7:.AH7])" office:value-type="float" office:value="0.5">
            <text:p>0.5</text:p>
          </table:table-cell>
          <table:table-cell table:style-name="ce90" office:value-type="float" office:value="0">
            <office:annotation draw:style-name="gr6" draw:text-style-name="P2" svg:width="1.1413in" svg:height="0.2346in" svg:x="2.5587in" svg:y="0.8783in" draw:caption-point-x="-0.2402in" draw:caption-point-y="0.5972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2" svg:width="1.1413in" svg:height="0.3902in" svg:x="8.1004in" svg:y="0.8783in" draw:caption-point-x="-0.2402in" draw:caption-point-y="0.5972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office:display="true" draw:style-name="gr6" draw:text-style-name="P2" svg:width="1.1413in" svg:height="0.2346in" svg:x="8.7724in" svg:y="0.8831in" draw:caption-point-x="-0.1732in" draw:caption-point-y="0.5921in">
              <dc:date>2014-08-28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2" svg:width="1.1413in" svg:height="0.3902in" svg:x="10.6866in" svg:y="0.8783in" draw:caption-point-x="-0.2402in" draw:caption-point-y="0.5972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2" svg:width="1.1413in" svg:height="0.2346in" svg:x="11.4252in" svg:y="0.8783in" draw:caption-point-x="-0.2402in" draw:caption-point-y="0.5972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2" svg:width="1.1413in" svg:height="0.3902in" svg:x="13.2724in" svg:y="0.8787in" draw:caption-point-x="-0.2402in" draw:caption-point-y="0.5969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HangHT</text:p>
          </table:table-cell>
          <table:table-cell table:style-name="ce87" table:formula="of:=SUM([.D8:.AH8])" office:value-type="float" office:value="4">
            <text:p>4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number-columns-repeated="2" table:style-name="ce90" office:value-type="float" office:value="1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HienNV</text:p>
          </table:table-cell>
          <table:table-cell table:style-name="ce87" table:formula="of:=SUM([.D9:.AH9])" office:value-type="float" office:value="0"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iepNH</text:p>
          </table:table-cell>
          <table:table-cell table:style-name="ce87" table:formula="of:=SUM([.D10:.AH10])" office:value-type="float" office:value="1"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uongDT</text:p>
          </table:table-cell>
          <table:table-cell table:style-name="ce87" table:formula="of:=SUM([.D11:.AH11])" office:value-type="float" office:value="0"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LocNP</text:p>
          </table:table-cell>
          <table:table-cell table:style-name="ce87" table:formula="of:=SUM([.D12:.AH12])" office:value-type="float" office:value="3">
            <text:p>3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number-columns-repeated="2"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2" svg:width="1.1413in" svg:height="0.2346in" svg:x="12.5335in" svg:y="2.1134in" draw:caption-point-x="-0.2402in" draw:caption-point-y="0.6008in">
              <dc:date>2014-07-29T00:00:00</dc:date>
              <text:p text:style-name="P2"><text:span text:style-name="T1">Đi trễ 45 phút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2" svg:width="1.1413in" svg:height="0.2346in" svg:x="12.9031in" svg:y="2.1142in" draw:caption-point-x="-0.2402in" draw:caption-point-y="0.6in">
              <dc:date>2014-07-29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LocNPQ</text:p>
          </table:table-cell>
          <table:table-cell table:style-name="ce87" table:formula="of:=SUM([.D13:.AH13])" office:value-type="float" office:value="1"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MinhHA</text:p>
          </table:table-cell>
          <table:table-cell table:style-name="ce87" table:formula="of:=SUM([.D14:.AH14])" office:value-type="float" office:value="1"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NamTV</text:p>
          </table:table-cell>
          <table:table-cell table:style-name="ce87" table:formula="of:=SUM([.D15:.AH15])" office:value-type="float" office:value="1.5">
            <text:p>1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NguyenHTT</text:p>
          </table:table-cell>
          <table:table-cell table:style-name="ce87" table:formula="of:=SUM([.D16:.AH16])" office:value-type="float" office:value="0"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NhanNM</text:p>
          </table:table-cell>
          <table:table-cell table:style-name="ce87" table:formula="of:=SUM([.D17:.AH17])" office:value-type="float" office:value="0"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NhanNV</text:p>
          </table:table-cell>
          <table:table-cell table:style-name="ce87" table:formula="of:=SUM([.D18:.AH18])" office:value-type="float" office:value="4.5">
            <text:p>4.5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2" svg:width="1.1413in" svg:height="0.2346in" svg:x="7.7307in" svg:y="3.5925in" draw:caption-point-x="-0.2402in" draw:caption-point-y="0.6079in">
              <dc:date>2014-07-15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text:p>1</text:p>
          </table:table-cell>
          <table:table-cell table:style-name="ce90" office:value-type="float" office:value="0.5">
            <office:annotation draw:style-name="gr6" draw:text-style-name="P2" svg:width="1.1413in" svg:height="0.2346in" svg:x="10.3169in" svg:y="3.5965in" draw:caption-point-x="-0.2402in" draw:caption-point-y="0.6039in">
              <dc:date>2014-07-22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90">
            <office:annotation office:display="true" draw:style-name="gr6" draw:text-style-name="P2" svg:width="1.1413in" svg:height="0.5457in" svg:x="10.6866in" svg:y="3.6169in" draw:caption-point-x="-0.2402in" draw:caption-point-y="0.5831in">
              <dc:date>2014-08-28T00:00:00</dc:date>
              <text:p text:style-name="P1"><text:span text:style-name="T1">Bắt <text:s/>đầu nghỉ không lương để làm luận văn</text:span></text:p>
            </office:annotation>
          </table:table-cell>
          <table:table-cell table:style-name="ce90" table:number-columns-repeated="8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ThachBK</text:p>
          </table:table-cell>
          <table:table-cell table:style-name="ce87" table:formula="of:=SUM([.D19:.AH19])" office:value-type="float" office:value="0">
            <text:p>0</text:p>
          </table:table-cell>
          <table:table-cell table:style-name="ce90" table:number-columns-repeated="22"/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ThaoTP</text:p>
          </table:table-cell>
          <table:table-cell table:style-name="ce87" table:formula="of:=SUM([.D20:.AH20])" office:value-type="float" office:value="1"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ThamDT</text:p>
          </table:table-cell>
          <table:table-cell table:style-name="ce87" table:formula="of:=SUM([.D21:.AH21])" office:value-type="float" office:value="0"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ThieuNV</text:p>
          </table:table-cell>
          <table:table-cell table:style-name="ce87" table:formula="of:=SUM([.D22:.AH22])" office:value-type="float" office:value="2">
            <text:p>2</text:p>
          </table:table-cell>
          <table:table-cell table:style-name="ce90" office:value-type="float" office:value="0">
            <text:p>0</text:p>
          </table:table-cell>
          <table:table-cell table:number-columns-repeated="2"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ThuyLTT</text:p>
          </table:table-cell>
          <table:table-cell table:style-name="ce87" table:formula="of:=SUM([.D23:.AH23])" office:value-type="float" office:value="0.5"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VietBA</text:p>
          </table:table-cell>
          <table:table-cell table:style-name="ce87" table:formula="of:=SUM([.D24:.AH24])" office:value-type="float" office:value="2.5">
            <text:p>2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number-columns-repeated="2" table:style-name="ce90" office:value-type="float" office:value="1"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7" office:value-type="string">
            <text:p>VietTH</text:p>
          </table:table-cell>
          <table:table-cell table:style-name="ce87" table:formula="of:=SUM([.D25:.AH25])" office:value-type="float" office:value="2.5">
            <text:p>2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9"/>
          <table:table-cell table:number-columns-repeated="20"/>
        </table:table-row>
        <table:table-row table:style-name="ro2" table:number-rows-repeated="983144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8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5"/>
          <table:table-cell table:style-name="ce36" table:number-columns-repeated="2"/>
          <table:table-cell table:style-name="ce93" office:value-type="string" table:number-columns-spanned="31" table:number-rows-spanned="1">
            <text:p>August</text:p>
          </table:table-cell>
          <table:covered-table-cell table:number-columns-repeated="30" table:style-name="ce96"/>
          <table:table-cell table:style-name="ce61" table:number-columns-repeated="975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-2">
            <text:p>-2</text:p>
          </table:table-cell>
          <table:table-cell table:style-name="ce94" office:value-type="float" office:value="-3">
            <text:p>-3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5">
            <text:p>5</text:p>
          </table:table-cell>
          <table:table-cell table:style-name="ce94" office:value-type="float" office:value="6">
            <text:p>6</text:p>
          </table:table-cell>
          <table:table-cell table:style-name="ce94" office:value-type="float" office:value="7">
            <text:p>7</text:p>
          </table:table-cell>
          <table:table-cell table:style-name="ce94" office:value-type="float" office:value="8">
            <text:p>8</text:p>
          </table:table-cell>
          <table:table-cell table:style-name="ce94" office:value-type="float" office:value="-9">
            <text:p>-9</text:p>
          </table:table-cell>
          <table:table-cell table:style-name="ce94" office:value-type="float" office:value="-10">
            <text:p>-10</text:p>
          </table:table-cell>
          <table:table-cell table:style-name="ce94" office:value-type="float" office:value="11">
            <text:p>11</text:p>
          </table:table-cell>
          <table:table-cell table:style-name="ce94" office:value-type="float" office:value="12">
            <text:p>12</text:p>
          </table:table-cell>
          <table:table-cell table:style-name="ce94" office:value-type="float" office:value="13">
            <text:p>13</text:p>
          </table:table-cell>
          <table:table-cell table:style-name="ce94" office:value-type="float" office:value="14">
            <text:p>14</text:p>
          </table:table-cell>
          <table:table-cell table:style-name="ce94" office:value-type="float" office:value="15">
            <text:p>15</text:p>
          </table:table-cell>
          <table:table-cell table:style-name="ce94" office:value-type="float" office:value="-16">
            <text:p>-16</text:p>
          </table:table-cell>
          <table:table-cell table:style-name="ce94" office:value-type="float" office:value="-17">
            <text:p>-17</text:p>
          </table:table-cell>
          <table:table-cell table:style-name="ce94" office:value-type="float" office:value="18">
            <text:p>18</text:p>
          </table:table-cell>
          <table:table-cell table:style-name="ce94" office:value-type="float" office:value="19">
            <text:p>19</text:p>
          </table:table-cell>
          <table:table-cell table:style-name="ce94" office:value-type="float" office:value="20">
            <text:p>20</text:p>
          </table:table-cell>
          <table:table-cell table:style-name="ce94" office:value-type="float" office:value="21">
            <text:p>21</text:p>
          </table:table-cell>
          <table:table-cell table:style-name="ce94" office:value-type="float" office:value="22">
            <text:p>22</text:p>
          </table:table-cell>
          <table:table-cell table:style-name="ce94" office:value-type="float" office:value="-23">
            <text:p>-23</text:p>
          </table:table-cell>
          <table:table-cell table:style-name="ce94" office:value-type="float" office:value="-24">
            <text:p>-24</text:p>
          </table:table-cell>
          <table:table-cell table:style-name="ce94" office:value-type="float" office:value="25">
            <text:p>25</text:p>
          </table:table-cell>
          <table:table-cell table:style-name="ce94" office:value-type="float" office:value="26">
            <text:p>26</text:p>
          </table:table-cell>
          <table:table-cell table:style-name="ce94" office:value-type="float" office:value="27">
            <text:p>27</text:p>
          </table:table-cell>
          <table:table-cell table:style-name="ce94" office:value-type="float" office:value="28">
            <text:p>28</text:p>
          </table:table-cell>
          <table:table-cell table:style-name="ce94" office:value-type="float" office:value="29">
            <text:p>29</text:p>
          </table:table-cell>
          <table:table-cell table:style-name="ce94" office:value-type="float" office:value="-30">
            <text:p>-30</text:p>
          </table:table-cell>
          <table:table-cell table:style-name="ce94" office:value-type="float" office:value="-31">
            <text:p>-31</text:p>
          </table:table-cell>
          <table:table-cell table:style-name="ce61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BinhNT</text:p>
          </table:table-cell>
          <table:table-cell table:style-name="ce92" table:formula="of:=SUM([.D3:.AH3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ChanhLH</text:p>
          </table:table-cell>
          <table:table-cell table:style-name="ce92" table:formula="of:=SUM([.D4:.AH4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hienTX</text:p>
          </table:table-cell>
          <table:table-cell table:style-name="ce92" table:formula="of:=SUM([.D5:.AH5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uongLT</text:p>
          </table:table-cell>
          <table:table-cell table:style-name="ce92" table:formula="of:=SUM([.D6:.AH6])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DuongDN</text:p>
          </table:table-cell>
          <table:table-cell table:style-name="ce92" table:formula="of:=SUM([.D7:.AH7])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2" svg:width="1.1413in" svg:height="0.2346in" svg:x="5.1449in" svg:y="0.8736in" draw:caption-point-x="-0.2402in" draw:caption-point-y="0.602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4" draw:text-style-name="P2" svg:width="1.1413in" svg:height="0.3902in" svg:x="6.9921in" svg:y="0.8736in" draw:caption-point-x="-0.2402in" draw:caption-point-y="0.602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2" svg:width="1.1413in" svg:height="0.2346in" svg:x="7.7307in" svg:y="0.8736in" draw:caption-point-x="-0.2402in" draw:caption-point-y="0.602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2" svg:width="1.1413in" svg:height="0.2346in" svg:x="10.3169in" svg:y="0.874in" draw:caption-point-x="-0.2402in" draw:caption-point-y="0.6016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HangHT</text:p>
          </table:table-cell>
          <table:table-cell table:style-name="ce92" table:formula="of:=SUM([.D8:.AH8])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HienNV</text:p>
          </table:table-cell>
          <table:table-cell table:style-name="ce92" table:formula="of:=SUM([.D9:.AH9])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number-columns-repeated="2" table:style-name="ce95" office:value-type="float" office:value="0.5">
            <text:p>0.5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iepNH</text:p>
          </table:table-cell>
          <table:table-cell table:style-name="ce92" table:formula="of:=SUM([.D10:.AH10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uongDT</text:p>
          </table:table-cell>
          <table:table-cell table:style-name="ce92" table:formula="of:=SUM([.D11:.AH11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2">
          <table:table-cell table:style-name="ce34" office:value-type="float" office:value="10">
            <text:p>10</text:p>
          </table:table-cell>
          <table:table-cell table:style-name="ce37" office:value-type="string">
            <text:p>KhoiNLD</text:p>
          </table:table-cell>
          <table:table-cell table:style-name="ce92"/>
          <table:table-cell table:style-name="ce95" table:number-columns-repeated="10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LocNP</text:p>
          </table:table-cell>
          <table:table-cell table:style-name="ce92" table:formula="of:=SUM([.D13:.AH13])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LocNPQ</text:p>
          </table:table-cell>
          <table:table-cell table:style-name="ce92" table:formula="of:=SUM([.D14:.AH14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MaiDTP</text:p>
          </table:table-cell>
          <table:table-cell table:style-name="ce92" table:formula="of:=SUM([.D15:.AH15])" office:value-type="float" office:value="1">
            <text:p>1</text:p>
          </table:table-cell>
          <table:table-cell table:style-name="ce95" table:number-columns-repeated="19"/>
          <table:table-cell table:style-name="ce95" office:value-type="float" office:value="0">
            <office:annotation draw:style-name="gr3" draw:text-style-name="P2" svg:width="1.1413in" svg:height="0.7012in" svg:x="9.578in" svg:y="2.8409in" draw:caption-point-x="-0.2402in" draw:caption-point-y="0.6016in">
              <dc:date>2014-08-28T00:00:00</dc:date>
              <text:p text:style-name="P2"><text:span text:style-name="T1">Đi làm chính thức lại sau thời gian nghỉ làm luận văn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1">
            <office:annotation draw:style-name="gr6" draw:text-style-name="P2" svg:width="1.1413in" svg:height="0.2346in" svg:x="12.5335in" svg:y="2.8406in" draw:caption-point-x="-0.2402in" draw:caption-point-y="0.602in">
              <dc:date>2014-08-28T00:00:00</dc:date>
              <text:p text:style-name="P2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MinhHA</text:p>
          </table:table-cell>
          <table:table-cell table:style-name="ce92" table:formula="of:=SUM([.D16:.AH16])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NamTV</text:p>
          </table:table-cell>
          <table:table-cell table:style-name="ce92" table:formula="of:=SUM([.D17:.AH17])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NguyenHTT</text:p>
          </table:table-cell>
          <table:table-cell table:style-name="ce92" table:formula="of:=SUM([.D18:.AH18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NhanNM</text:p>
          </table:table-cell>
          <table:table-cell table:style-name="ce92" table:formula="of:=SUM([.D19:.AH19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NhanNV</text:p>
          </table:table-cell>
          <table:table-cell table:style-name="ce92" table:formula="of:=SUM([.D20:.AH20])" office:value-type="float" office:value="0.5">
            <text:p>0.5</text:p>
          </table:table-cell>
          <table:table-cell table:style-name="ce95" table:number-columns-repeated="19"/>
          <table:table-cell table:style-name="ce95" office:value-type="float" office:value="0">
            <office:annotation draw:style-name="gr2" draw:text-style-name="P2" svg:width="1.1413in" svg:height="0.5457in" svg:x="9.578in" svg:y="4.0823in" draw:caption-point-x="-0.2402in" draw:caption-point-y="0.5988in">
              <dc:date>2014-09-22T00:00:00</dc:date>
              <text:p text:style-name="P2"><text:span text:style-name="T1">Bắt đầu đi làm lại sau đợt nghỉ dài không lương</text:span></text:p>
            </office:annotation>
            <text:p>0</text:p>
          </table:table-cell>
          <table:table-cell table:style-name="ce95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ThachBK</text:p>
          </table:table-cell>
          <table:table-cell table:style-name="ce92" table:formula="of:=SUM([.D21:.AH21])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2" svg:width="1.1413in" svg:height="0.2346in" svg:x="7.7307in" svg:y="4.3213in" draw:caption-point-x="-0.2402in" draw:caption-point-y="0.6075in">
              <dc:date>2014-08-15T00:00:00</dc:date>
              <text:p text:style-name="P2"><text:span text:style-name="T1">Vô trễ 1h</text:span></text:p>
            </office:annotation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ThaoDTH</text:p>
          </table:table-cell>
          <table:table-cell table:style-name="ce92" table:formula="of:=SUM([.D22:.AH22])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1">
            <office:annotation draw:style-name="gr6" draw:text-style-name="P2" svg:width="1.1413in" svg:height="0.2346in" svg:x="3.6669in" svg:y="4.5646in" draw:caption-point-x="-0.2402in" draw:caption-point-y="0.6118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2" svg:width="1.1413in" svg:height="0.2346in" svg:x="4.0362in" svg:y="4.5646in" draw:caption-point-x="-0.2402in" draw:caption-point-y="0.6118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ThaoTP</text:p>
          </table:table-cell>
          <table:table-cell table:style-name="ce92" table:formula="of:=SUM([.D23:.AH23])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0.5">
            <office:annotation draw:style-name="gr4" draw:text-style-name="P2" svg:width="1.1413in" svg:height="0.3902in" svg:x="5.1449in" svg:y="4.8142in" draw:caption-point-x="-0.2402in" draw:caption-point-y="0.6098in">
              <dc:date>2014-08-08T00:00:00</dc:date>
              <text:p text:style-name="P2"><text:span text:style-name="T1">Nghỉ buổi sáng</text:span></text:p>
              <text:p text:style-name="P2"><text:span text:style-name="T1"/></text:p>
            </office:annotation>
            <text:p>0.5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ThieuNV</text:p>
          </table:table-cell>
          <table:table-cell table:style-name="ce92" table:formula="of:=SUM([.D24:.AH24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7" office:value-type="string">
            <text:p>ThuyLTT</text:p>
          </table:table-cell>
          <table:table-cell table:style-name="ce92" table:formula="of:=SUM([.D25:.AH25])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7" office:value-type="string">
            <text:p>VietBA</text:p>
          </table:table-cell>
          <table:table-cell table:style-name="ce92" table:formula="of:=SUM([.D26:.AH26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7" office:value-type="string">
            <text:p>VietTH</text:p>
          </table:table-cell>
          <table:table-cell table:style-name="ce92" table:formula="of:=SUM([.D27:.AH27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9"/>
          <table:table-cell table:number-columns-repeated="20"/>
        </table:table-row>
        <table:table-row table:style-name="ro2" table:number-rows-repeated="983142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9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5"/>
          <table:table-cell table:style-name="ce36" table:number-columns-repeated="2"/>
          <table:table-cell table:style-name="ce98" office:value-type="string" table:number-columns-spanned="30" table:number-rows-spanned="1">
            <text:p>September</text:p>
          </table:table-cell>
          <table:covered-table-cell table:number-columns-repeated="29" table:style-name="ce101"/>
          <table:table-cell table:style-name="ce61" table:number-columns-repeated="975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99" office:value-type="float" office:value="1">
            <text:p>1</text:p>
          </table:table-cell>
          <table:table-cell table:style-name="ce99" office:value-type="float" office:value="2">
            <office:annotation draw:style-name="gr2" draw:text-style-name="P2" svg:width="1.1413in" svg:height="0.5457in" svg:x="2.928in" svg:y="0in" draw:caption-point-x="-0.2402in" draw:caption-point-y="0.2374in">
              <dc:date>2014-09-03T00:00:00</dc:date>
              <text:p text:style-name="P2"><text:span text:style-name="T1">Nghỉ Quốc khánh 02/09</text:span></text:p>
            </office:annotation>
            <text:p>2</text:p>
          </table:table-cell>
          <table:table-cell table:style-name="ce99" office:value-type="float" office:value="3">
            <text:p>3</text:p>
          </table:table-cell>
          <table:table-cell table:style-name="ce99" office:value-type="float" office:value="4">
            <text:p>4</text:p>
          </table:table-cell>
          <table:table-cell table:style-name="ce99" office:value-type="float" office:value="5">
            <text:p>5</text:p>
          </table:table-cell>
          <table:table-cell table:style-name="ce99" office:value-type="float" office:value="-6">
            <text:p>-6</text:p>
          </table:table-cell>
          <table:table-cell table:style-name="ce99" office:value-type="float" office:value="-7">
            <text:p>-7</text:p>
          </table:table-cell>
          <table:table-cell table:style-name="ce99" office:value-type="float" office:value="8">
            <text:p>8</text:p>
          </table:table-cell>
          <table:table-cell table:style-name="ce99" office:value-type="float" office:value="9">
            <text:p>9</text:p>
          </table:table-cell>
          <table:table-cell table:style-name="ce99" office:value-type="float" office:value="10">
            <text:p>10</text:p>
          </table:table-cell>
          <table:table-cell table:style-name="ce99" office:value-type="float" office:value="11">
            <text:p>11</text:p>
          </table:table-cell>
          <table:table-cell table:style-name="ce99" office:value-type="float" office:value="12">
            <text:p>12</text:p>
          </table:table-cell>
          <table:table-cell table:style-name="ce99" office:value-type="float" office:value="-13">
            <text:p>-13</text:p>
          </table:table-cell>
          <table:table-cell table:style-name="ce99" office:value-type="float" office:value="-14">
            <text:p>-14</text:p>
          </table:table-cell>
          <table:table-cell table:style-name="ce99" office:value-type="float" office:value="15">
            <text:p>15</text:p>
          </table:table-cell>
          <table:table-cell table:style-name="ce99" office:value-type="float" office:value="16">
            <text:p>16</text:p>
          </table:table-cell>
          <table:table-cell table:style-name="ce99" office:value-type="float" office:value="17">
            <text:p>17</text:p>
          </table:table-cell>
          <table:table-cell table:style-name="ce99" office:value-type="float" office:value="18">
            <text:p>18</text:p>
          </table:table-cell>
          <table:table-cell table:style-name="ce99" office:value-type="float" office:value="19">
            <text:p>19</text:p>
          </table:table-cell>
          <table:table-cell table:style-name="ce99" office:value-type="float" office:value="-20">
            <text:p>-20</text:p>
          </table:table-cell>
          <table:table-cell table:style-name="ce99" office:value-type="float" office:value="-21">
            <text:p>-21</text:p>
          </table:table-cell>
          <table:table-cell table:style-name="ce99" office:value-type="float" office:value="22">
            <text:p>22</text:p>
          </table:table-cell>
          <table:table-cell table:style-name="ce99" office:value-type="float" office:value="23">
            <text:p>23</text:p>
          </table:table-cell>
          <table:table-cell table:style-name="ce99" office:value-type="float" office:value="24">
            <text:p>24</text:p>
          </table:table-cell>
          <table:table-cell table:style-name="ce99" office:value-type="float" office:value="25">
            <text:p>25</text:p>
          </table:table-cell>
          <table:table-cell table:style-name="ce99" office:value-type="float" office:value="26">
            <text:p>26</text:p>
          </table:table-cell>
          <table:table-cell table:style-name="ce99" office:value-type="float" office:value="-27">
            <text:p>-27</text:p>
          </table:table-cell>
          <table:table-cell table:style-name="ce99" office:value-type="float" office:value="-28">
            <text:p>-28</text:p>
          </table:table-cell>
          <table:table-cell table:style-name="ce99" office:value-type="float" office:value="29">
            <text:p>29</text:p>
          </table:table-cell>
          <table:table-cell table:style-name="ce99" office:value-type="float" office:value="30">
            <text:p>30</text:p>
          </table:table-cell>
          <table:table-cell table:style-name="ce61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BinhNT</text:p>
          </table:table-cell>
          <table:table-cell table:style-name="ce97" table:formula="of:=SUM([.D3:.AG3])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ChanhL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hienTX</text:p>
          </table:table-cell>
          <table:table-cell table:style-name="ce97" table:formula="of:=SUM([.D5:.AG5])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uongLT</text:p>
          </table:table-cell>
          <table:table-cell table:style-name="ce97" table:formula="of:=SUM([.D6:.AG6])" office:value-type="float" office:value="1">
            <text:p>1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DuongDN</text:p>
          </table:table-cell>
          <table:table-cell table:style-name="ce97" table:formula="of:=SUM([.D7:.AG7])" office:value-type="float" office:value="1">
            <text:p>1</text:p>
          </table:table-cell>
          <table:table-cell table:style-name="ce100" office:value-type="float" office:value="1">
            <text:p>1</text:p>
          </table:table-cell>
          <table:table-cell table:style-name="ce100"/>
          <table:table-cell table:style-name="ce100" office:value-type="float" office:value="0">
            <office:annotation draw:style-name="gr2" draw:text-style-name="P2" svg:width="1.1413in" svg:height="0.5457in" svg:x="3.2976in" svg:y="0.8622in" draw:caption-point-x="-0.2402in" draw:caption-point-y="0.6134in">
              <dc:date>2014-09-05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0">
            <office:annotation draw:style-name="gr2" draw:text-style-name="P2" svg:width="1.1413in" svg:height="0.5457in" svg:x="4.0362in" svg:y="0.8622in" draw:caption-point-x="-0.2402in" draw:caption-point-y="0.6134in">
              <dc:date>2014-09-05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">
            <office:annotation draw:style-name="gr2" draw:text-style-name="P2" svg:width="1.1413in" svg:height="0.5457in" svg:x="5.8835in" svg:y="0.8665in" draw:caption-point-x="-0.2402in" draw:caption-point-y="0.6091in">
              <dc:date>2014-09-11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0">
            <office:annotation draw:style-name="gr2" draw:text-style-name="P2" svg:width="1.1413in" svg:height="0.5457in" svg:x="6.6224in" svg:y="0.8677in" draw:caption-point-x="-0.2402in" draw:caption-point-y="0.6079in">
              <dc:date>2014-09-12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">
            <office:annotation draw:style-name="gr2" draw:text-style-name="P2" svg:width="1.1413in" svg:height="0.5457in" svg:x="8.4697in" svg:y="0.8713in" draw:caption-point-x="-0.2402in" draw:caption-point-y="0.6043in">
              <dc:date>2014-09-19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0">
            <office:annotation draw:style-name="gr2" draw:text-style-name="P2" svg:width="1.1413in" svg:height="0.5457in" svg:x="9.2087in" svg:y="0.8713in" draw:caption-point-x="-0.2402in" draw:caption-point-y="0.6043in">
              <dc:date>2014-09-1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">
            <office:annotation draw:style-name="gr2" draw:text-style-name="P2" svg:width="1.1413in" svg:height="0.5457in" svg:x="11.0559in" svg:y="0.8728in" draw:caption-point-x="-0.2402in" draw:caption-point-y="0.6028in">
              <dc:date>2014-09-2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0" office:value-type="float" office:value="0">
            <office:annotation draw:style-name="gr2" draw:text-style-name="P2" svg:width="1.1413in" svg:height="0.5457in" svg:x="11.4252in" svg:y="0.8736in" draw:caption-point-x="-0.2402in" draw:caption-point-y="0.602in">
              <dc:date>2014-09-26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HangHT</text:p>
          </table:table-cell>
          <table:table-cell table:style-name="ce97" table:formula="of:=SUM([.D8:.AG8])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HienNV</text:p>
          </table:table-cell>
          <table:table-cell table:style-name="ce97" table:formula="of:=SUM([.D9:.AG9])" office:value-type="float" office:value="2">
            <text:p>2</text:p>
          </table:table-cell>
          <table:table-cell table:style-name="ce100" office:value-type="float" office:value="1">
            <text:p>1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.5">
            <text:p>0.5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iepNH</text:p>
          </table:table-cell>
          <table:table-cell table:style-name="ce97" table:formula="of:=SUM([.D10:.AG10])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uyNN</text:p>
          </table:table-cell>
          <table:table-cell table:style-name="ce97" table:formula="of:=SUM([.D11:.AG11])" office:value-type="float" office:value="0.5">
            <text:p>0.5</text:p>
          </table:table-cell>
          <table:table-cell table:style-name="ce100" table:number-columns-repeated="24"/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2" draw:text-style-name="P2" svg:width="1.1413in" svg:height="0.5457in" svg:x="13.2724in" svg:y="1.8669in" draw:caption-point-x="-0.2402in" draw:caption-point-y="0.5996in">
              <dc:date>2014-09-29T00:00:00</dc:date>
              <text:p text:style-name="P2"><text:span text:style-name="T1">Đi học buổi sáng, ko ăn cơm</text:span></text:p>
            </office:annotation>
            <text:p>0.5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HuongDT</text:p>
          </table:table-cell>
          <table:table-cell table:style-name="ce97" table:formula="of:=SUM([.D12:.AG12])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KhoiNLD</text:p>
          </table:table-cell>
          <table:table-cell table:style-name="ce97" table:formula="of:=SUM([.D13:.AG13])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LocNP</text:p>
          </table:table-cell>
          <table:table-cell table:style-name="ce97" table:formula="of:=SUM([.D14:.AG14])" office:value-type="float" office:value="3">
            <text:p>3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style-name="ce100" office:value-type="float" office:value="0">
            <office:annotation draw:style-name="gr2" draw:text-style-name="P2" svg:width="1.1413in" svg:height="0.5457in" svg:x="3.2976in" svg:y="2.5949in" draw:caption-point-x="-0.2402in" draw:caption-point-y="0.6146in">
              <dc:date>2014-09-03T00:00:00</dc:date>
              <text:p text:style-name="P2"><text:span text:style-name="T1">Đi trễ 45' (xe hư)</text:span></text:p>
            </office:annotation>
            <text:p>0</text:p>
          </table:table-cell>
          <table:table-cell table:style-name="ce100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0">
            <office:annotation draw:style-name="gr2" draw:text-style-name="P2" svg:width="1.1413in" svg:height="0.5457in" svg:x="6.2531in" svg:y="2.6012in" draw:caption-point-x="-0.2402in" draw:caption-point-y="0.6083in">
              <dc:date>2014-09-11T00:00:00</dc:date>
              <text:p text:style-name="P2"><text:span text:style-name="T1">Đi trễ 1h30'</text:span></text:p>
            </office:annotation>
            <text:p>0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">
            <office:annotation draw:style-name="gr2" draw:text-style-name="P2" svg:width="1.1413in" svg:height="0.5457in" svg:x="13.2724in" svg:y="2.6102in" draw:caption-point-x="-0.2402in" draw:caption-point-y="0.5992in">
              <dc:date>2014-09-30T00:00:00</dc:date>
              <text:p text:style-name="P2"><text:span text:style-name="T1">Đi trễ</text:span></text:p>
            </office:annotation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LocNPQ</text:p>
          </table:table-cell>
          <table:table-cell table:style-name="ce97" table:formula="of:=SUM([.D15:.AG15])" office:value-type="float" office:value="1">
            <text:p>1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MaiDTP</text:p>
          </table:table-cell>
          <table:table-cell table:style-name="ce97" table:formula="of:=SUM([.D16:.AG16])" office:value-type="float" office:value="5">
            <text:p>5</text:p>
          </table:table-cell>
          <table:table-cell table:style-name="ce100" office:value-type="float" office:value="1">
            <text:p>1</text:p>
          </table:table-cell>
          <table:table-cell table:style-name="ce100"/>
          <table:table-cell table:style-name="ce100" office:value-type="float" office:value="0">
            <text:p>0</text:p>
          </table:table-cell>
          <table:table-cell table:style-name="ce100" office:value-type="float" office:value="1">
            <office:annotation draw:style-name="gr2" draw:text-style-name="P2" svg:width="1.1413in" svg:height="0.5457in" svg:x="3.6669in" svg:y="3.0984in" draw:caption-point-x="-0.2402in" draw:caption-point-y="0.6063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style-name="ce100" office:value-type="float" office:value="1">
            <office:annotation draw:style-name="gr2" draw:text-style-name="P2" svg:width="1.1413in" svg:height="0.5457in" svg:x="6.2531in" svg:y="3.0965in" draw:caption-point-x="-0.2402in" draw:caption-point-y="0.6083in">
              <dc:date>2014-09-11T00:00:00</dc:date>
              <text:p text:style-name="P2"><text:span text:style-name="T1">Đi học</text:span></text:p>
              <text:p text:style-name="P2"><text:span text:style-name="T1"/></text:p>
            </office:annotation>
            <text:p>1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style-name="ce100" office:value-type="float" office:value="1">
            <office:annotation draw:style-name="gr2" draw:text-style-name="P2" svg:width="1.1413in" svg:height="0.5457in" svg:x="8.8394in" svg:y="3.0984in" draw:caption-point-x="-0.2402in" draw:caption-point-y="0.6063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style-name="ce100" office:value-type="float" office:value="1">
            <office:annotation draw:style-name="gr2" draw:text-style-name="P2" svg:width="1.1413in" svg:height="0.5457in" svg:x="11.4252in" svg:y="3.1024in" draw:caption-point-x="-0.2402in" draw:caption-point-y="0.6024in">
              <dc:date>2014-09-24T00:00:00</dc:date>
              <text:p text:style-name="P2"><text:span text:style-name="T1">Đi học</text:span></text:p>
            </office:annotation>
            <text:p>1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MinhHA</text:p>
          </table:table-cell>
          <table:table-cell table:style-name="ce97" table:formula="of:=SUM([.D17:.AG17])" office:value-type="float" office:value="3">
            <text:p>3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style-name="ce100" office:value-type="float" office:value="0">
            <text:p>0</text:p>
          </table:table-cell>
          <table:table-cell table:number-columns-repeated="2" table:style-name="ce100" office:value-type="float" office:value="1">
            <text:p>1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.5">
            <text:p>0.5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NamTV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NguyenHTT</text:p>
          </table:table-cell>
          <table:table-cell table:style-name="ce97" table:formula="of:=SUM([.D19:.AG19])" office:value-type="float" office:value="1">
            <text:p>1</text:p>
          </table:table-cell>
          <table:table-cell table:style-name="ce100" office:value-type="float" office:value="1">
            <text:p>1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NhanNM</text:p>
          </table:table-cell>
          <table:table-cell table:style-name="ce97" table:formula="of:=SUM([.D20:.AG20])" office:value-type="float" office:value="2">
            <text:p>2</text:p>
          </table:table-cell>
          <table:table-cell table:style-name="ce100" office:value-type="float" office:value="1">
            <text:p>1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NhanNV</text:p>
          </table:table-cell>
          <table:table-cell table:style-name="ce97" table:formula="of:=SUM([.D21:.AG21])" office:value-type="float" office:value="2.5">
            <text:p>2.5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style-name="ce100" office:value-type="float" office:value="0.5">
            <text:p>0.5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2" draw:text-style-name="P2" svg:width="1.1413in" svg:height="0.5457in" svg:x="10.6866in" svg:y="4.3398in" draw:caption-point-x="-0.2402in" draw:caption-point-y="0.6035in">
              <dc:date>2014-09-24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100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ThachBK</text:p>
          </table:table-cell>
          <table:table-cell table:style-name="ce97" table:formula="of:=SUM([.D22:.AG22])" office:value-type="float" office:value="2">
            <text:p>2</text:p>
          </table:table-cell>
          <table:table-cell table:style-name="ce100" office:value-type="float" office:value="1">
            <text:p>1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">
            <office:annotation draw:style-name="gr2" draw:text-style-name="P2" svg:width="1.1413in" svg:height="0.5457in" svg:x="5.8835in" svg:y="4.5807in" draw:caption-point-x="-0.2402in" draw:caption-point-y="0.6102in">
              <dc:date>2014-09-10T00:00:00</dc:date>
              <text:p text:style-name="P2"><text:span text:style-name="T1">Nghỉ nhưng có làm ở nhà</text:span></text:p>
            </office:annotation>
            <text:p>0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ThaoTP</text:p>
          </table:table-cell>
          <table:table-cell table:style-name="ce97" table:formula="of:=SUM([.D23:.AG23])" office:value-type="float" office:value="2">
            <text:p>2</text:p>
          </table:table-cell>
          <table:table-cell table:style-name="ce100" office:value-type="float" office:value="1">
            <text:p>1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office:annotation draw:style-name="gr2" draw:text-style-name="P2" svg:width="1.1413in" svg:height="0.5457in" svg:x="7.7307in" svg:y="4.8307in" draw:caption-point-x="-0.2402in" draw:caption-point-y="0.6079in">
              <dc:date>2014-09-15T00:00:00</dc:date>
              <text:p text:style-name="P2"><text:span text:style-name="T1">Bị ốm</text:span></text:p>
              <text:p text:style-name="P2"><text:span text:style-name="T1"/></text:p>
            </office:annotation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ThamDT</text:p>
          </table:table-cell>
          <table:table-cell table:style-name="ce97" table:formula="of:=SUM([.D24:.AG24])" office:value-type="float" office:value="1">
            <text:p>1</text:p>
          </table:table-cell>
          <table:table-cell table:style-name="ce100" office:value-type="float" office:value="1">
            <text:p>1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7" office:value-type="string">
            <text:p>ThieuNV</text:p>
          </table:table-cell>
          <table:table-cell table:style-name="ce97" table:formula="of:=SUM([.D25:.AG25])" office:value-type="float" office:value="1">
            <text:p>1</text:p>
          </table:table-cell>
          <table:table-cell table:style-name="ce100" office:value-type="float" office:value="1">
            <text:p>1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7" office:value-type="string">
            <text:p>ThuyLTT</text:p>
          </table:table-cell>
          <table:table-cell table:style-name="ce97" table:formula="of:=SUM([.D26:.AG26])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7" office:value-type="string">
            <text:p>VietBA</text:p>
          </table:table-cell>
          <table:table-cell table:style-name="ce97" table:formula="of:=SUM([.D27:.AG27])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7" office:value-type="string">
            <text:p>VietTH</text:p>
          </table:table-cell>
          <table:table-cell table:style-name="ce97" table:formula="of:=SUM([.D28:.AG28])" office:value-type="float" office:value="2">
            <text:p>2</text:p>
          </table:table-cell>
          <table:table-cell table:style-name="ce100" office:value-type="float" office:value="0">
            <text:p>0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1">
            <office:annotation draw:style-name="gr2" draw:text-style-name="P2" svg:width="1.1413in" svg:height="0.5457in" svg:x="6.6224in" svg:y="6.0693in" draw:caption-point-x="-0.2402in" draw:caption-point-y="0.6079in">
              <dc:date>2014-09-12T00:00:00</dc:date>
              <text:p text:style-name="P2"><text:span text:style-name="T1">Nghỉ ốm</text:span></text:p>
            </office:annotation>
            <text:p>1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8"/>
          <table:table-cell table:number-columns-repeated="20"/>
        </table:table-row>
        <table:table-row table:style-name="ro2" table:number-rows-repeated="983141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10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5"/>
          <table:table-cell table:style-name="ce36" table:number-columns-repeated="2"/>
          <table:table-cell table:style-name="ce103" office:value-type="string" table:number-columns-spanned="31" table:number-rows-spanned="1">
            <text:p>October</text:p>
          </table:table-cell>
          <table:covered-table-cell table:number-columns-repeated="30" table:style-name="ce106"/>
          <table:table-cell table:style-name="ce61" table:number-columns-repeated="975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2">
            <text:p>2</text:p>
          </table:table-cell>
          <table:table-cell table:style-name="ce104" office:value-type="float" office:value="3">
            <text:p>3</text:p>
          </table:table-cell>
          <table:table-cell table:style-name="ce104" office:value-type="float" office:value="-4">
            <text:p>-4</text:p>
          </table:table-cell>
          <table:table-cell table:style-name="ce104" office:value-type="float" office:value="-5">
            <text:p>-5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style-name="ce104" office:value-type="float" office:value="8">
            <text:p>8</text:p>
          </table:table-cell>
          <table:table-cell table:style-name="ce104" office:value-type="float" office:value="9">
            <text:p>9</text:p>
          </table:table-cell>
          <table:table-cell table:style-name="ce104" office:value-type="float" office:value="10">
            <text:p>10</text:p>
          </table:table-cell>
          <table:table-cell table:style-name="ce104" office:value-type="float" office:value="-11">
            <text:p>-11</text:p>
          </table:table-cell>
          <table:table-cell table:style-name="ce104" office:value-type="float" office:value="-12">
            <text:p>-12</text:p>
          </table:table-cell>
          <table:table-cell table:style-name="ce104" office:value-type="float" office:value="13">
            <text:p>13</text:p>
          </table:table-cell>
          <table:table-cell table:style-name="ce104" office:value-type="float" office:value="14">
            <text:p>14</text:p>
          </table:table-cell>
          <table:table-cell table:style-name="ce104" office:value-type="float" office:value="15">
            <text:p>15</text:p>
          </table:table-cell>
          <table:table-cell table:style-name="ce104" office:value-type="float" office:value="16">
            <text:p>16</text:p>
          </table:table-cell>
          <table:table-cell table:style-name="ce104" office:value-type="float" office:value="17">
            <text:p>17</text:p>
          </table:table-cell>
          <table:table-cell table:style-name="ce104" office:value-type="float" office:value="-18">
            <text:p>-18</text:p>
          </table:table-cell>
          <table:table-cell table:style-name="ce104" office:value-type="float" office:value="-19">
            <text:p>-19</text:p>
          </table:table-cell>
          <table:table-cell table:style-name="ce104" office:value-type="float" office:value="20">
            <text:p>20</text:p>
          </table:table-cell>
          <table:table-cell table:style-name="ce104" office:value-type="float" office:value="21">
            <text:p>21</text:p>
          </table:table-cell>
          <table:table-cell table:style-name="ce104" office:value-type="float" office:value="22">
            <text:p>22</text:p>
          </table:table-cell>
          <table:table-cell table:style-name="ce104" office:value-type="float" office:value="23">
            <text:p>23</text:p>
          </table:table-cell>
          <table:table-cell table:style-name="ce104" office:value-type="float" office:value="24">
            <text:p>24</text:p>
          </table:table-cell>
          <table:table-cell table:style-name="ce104" office:value-type="float" office:value="-25">
            <text:p>-25</text:p>
          </table:table-cell>
          <table:table-cell table:style-name="ce104" office:value-type="float" office:value="-26">
            <text:p>-26</text:p>
          </table:table-cell>
          <table:table-cell table:style-name="ce104" office:value-type="float" office:value="27">
            <text:p>27</text:p>
          </table:table-cell>
          <table:table-cell table:style-name="ce104" office:value-type="float" office:value="28">
            <text:p>28</text:p>
          </table:table-cell>
          <table:table-cell table:style-name="ce104" office:value-type="float" office:value="29">
            <text:p>29</text:p>
          </table:table-cell>
          <table:table-cell table:style-name="ce104" office:value-type="float" office:value="30">
            <text:p>30</text:p>
          </table:table-cell>
          <table:table-cell table:style-name="ce104" office:value-type="float" office:value="31">
            <text:p>31</text:p>
          </table:table-cell>
          <table:table-cell table:style-name="ce61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AnBD</text:p>
          </table:table-cell>
          <table:table-cell table:style-name="ce102" table:formula="of:=SUM([.D3:.AH3])" office:value-type="float" office:value="0">
            <text:p>0</text:p>
          </table:table-cell>
          <table:table-cell table:style-name="ce105" table:number-columns-repeated="1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BinhNT</text:p>
          </table:table-cell>
          <table:table-cell table:style-name="ce102" table:formula="of:=SUM([.D4:.AH4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hanhLH</text:p>
          </table:table-cell>
          <table:table-cell table:style-name="ce102" table:formula="of:=SUM([.D5:.AH5])" office:value-type="float" office:value="0.5"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hienTX</text:p>
          </table:table-cell>
          <table:table-cell table:style-name="ce102" table:formula="of:=SUM([.D6:.AH6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CuongLT</text:p>
          </table:table-cell>
          <table:table-cell table:style-name="ce102" table:formula="of:=SUM([.D7:.AH7])" office:value-type="float" office:value="2">
            <text:p>2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number-columns-repeated="2" table:style-name="ce105" office:value-type="float" office:value="1"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DungNT</text:p>
          </table:table-cell>
          <table:table-cell table:style-name="ce102" table:formula="of:=SUM([.D8:.AH8])" office:value-type="float" office:value="0.5">
            <text:p>0.5</text:p>
          </table:table-cell>
          <table:table-cell table:style-name="ce105" table:number-columns-repeated="12"/>
          <table:table-cell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DuongDN</text:p>
          </table:table-cell>
          <table:table-cell table:style-name="ce102" table:formula="of:=SUM([.D9:.AH9])" office:value-type="float" office:value="1.5">
            <text:p>1.5</text:p>
          </table:table-cell>
          <table:table-cell table:style-name="ce105" office:value-type="float" office:value="0">
            <office:annotation draw:style-name="gr2" draw:text-style-name="P2" svg:width="1.1413in" svg:height="0.5457in" svg:x="2.5587in" svg:y="1.3551in" draw:caption-point-x="-0.2402in" draw:caption-point-y="0.6161in">
              <dc:date>2014-10-01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2" svg:width="1.1413in" svg:height="0.5457in" svg:x="3.2976in" svg:y="1.3598in" draw:caption-point-x="-0.2402in" draw:caption-point-y="0.6114in">
              <dc:date>2014-10-10T00:00:00</dc:date>
              <text:p text:style-name="P2"><text:span text:style-name="T1">Đi học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2" svg:width="1.1413in" svg:height="0.5457in" svg:x="4.7752in" svg:y="1.3598in" draw:caption-point-x="-0.2402in" draw:caption-point-y="0.6114in">
              <dc:date>2014-10-10T00:00:00</dc:date>
              <text:p text:style-name="P2"><text:span text:style-name="T1">Đi học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2" svg:width="1.1413in" svg:height="0.5457in" svg:x="5.8835in" svg:y="1.3598in" draw:caption-point-x="-0.2402in" draw:caption-point-y="0.6114in">
              <dc:date>2014-10-10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2" svg:width="1.1413in" svg:height="0.5457in" svg:x="7.7307in" svg:y="1.3654in" draw:caption-point-x="-0.2402in" draw:caption-point-y="0.6059in">
              <dc:date>2014-10-15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2" draw:text-style-name="P2" svg:width="1.1413in" svg:height="0.5457in" svg:x="8.4697in" svg:y="1.3654in" draw:caption-point-x="-0.2402in" draw:caption-point-y="0.6059in">
              <dc:date>2014-10-15T00:00:00</dc:date>
              <text:p text:style-name="P2"><text:span text:style-name="T1">Đi học buổi sáng, nghỉ buổi chiều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2" draw:text-style-name="P2" svg:width="1.1413in" svg:height="0.5457in" svg:x="12.9031in" svg:y="1.3732in" draw:caption-point-x="-0.2402in" draw:caption-point-y="0.598in">
              <dc:date>2014-10-29T00:00:00</dc:date>
              <text:p text:style-name="P2"><text:span text:style-name="T1">Đi học buổi sáng</text:span></text:p>
            </office:annotation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angHT</text:p>
          </table:table-cell>
          <table:table-cell table:style-name="ce102" table:formula="of:=SUM([.D10:.AH10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ienNV</text:p>
          </table:table-cell>
          <table:table-cell table:style-name="ce102" table:formula="of:=SUM([.D11:.AH11])" office:value-type="float" office:value="2">
            <text:p>2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number-columns-repeated="2" table:style-name="ce105" office:value-type="float" office:value="0.5"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HiepNH</text:p>
          </table:table-cell>
          <table:table-cell table:style-name="ce102" table:formula="of:=SUM([.D12:.AH12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HuongDT</text:p>
          </table:table-cell>
          <table:table-cell table:style-name="ce102" table:formula="of:=SUM([.D13:.AH13])" office:value-type="float" office:value="2">
            <text:p>2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HuyNN</text:p>
          </table:table-cell>
          <table:table-cell table:style-name="ce102" table:formula="of:=SUM([.D14:.AH14])" office:value-type="float" office:value="2">
            <text:p>2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2" draw:text-style-name="P2" svg:width="1.1413in" svg:height="0.5457in" svg:x="4.7752in" svg:y="2.6012in" draw:caption-point-x="-0.2402in" draw:caption-point-y="0.6083in">
              <dc:date>2014-10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2" draw:text-style-name="P2" svg:width="1.1413in" svg:height="0.5457in" svg:x="7.3614in" svg:y="2.6012in" draw:caption-point-x="-0.2402in" draw:caption-point-y="0.6083in">
              <dc:date>2014-10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KhoiNLD</text:p>
          </table:table-cell>
          <table:table-cell table:style-name="ce102" table:formula="of:=SUM([.D15:.AH15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LocNP</text:p>
          </table:table-cell>
          <table:table-cell table:style-name="ce102" table:formula="of:=SUM([.D16:.AH16])" office:value-type="float" office:value="2">
            <text:p>2</text:p>
          </table:table-cell>
          <table:table-cell table:style-name="ce105" office:value-type="float" office:value="0">
            <office:annotation draw:style-name="gr2" draw:text-style-name="P2" svg:width="1.1413in" svg:height="0.5457in" svg:x="2.5587in" svg:y="3.0886in" draw:caption-point-x="-0.2402in" draw:caption-point-y="0.6161in">
              <dc:date>2014-10-01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number-columns-repeated="2" table:style-name="ce105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LocNPQ</text:p>
          </table:table-cell>
          <table:table-cell table:style-name="ce102" table:formula="of:=SUM([.D17:.AH17])" office:value-type="float" office:value="2">
            <text:p>2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2" draw:text-style-name="P2" svg:width="1.1413in" svg:height="0.5457in" svg:x="6.9921in" svg:y="3.3429in" draw:caption-point-x="-0.2402in" draw:caption-point-y="0.6094in">
              <dc:date>2014-10-13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MaiDTP</text:p>
          </table:table-cell>
          <table:table-cell table:style-name="ce102" table:formula="of:=SUM([.D18:.AH18])" office:value-type="float" office:value="7">
            <text:p>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2" draw:text-style-name="P2" svg:width="1.1413in" svg:height="0.5457in" svg:x="2.928in" svg:y="3.585in" draw:caption-point-x="-0.2402in" draw:caption-point-y="0.6154in">
              <dc:date>2014-10-02T00:00:00</dc:date>
              <text:p text:style-name="P2"><text:span text:style-name="T1">Đi học</text:span></text:p>
            </office:annotation>
            <text:p>1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MinhHA</text:p>
          </table:table-cell>
          <table:table-cell table:style-name="ce102" table:formula="of:=SUM([.D19:.AH19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NamTV</text:p>
          </table:table-cell>
          <table:table-cell table:style-name="ce102" table:formula="of:=SUM([.D20:.AH20])" office:value-type="float" office:value="1.5">
            <text:p>1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NguyenHTT</text:p>
          </table:table-cell>
          <table:table-cell table:style-name="ce102" table:formula="of:=SUM([.D21:.AH21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NhanNM</text:p>
          </table:table-cell>
          <table:table-cell table:style-name="ce102" table:formula="of:=SUM([.D22:.AH22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NhanNV</text:p>
          </table:table-cell>
          <table:table-cell table:style-name="ce102" table:formula="of:=SUM([.D23:.AH23])" office:value-type="float" office:value="1.5">
            <text:p>1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0.5">
            <office:annotation draw:style-name="gr2" draw:text-style-name="P2" svg:width="1.1413in" svg:height="0.5457in" svg:x="3.2976in" svg:y="4.8232in" draw:caption-point-x="-0.2402in" draw:caption-point-y="0.6154in">
              <dc:date>2014-10-02T00:00:00</dc:date>
              <text:p text:style-name="P2"><text:span text:style-name="T1">Bảo vệ luận văn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ThachBK</text:p>
          </table:table-cell>
          <table:table-cell table:style-name="ce102" table:formula="of:=SUM([.D24:.AH24])" office:value-type="float" office:value="2.5">
            <text:p>2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7" office:value-type="string">
            <text:p>ThaoTP</text:p>
          </table:table-cell>
          <table:table-cell table:style-name="ce102" table:formula="of:=SUM([.D25:.AH25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7" office:value-type="string">
            <text:p>ThamDT</text:p>
          </table:table-cell>
          <table:table-cell table:style-name="ce102" table:formula="of:=SUM([.D26:.AH26])" office:value-type="float" office:value="0.5"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7" office:value-type="string">
            <text:p>ThieuNV</text:p>
          </table:table-cell>
          <table:table-cell table:style-name="ce102" table:formula="of:=SUM([.D27:.AH27])" office:value-type="float" office:value="0.5"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7" office:value-type="string">
            <text:p>ThuyLTT</text:p>
          </table:table-cell>
          <table:table-cell table:style-name="ce102" table:formula="of:=SUM([.D28:.AH28])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7" office:value-type="string">
            <text:p>VietBA</text:p>
          </table:table-cell>
          <table:table-cell table:style-name="ce102" table:formula="of:=SUM([.D29:.AH29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7" office:value-type="string">
            <text:p>VietTH</text:p>
          </table:table-cell>
          <table:table-cell table:style-name="ce102" table:formula="of:=SUM([.D30:.AH30])" office:value-type="float" office:value="1"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9"/>
          <table:table-cell table:number-columns-repeated="20"/>
        </table:table-row>
        <table:table-row table:style-name="ro2" table:number-rows-repeated="983139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11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5"/>
          <table:table-cell table:style-name="ce36" table:number-columns-repeated="2"/>
          <table:table-cell table:style-name="ce108" office:value-type="string" table:number-columns-spanned="30" table:number-rows-spanned="1">
            <text:p>November</text:p>
          </table:table-cell>
          <table:covered-table-cell table:number-columns-repeated="29" table:style-name="ce111"/>
          <table:table-cell table:style-name="ce61" table:number-columns-repeated="975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109" office:value-type="float" office:value="-1">
            <text:p>-1</text:p>
          </table:table-cell>
          <table:table-cell table:style-name="ce109" office:value-type="float" office:value="-2">
            <text:p>-2</text:p>
          </table:table-cell>
          <table:table-cell table:style-name="ce109" office:value-type="float" office:value="3">
            <text:p>3</text:p>
          </table:table-cell>
          <table:table-cell table:style-name="ce109" office:value-type="float" office:value="4">
            <text:p>4</text:p>
          </table:table-cell>
          <table:table-cell table:style-name="ce109" office:value-type="float" office:value="5">
            <text:p>5</text:p>
          </table:table-cell>
          <table:table-cell table:style-name="ce109" office:value-type="float" office:value="6">
            <text:p>6</text:p>
          </table:table-cell>
          <table:table-cell table:style-name="ce109" office:value-type="float" office:value="7">
            <text:p>7</text:p>
          </table:table-cell>
          <table:table-cell table:style-name="ce109" office:value-type="float" office:value="-8">
            <text:p>-8</text:p>
          </table:table-cell>
          <table:table-cell table:style-name="ce109" office:value-type="float" office:value="-9">
            <text:p>-9</text:p>
          </table:table-cell>
          <table:table-cell table:style-name="ce109" office:value-type="float" office:value="10">
            <text:p>10</text:p>
          </table:table-cell>
          <table:table-cell table:style-name="ce109" office:value-type="float" office:value="11">
            <text:p>11</text:p>
          </table:table-cell>
          <table:table-cell table:style-name="ce109" office:value-type="float" office:value="12">
            <text:p>12</text:p>
          </table:table-cell>
          <table:table-cell table:style-name="ce109" office:value-type="float" office:value="13">
            <text:p>13</text:p>
          </table:table-cell>
          <table:table-cell table:style-name="ce109" office:value-type="float" office:value="14">
            <text:p>14</text:p>
          </table:table-cell>
          <table:table-cell table:style-name="ce109" office:value-type="float" office:value="-15">
            <text:p>-15</text:p>
          </table:table-cell>
          <table:table-cell table:style-name="ce109" office:value-type="float" office:value="-16">
            <text:p>-16</text:p>
          </table:table-cell>
          <table:table-cell table:style-name="ce109" office:value-type="float" office:value="17">
            <text:p>17</text:p>
          </table:table-cell>
          <table:table-cell table:style-name="ce109" office:value-type="float" office:value="18">
            <text:p>18</text:p>
          </table:table-cell>
          <table:table-cell table:style-name="ce109" office:value-type="float" office:value="19">
            <text:p>19</text:p>
          </table:table-cell>
          <table:table-cell table:style-name="ce109" office:value-type="float" office:value="20">
            <text:p>20</text:p>
          </table:table-cell>
          <table:table-cell table:style-name="ce109" office:value-type="float" office:value="21">
            <text:p>21</text:p>
          </table:table-cell>
          <table:table-cell table:style-name="ce109" office:value-type="float" office:value="-22">
            <text:p>-22</text:p>
          </table:table-cell>
          <table:table-cell table:style-name="ce109" office:value-type="float" office:value="-23">
            <text:p>-23</text:p>
          </table:table-cell>
          <table:table-cell table:style-name="ce109" office:value-type="float" office:value="24">
            <text:p>24</text:p>
          </table:table-cell>
          <table:table-cell table:style-name="ce109" office:value-type="float" office:value="25">
            <text:p>25</text:p>
          </table:table-cell>
          <table:table-cell table:style-name="ce109" office:value-type="float" office:value="26">
            <text:p>26</text:p>
          </table:table-cell>
          <table:table-cell table:style-name="ce109" office:value-type="float" office:value="27">
            <text:p>27</text:p>
          </table:table-cell>
          <table:table-cell table:style-name="ce109" office:value-type="float" office:value="28">
            <text:p>28</text:p>
          </table:table-cell>
          <table:table-cell table:style-name="ce109" office:value-type="float" office:value="-29">
            <text:p>-29</text:p>
          </table:table-cell>
          <table:table-cell table:style-name="ce109" office:value-type="float" office:value="-30">
            <text:p>-30</text:p>
          </table:table-cell>
          <table:table-cell table:style-name="ce61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AnBD</text:p>
          </table:table-cell>
          <table:table-cell table:style-name="ce107" table:formula="of:=SUM([.D3:.AG3])" office:value-type="float" office:value="0.5">
            <text:p>0.5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BinhNT</text:p>
          </table:table-cell>
          <table:table-cell table:style-name="ce107" table:formula="of:=SUM([.D4:.AG4])" office:value-type="float" office:value="1.5">
            <text:p>1.5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hanhLH</text:p>
          </table:table-cell>
          <table:table-cell table:style-name="ce107" table:formula="of:=SUM([.D5:.AG5])" office:value-type="float" office:value="1">
            <text:p>1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1">
            <text:p>1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hienTX</text:p>
          </table:table-cell>
          <table:table-cell table:style-name="ce107" table:formula="of:=SUM([.D6:.AG6])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CuongLT</text:p>
          </table:table-cell>
          <table:table-cell table:style-name="ce107" table:formula="of:=SUM([.D7:.AG7])" office:value-type="float" office:value="4">
            <text:p>4</text:p>
          </table:table-cell>
          <table:table-cell table:style-name="ce110" table:number-columns-repeated="2"/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6" draw:text-style-name="P2" svg:width="1.1413in" svg:height="0.2346in" svg:x="4.0362in" svg:y="0.8665in" draw:caption-point-x="-0.2402in" draw:caption-point-y="0.6091in">
              <dc:date>2014-11-06T00:00:00</dc:date>
              <text:p text:style-name="P2"><text:span text:style-name="T1">Nghỉ ốm</text:span></text:p>
            </office:annotation>
            <text:p>1</text:p>
          </table:table-cell>
          <table:table-cell table:style-name="ce110" office:value-type="float" office:value="1">
            <office:annotation draw:style-name="gr6" draw:text-style-name="P2" svg:width="1.1413in" svg:height="0.2346in" svg:x="4.4059in" svg:y="0.8665in" draw:caption-point-x="-0.2402in" draw:caption-point-y="0.6091in">
              <dc:date>2014-11-06T00:00:00</dc:date>
              <text:p text:style-name="P2"><text:span text:style-name="T1">Nghỉ ốm</text:span></text:p>
            </office:annotation>
            <text:p>1</text:p>
          </table:table-cell>
          <table:table-cell table:style-name="ce110" office:value-type="float" office:value="1">
            <office:annotation draw:style-name="gr6" draw:text-style-name="P2" svg:width="1.1413in" svg:height="0.2346in" svg:x="4.7752in" svg:y="0.8689in" draw:caption-point-x="-0.2402in" draw:caption-point-y="0.6067in">
              <dc:date>2014-11-07T00:00:00</dc:date>
              <text:p text:style-name="P2"><text:span text:style-name="T1">Nghỉ ốm</text:span></text:p>
            </office:annotation>
            <text:p>1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DungNT</text:p>
          </table:table-cell>
          <table:table-cell table:style-name="ce107" table:formula="of:=SUM([.D8:.AG8])" office:value-type="float" office:value="1.5">
            <text:p>1.5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DuongDN</text:p>
          </table:table-cell>
          <table:table-cell table:style-name="ce107" table:formula="of:=SUM([.D9:.AG9])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2" svg:width="1.1413in" svg:height="0.5457in" svg:x="11.7949in" svg:y="1.3728in" draw:caption-point-x="-0.2402in" draw:caption-point-y="0.5984in">
              <dc:date>2014-11-26T00:00:00</dc:date>
              <text:p text:style-name="P2"><text:span text:style-name="T1">Đi học buổi sáng</text:span></text:p>
              <text:p text:style-name="P2"><text:span text:style-name="T1"/></text:p>
              <text:p text:style-name="P2"><text:span text:style-name="T1"/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angHT</text:p>
          </table:table-cell>
          <table:table-cell table:style-name="ce107" table:formula="of:=SUM([.D10:.AG10])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ienNV</text:p>
          </table:table-cell>
          <table:table-cell table:style-name="ce107" table:formula="of:=SUM([.D11:.AG11])" office:value-type="float" office:value="2.5">
            <text:p>2.5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.5"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HiepNH</text:p>
          </table:table-cell>
          <table:table-cell table:style-name="ce107" table:formula="of:=SUM([.D12:.AG12])" office:value-type="float" office:value="0.5">
            <text:p>0.5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HuongDT</text:p>
          </table:table-cell>
          <table:table-cell table:style-name="ce107" table:formula="of:=SUM([.D13:.AG13])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HuyNN</text:p>
          </table:table-cell>
          <table:table-cell table:style-name="ce107" table:formula="of:=SUM([.D14:.AG14])" office:value-type="float" office:value="2">
            <text:p>2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6" draw:text-style-name="P2" svg:width="1.1413in" svg:height="0.2346in" svg:x="3.6669in" svg:y="2.5988in" draw:caption-point-x="-0.2402in" draw:caption-point-y="0.6106in">
              <dc:date>2014-11-0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KhoiNLD</text:p>
          </table:table-cell>
          <table:table-cell table:style-name="ce107" table:formula="of:=SUM([.D15:.AG15])" office:value-type="float" office:value="1">
            <text:p>1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LocNP</text:p>
          </table:table-cell>
          <table:table-cell table:style-name="ce107" table:formula="of:=SUM([.D16:.AG16])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>
            <office:annotation draw:style-name="gr4" draw:text-style-name="P2" svg:width="1.1413in" svg:height="0.5457in" svg:x="5.8835in" svg:y="3.1087in" draw:caption-point-x="-0.2402in" draw:caption-point-y="0.5961in">
              <dc:creator>Thuy</dc:creator>
              <dc:date>2014-12-12T00:00:00</dc:date>
              <text:p text:style-name="P2"><text:span text:style-name="T1">nghỉ không lương 1 tuần </text:span></text:p>
              <text:p text:style-name="P2"><text:span text:style-name="T1">Từ Nov 10 → 14</text:span></text:p>
            </office:annotation>
          </table:table-cell>
          <table:table-cell table:style-name="ce110" table:number-columns-repeated="6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LocNPQ</text:p>
          </table:table-cell>
          <table:table-cell table:style-name="ce107" table:formula="of:=SUM([.D17:.AG17])" office:value-type="float" office:value="2">
            <text:p>2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office:annotation draw:style-name="gr6" draw:text-style-name="P2" svg:width="1.1413in" svg:height="0.2346in" svg:x="4.0362in" svg:y="3.3433in" draw:caption-point-x="-0.2402in" draw:caption-point-y="0.6091in">
              <dc:date>2014-11-06T00:00:00</dc:date>
              <text:p text:style-name="P2"><text:span text:style-name="T1">Sốt siêu vi</text:span></text:p>
            </office:annotation>
            <text:p>1</text:p>
          </table:table-cell>
          <table:table-cell table:style-name="ce110" office:value-type="float" office:value="1">
            <office:annotation draw:style-name="gr6" draw:text-style-name="P2" svg:width="1.1413in" svg:height="0.2346in" svg:x="4.4059in" svg:y="3.3433in" draw:caption-point-x="-0.2402in" draw:caption-point-y="0.6091in">
              <dc:date>2014-11-06T00:00:00</dc:date>
              <text:p text:style-name="P2"><text:span text:style-name="T1">Sốt siêu vi</text:span></text:p>
            </office:annotation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MaiDTP</text:p>
          </table:table-cell>
          <table:table-cell table:style-name="ce107" table:formula="of:=SUM([.D18:.AG18])" office:value-type="float" office:value="8">
            <text:p>8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6" draw:text-style-name="P2" svg:width="1.1413in" svg:height="0.2346in" svg:x="3.6669in" svg:y="3.5898in" draw:caption-point-x="-0.2402in" draw:caption-point-y="0.6106in">
              <dc:date>2014-11-04T00:00:00</dc:date>
              <text:p text:style-name="P2"><text:span text:style-name="T1">Đi học</text:span></text:p>
            </office:annotation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office:annotation draw:style-name="gr6" draw:text-style-name="P2" svg:width="1.1413in" svg:height="0.2346in" svg:x="4.7752in" svg:y="3.5917in" draw:caption-point-x="-0.2402in" draw:caption-point-y="0.6087in">
              <dc:date>2014-11-06T00:00:00</dc:date>
              <text:p text:style-name="P2"><text:span text:style-name="T1">Đi học</text:span></text:p>
            </office:annotation>
            <text:p>1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office:annotation draw:style-name="gr6" draw:text-style-name="P2" svg:width="1.1413in" svg:height="0.2346in" svg:x="6.6224in" svg:y="3.5965in" draw:caption-point-x="-0.2402in" draw:caption-point-y="0.6039in">
              <dc:date>2014-11-18T00:00:00</dc:date>
              <text:p text:style-name="P2"><text:span text:style-name="T1">Đi học</text:span></text:p>
            </office:annotation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6" draw:text-style-name="P2" svg:width="1.1413in" svg:height="0.2346in" svg:x="7.3614in" svg:y="3.5965in" draw:caption-point-x="-0.2402in" draw:caption-point-y="0.6039in">
              <dc:date>2014-11-18T00:00:00</dc:date>
              <text:p text:style-name="P2"><text:span text:style-name="T1">Đi học</text:span></text:p>
            </office:annotation>
            <text:p>1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6" draw:text-style-name="P2" svg:width="1.1413in" svg:height="0.2346in" svg:x="8.8394in" svg:y="3.5965in" draw:caption-point-x="-0.2402in" draw:caption-point-y="0.6039in">
              <dc:date>2014-11-18T00:00:00</dc:date>
              <text:p text:style-name="P2"><text:span text:style-name="T1">Đi học</text:span></text:p>
            </office:annotation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6" draw:text-style-name="P2" svg:width="1.1413in" svg:height="0.2346in" svg:x="9.578in" svg:y="3.5976in" draw:caption-point-x="-0.2402in" draw:caption-point-y="0.6028in">
              <dc:date>2014-11-20T00:00:00</dc:date>
              <text:p text:style-name="P2"><text:span text:style-name="T1">Đi học</text:span></text:p>
            </office:annotation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6" draw:text-style-name="P2" svg:width="1.1413in" svg:height="0.2346in" svg:x="11.4252in" svg:y="3.6012in" draw:caption-point-x="-0.2402in" draw:caption-point-y="0.5992in">
              <dc:date>2014-11-25T00:00:00</dc:date>
              <text:p text:style-name="P2"><text:span text:style-name="T1">Đi học</text:span></text:p>
            </office:annotation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6" draw:text-style-name="P2" svg:width="1.1413in" svg:height="0.2346in" svg:x="12.1642in" svg:y="3.6024in" draw:caption-point-x="-0.2402in" draw:caption-point-y="0.598in">
              <dc:date>2014-11-27T00:00:00</dc:date>
              <text:p text:style-name="P2"><text:span text:style-name="T1">Đi học</text:span></text:p>
            </office:annotation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MinhHA</text:p>
          </table:table-cell>
          <table:table-cell table:style-name="ce107" table:formula="of:=SUM([.D19:.AG19])" office:value-type="float" office:value="1">
            <text:p>1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NamTV</text:p>
          </table:table-cell>
          <table:table-cell table:style-name="ce107" table:formula="of:=SUM([.D20:.AG20])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NguyenHTT</text:p>
          </table:table-cell>
          <table:table-cell table:style-name="ce107" table:formula="of:=SUM([.D21:.AG21])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NhanNM</text:p>
          </table:table-cell>
          <table:table-cell table:style-name="ce107" table:formula="of:=SUM([.D22:.AG22])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NhanNV</text:p>
          </table:table-cell>
          <table:table-cell table:style-name="ce107" table:formula="of:=SUM([.D23:.AG23])" office:value-type="float" office:value="1">
            <text:p>1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text:p>0.5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ThachBK</text:p>
          </table:table-cell>
          <table:table-cell table:style-name="ce107" table:formula="of:=SUM([.D24:.AG24])" office:value-type="float" office:value="1">
            <text:p>1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1">
            <office:annotation draw:style-name="gr6" draw:text-style-name="P2" svg:width="1.1413in" svg:height="0.2346in" svg:x="5.8835in" svg:y="5.0831in" draw:caption-point-x="-0.2402in" draw:caption-point-y="0.6031in">
              <dc:date>2014-11-18T00:00:00</dc:date>
              <text:p text:style-name="P2"><text:span text:style-name="T1">Về quê</text:span></text:p>
            </office:annotation>
            <text:p>1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7" office:value-type="string">
            <text:p>ThaoTP</text:p>
          </table:table-cell>
          <table:table-cell table:style-name="ce107" table:formula="of:=SUM([.D25:.AG25])" office:value-type="float" office:value="0.5">
            <text:p>0.5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7" office:value-type="string">
            <text:p>ThamDT</text:p>
          </table:table-cell>
          <table:table-cell table:style-name="ce107" table:formula="of:=SUM([.D26:.AG26])" office:value-type="float" office:value="1.5">
            <text:p>1.5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7" office:value-type="string">
            <text:p>ThieuNV</text:p>
          </table:table-cell>
          <table:table-cell table:style-name="ce107" table:formula="of:=SUM([.D27:.AG27])" office:value-type="float" office:value="1">
            <text:p>1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7" office:value-type="string">
            <text:p>ThuyLTT</text:p>
          </table:table-cell>
          <table:table-cell table:style-name="ce107" table:formula="of:=SUM([.D28:.AG28])" office:value-type="float" office:value="0.5">
            <text:p>0.5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7" office:value-type="string">
            <text:p>VietBA</text:p>
          </table:table-cell>
          <table:table-cell table:style-name="ce107" table:formula="of:=SUM([.D29:.AG29])" office:value-type="float" office:value="1">
            <text:p>1</text:p>
          </table:table-cell>
          <table:table-cell table:style-name="ce110" table:number-columns-repeated="2"/>
          <table:table-cell table:style-name="ce110" office:value-type="float" office:value="0.5">
            <text:p>0.5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7" office:value-type="string">
            <text:p>VietTH</text:p>
          </table:table-cell>
          <table:table-cell table:style-name="ce107" table:formula="of:=SUM([.D30:.AG30])" office:value-type="float" office:value="0.5">
            <text:p>0.5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8"/>
          <table:table-cell table:number-columns-repeated="20"/>
        </table:table-row>
        <table:table-row table:style-name="ro2" table:number-rows-repeated="983139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12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5"/>
          <table:table-cell table:style-name="ce36" table:number-columns-repeated="2"/>
          <table:table-cell table:style-name="ce113" office:value-type="string" table:number-columns-spanned="31" table:number-rows-spanned="1">
            <text:p>December</text:p>
          </table:table-cell>
          <table:covered-table-cell table:number-columns-repeated="30" table:style-name="ce116"/>
          <table:table-cell table:style-name="ce61" table:number-columns-repeated="975"/>
        </table:table-row>
        <table:table-row table:style-name="ro6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Absent</text:p>
          </table:table-cell>
          <table:table-cell table:style-name="ce114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office:value-type="float" office:value="4">
            <text:p>4</text:p>
          </table:table-cell>
          <table:table-cell table:style-name="ce114" office:value-type="float" office:value="5">
            <text:p>5</text:p>
          </table:table-cell>
          <table:table-cell table:style-name="ce114" office:value-type="float" office:value="-6">
            <text:p>-6</text:p>
          </table:table-cell>
          <table:table-cell table:style-name="ce114" office:value-type="float" office:value="-7">
            <text:p>-7</text:p>
          </table:table-cell>
          <table:table-cell table:style-name="ce114" office:value-type="float" office:value="8">
            <text:p>8</text:p>
          </table:table-cell>
          <table:table-cell table:style-name="ce114" office:value-type="float" office:value="9">
            <text:p>9</text:p>
          </table:table-cell>
          <table:table-cell table:style-name="ce114" office:value-type="float" office:value="10">
            <text:p>10</text:p>
          </table:table-cell>
          <table:table-cell table:style-name="ce114" office:value-type="float" office:value="11">
            <text:p>11</text:p>
          </table:table-cell>
          <table:table-cell table:style-name="ce114" office:value-type="float" office:value="12">
            <text:p>12</text:p>
          </table:table-cell>
          <table:table-cell table:style-name="ce114" office:value-type="float" office:value="-13">
            <text:p>-13</text:p>
          </table:table-cell>
          <table:table-cell table:style-name="ce114" office:value-type="float" office:value="-14">
            <text:p>-14</text:p>
          </table:table-cell>
          <table:table-cell table:style-name="ce114" office:value-type="float" office:value="15">
            <text:p>15</text:p>
          </table:table-cell>
          <table:table-cell table:style-name="ce114" office:value-type="float" office:value="16">
            <text:p>16</text:p>
          </table:table-cell>
          <table:table-cell table:style-name="ce114" office:value-type="float" office:value="17">
            <text:p>17</text:p>
          </table:table-cell>
          <table:table-cell table:style-name="ce114" office:value-type="float" office:value="18">
            <text:p>18</text:p>
          </table:table-cell>
          <table:table-cell table:style-name="ce114" office:value-type="float" office:value="19">
            <text:p>19</text:p>
          </table:table-cell>
          <table:table-cell table:style-name="ce114" office:value-type="float" office:value="-20">
            <text:p>-20</text:p>
          </table:table-cell>
          <table:table-cell table:style-name="ce114" office:value-type="float" office:value="-21">
            <text:p>-21</text:p>
          </table:table-cell>
          <table:table-cell table:style-name="ce114" office:value-type="float" office:value="22">
            <text:p>22</text:p>
          </table:table-cell>
          <table:table-cell table:style-name="ce114" office:value-type="float" office:value="23">
            <text:p>23</text:p>
          </table:table-cell>
          <table:table-cell table:style-name="ce114" office:value-type="float" office:value="24">
            <text:p>24</text:p>
          </table:table-cell>
          <table:table-cell table:style-name="ce114" office:value-type="float" office:value="25">
            <text:p>25</text:p>
          </table:table-cell>
          <table:table-cell table:style-name="ce114" office:value-type="float" office:value="26">
            <text:p>26</text:p>
          </table:table-cell>
          <table:table-cell table:style-name="ce114" office:value-type="float" office:value="-27">
            <text:p>-27</text:p>
          </table:table-cell>
          <table:table-cell table:style-name="ce114" office:value-type="float" office:value="-28">
            <text:p>-28</text:p>
          </table:table-cell>
          <table:table-cell table:style-name="ce114" office:value-type="float" office:value="29">
            <text:p>29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31">
            <text:p>31</text:p>
          </table:table-cell>
          <table:table-cell table:style-name="ce61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AnBD</text:p>
          </table:table-cell>
          <table:table-cell table:style-name="ce112" table:formula="of:=SUM([.D3:.AH3])" office:value-type="float" office:value="0">
            <text:p>0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1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BinhNT</text:p>
          </table:table-cell>
          <table:table-cell table:style-name="ce112" table:formula="of:=SUM([.D4:.AH4])" office:value-type="float" office:value="1.5">
            <text:p>1.5</text:p>
          </table:table-cell>
          <table:table-cell table:number-columns-repeated="2" table:style-name="ce115" office:value-type="float" office:value="0">
            <text:p>0</text:p>
          </table:table-cell>
          <table:table-cell table:number-columns-repeated="2" table:style-name="ce115" office:value-type="float" office:value="0.5"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hanhLH</text:p>
          </table:table-cell>
          <table:table-cell table:style-name="ce112" table:formula="of:=SUM([.D5:.AH5])" office:value-type="float" office:value="0">
            <text:p>0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hienTX</text:p>
          </table:table-cell>
          <table:table-cell table:style-name="ce112" table:formula="of:=SUM([.D6:.AH6])" office:value-type="float" office:value="0">
            <text:p>0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CuongLT</text:p>
          </table:table-cell>
          <table:table-cell table:style-name="ce112" table:formula="of:=SUM([.D7:.AH7])" office:value-type="float" office:value="1">
            <text:p>1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2" svg:width="1.1413in" svg:height="0.2346in" svg:x="10.6866in" svg:y="0.876in" draw:caption-point-x="-0.2402in" draw:caption-point-y="0.5996in">
              <dc:date>2014-12-23T00:00:00</dc:date>
              <text:p text:style-name="P2"><text:span text:style-name="T1">Đau mắt</text:span></text:p>
            </office:annotation>
            <text:p>1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DungNT</text:p>
          </table:table-cell>
          <table:table-cell table:style-name="ce112" table:formula="of:=SUM([.D8:.AH8])" office:value-type="float" office:value="0.5"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DuongDN</text:p>
          </table:table-cell>
          <table:table-cell table:style-name="ce112" table:formula="of:=SUM([.D9:.AH9])" office:value-type="float" office:value="1.5">
            <text:p>1.5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2" svg:width="1.1413in" svg:height="0.3902in" svg:x="10.3169in" svg:y="1.3724in" draw:caption-point-x="-0.2402in" draw:caption-point-y="0.5988in">
              <dc:date>2014-12-23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text:p>0.5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aHT</text:p>
          </table:table-cell>
          <table:table-cell table:style-name="ce112" table:formula="of:=SUM([.D10:.AH10])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angHT</text:p>
          </table:table-cell>
          <table:table-cell table:style-name="ce112" table:formula="of:=SUM([.D11:.AH11])" office:value-type="float" office:value="0">
            <text:p>0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HienNV</text:p>
          </table:table-cell>
          <table:table-cell table:style-name="ce112" table:formula="of:=SUM([.D12:.AH12])" office:value-type="float" office:value="2">
            <text:p>2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text:p>0.5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HiepNH</text:p>
          </table:table-cell>
          <table:table-cell table:style-name="ce112" table:formula="of:=SUM([.D13:.AH13])" office:value-type="float" office:value="1"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HuongDT</text:p>
          </table:table-cell>
          <table:table-cell table:style-name="ce112" table:formula="of:=SUM([.D14:.AH14])" office:value-type="float" office:value="1">
            <text:p>1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2" svg:width="1.1413in" svg:height="0.3902in" svg:x="11.7949in" svg:y="2.6098in" draw:caption-point-x="-0.2402in" draw:caption-point-y="0.5996in">
              <dc:date>2014-12-22T00:00:00</dc:date>
              <text:p text:style-name="P2"><text:span text:style-name="T1">Về quê dự đám cưới</text:span></text:p>
            </office:annotation>
            <text:p>1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HuyNN</text:p>
          </table:table-cell>
          <table:table-cell table:style-name="ce112" table:formula="of:=SUM([.D15:.AH15])" office:value-type="float" office:value="2.5">
            <text:p>2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2" svg:width="1.1413in" svg:height="0.2346in" svg:x="2.928in" svg:y="2.8555in" draw:caption-point-x="-0.2402in" draw:caption-point-y="0.6016in">
              <dc:date>2014-12-16T00:00:00</dc:date>
              <text:p text:style-name="P2"><text:span text:style-name="T1">Đi học buồi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2" svg:width="1.1413in" svg:height="0.2346in" svg:x="5.5142in" svg:y="2.8555in" draw:caption-point-x="-0.2402in" draw:caption-point-y="0.6016in">
              <dc:date>2014-12-16T00:00:00</dc:date>
              <text:p text:style-name="P2"><text:span text:style-name="T1">Đi học buổi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2" svg:width="1.1413in" svg:height="0.2346in" svg:x="8.1004in" svg:y="2.8555in" draw:caption-point-x="-0.2402in" draw:caption-point-y="0.6016in">
              <dc:date>2014-12-16T00:00:00</dc:date>
              <text:p text:style-name="P2"><text:span text:style-name="T1">Đi học buổi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2" svg:width="1.1413in" svg:height="0.2346in" svg:x="10.6866in" svg:y="2.8575in" draw:caption-point-x="-0.2402in" draw:caption-point-y="0.5996in">
              <dc:date>2014-12-23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2" svg:width="1.1413in" svg:height="0.2346in" svg:x="13.2724in" svg:y="2.861in" draw:caption-point-x="-0.2402in" draw:caption-point-y="0.5961in">
              <dc:date>2014-12-30T00:00:00</dc:date>
              <text:p text:style-name="P2"><text:span text:style-name="T1">Đi học buổi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KhoiNLD</text:p>
          </table:table-cell>
          <table:table-cell table:style-name="ce112" table:formula="of:=SUM([.D16:.AH16])" office:value-type="float" office:value="0.5">
            <text:p>0.5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LongNH</text:p>
          </table:table-cell>
          <table:table-cell table:style-name="ce112" table:formula="of:=SUM([.D17:.AH17])" office:value-type="float" office:value="1">
            <text:p>1</text:p>
          </table:table-cell>
          <table:table-cell table:style-name="ce115" table:number-columns-repeated="7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LocNP</text:p>
          </table:table-cell>
          <table:table-cell table:style-name="ce112" table:formula="of:=SUM([.D18:.AH18])" office:value-type="float" office:value="1.5">
            <text:p>1.5</text:p>
          </table:table-cell>
          <table:table-cell table:style-name="ce115" office:value-type="float" office:value="0.5"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text:p>0.5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LocNPQ</text:p>
          </table:table-cell>
          <table:table-cell table:style-name="ce112" table:formula="of:=SUM([.D19:.AH19])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MaiDTP</text:p>
          </table:table-cell>
          <table:table-cell table:style-name="ce112" table:formula="of:=SUM([.D20:.AH20])" office:value-type="float" office:value="8">
            <text:p>8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2" draw:text-style-name="P2" svg:width="1.1413in" svg:height="0.5457in" svg:x="2.928in" svg:y="4.0898in" draw:caption-point-x="-0.2402in" draw:caption-point-y="0.6059in">
              <dc:date>2014-12-04T00:00:00</dc:date>
              <text:p text:style-name="P2"><text:span text:style-name="T1">Đi học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2" draw:text-style-name="P2" svg:width="1.1413in" svg:height="0.5457in" svg:x="3.6669in" svg:y="4.0898in" draw:caption-point-x="-0.2402in" draw:caption-point-y="0.6059in">
              <dc:date>2014-12-04T00:00:00</dc:date>
              <text:p text:style-name="P2"><text:span text:style-name="T1">Đi học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2" svg:width="1.1413in" svg:height="0.2346in" svg:x="5.5142in" svg:y="4.0937in" draw:caption-point-x="-0.2402in" draw:caption-point-y="0.602in">
              <dc:date>2014-12-16T00:00:00</dc:date>
              <text:p text:style-name="P2"><text:span text:style-name="T1">Đi học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2" svg:width="1.1413in" svg:height="0.2346in" svg:x="6.2531in" svg:y="4.0937in" draw:caption-point-x="-0.2402in" draw:caption-point-y="0.602in">
              <dc:date>2014-12-16T00:00:00</dc:date>
              <text:p text:style-name="P2"><text:span text:style-name="T1">Đi học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2" svg:width="1.1413in" svg:height="0.2346in" svg:x="8.1004in" svg:y="4.0937in" draw:caption-point-x="-0.2402in" draw:caption-point-y="0.602in">
              <dc:date>2014-12-16T00:00:00</dc:date>
              <text:p text:style-name="P2"><text:span text:style-name="T1">Đi học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2" svg:width="1.1413in" svg:height="0.2346in" svg:x="8.8394in" svg:y="4.0945in" draw:caption-point-x="-0.2402in" draw:caption-point-y="0.6012in">
              <dc:date>2014-12-18T00:00:00</dc:date>
              <text:p text:style-name="P2"><text:span text:style-name="T1">Đi học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2" svg:width="1.1413in" svg:height="0.2346in" svg:x="10.6866in" svg:y="4.0961in" draw:caption-point-x="-0.2402in" draw:caption-point-y="0.5996in">
              <dc:date>2014-12-23T00:00:00</dc:date>
              <text:p text:style-name="P2"><text:span text:style-name="T1">Đi học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2" svg:width="1.1413in" svg:height="0.2346in" svg:x="11.4252in" svg:y="4.0976in" draw:caption-point-x="-0.2402in" draw:caption-point-y="0.598in">
              <dc:date>2014-12-25T00:00:00</dc:date>
              <text:p text:style-name="P2"><text:span text:style-name="T1">Đi học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MinhHA</text:p>
          </table:table-cell>
          <table:table-cell table:style-name="ce112" table:formula="of:=SUM([.D21:.AH21])" office:value-type="float" office:value="1"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NamTV</text:p>
          </table:table-cell>
          <table:table-cell table:style-name="ce112" table:formula="of:=SUM([.D22:.AH22])" office:value-type="float" office:value="0">
            <text:p>0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NguyenHTT</text:p>
          </table:table-cell>
          <table:table-cell table:style-name="ce112" table:formula="of:=SUM([.D23:.AH23])" office:value-type="float" office:value="7">
            <text:p>7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2" svg:width="1.1413in" svg:height="0.5457in" svg:x="8.4697in" svg:y="4.8311in" draw:caption-point-x="-0.2402in" draw:caption-point-y="0.6075in">
              <dc:date>2014-11-21T00:00:00</dc:date>
              <text:p text:style-name="P2"><text:span text:style-name="T1">Nghỉ kết hôn</text:span></text:p>
            </office:annotation>
            <text:p>0</text:p>
          </table:table-cell>
          <table:table-cell table:style-name="ce115" office:value-type="float" office:value="0">
            <office:annotation draw:style-name="gr2" draw:text-style-name="P2" svg:width="1.1413in" svg:height="0.5457in" svg:x="8.8394in" svg:y="4.8311in" draw:caption-point-x="-0.2402in" draw:caption-point-y="0.6075in">
              <dc:date>2014-11-21T00:00:00</dc:date>
              <text:p text:style-name="P2"><text:span text:style-name="T1">Nghỉ kết hôn</text:span></text:p>
            </office:annotation>
            <text:p>0</text:p>
          </table:table-cell>
          <table:table-cell table:style-name="ce115" office:value-type="float" office:value="0">
            <office:annotation draw:style-name="gr6" draw:text-style-name="P2" svg:width="1.1413in" svg:height="0.2346in" svg:x="9.2087in" svg:y="4.8374in" draw:caption-point-x="-0.2402in" draw:caption-point-y="0.6012in">
              <dc:date>2014-12-18T00:00:00</dc:date>
              <text:p text:style-name="P2"><text:span text:style-name="T1">Nghỉ kết hôn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1">
            <text:p>1</text:p>
          </table:table-cell>
          <table:table-cell table:style-name="ce115" table:number-columns-repeated="2"/>
          <table:table-cell table:style-name="ce115" office:value-type="float" office:value="1"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NhanNM</text:p>
          </table:table-cell>
          <table:table-cell table:style-name="ce112" table:formula="of:=SUM([.D24:.AH24])" office:value-type="float" office:value="0">
            <text:p>0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7" office:value-type="string">
            <text:p>NhanNV</text:p>
          </table:table-cell>
          <table:table-cell table:style-name="ce112" table:formula="of:=SUM([.D25:.AH25])" office:value-type="float" office:value="0">
            <text:p>0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7" office:value-type="string">
            <text:p>ThachBK</text:p>
          </table:table-cell>
          <table:table-cell table:style-name="ce112" table:formula="of:=SUM([.D26:.AH26])" office:value-type="float" office:value="1.5">
            <text:p>1.5</text:p>
          </table:table-cell>
          <table:table-cell table:style-name="ce115" office:value-type="float" office:value="0.5"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7" office:value-type="string">
            <text:p>ThaoTP</text:p>
          </table:table-cell>
          <table:table-cell table:style-name="ce112" table:formula="of:=SUM([.D27:.AH27])" office:value-type="float" office:value="0.5">
            <text:p>0.5</text:p>
          </table:table-cell>
          <table:table-cell table:style-name="ce115" office:value-type="float" office:value="0.5"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>
            <office:annotation draw:style-name="gr3" draw:text-style-name="P2" svg:width="1.1413in" svg:height="0.7012in" svg:x="7.7307in" svg:y="5.8276in" draw:caption-point-x="-0.2402in" draw:caption-point-y="0.602in">
              <dc:date>2014-12-15T00:00:00</dc:date>
              <text:p text:style-name="P2"><text:span text:style-name="T1">Bắt đầu nghỉ ko lương 1 tháng để hoàn thành luận văn</text:span></text:p>
            </office:annotation>
          </table:table-cell>
          <table:table-cell table:style-name="ce115" table:number-columns-repeated="3"/>
          <table:table-cell table:style-name="ce115" office:value-type="float" office:value="0">
            <text:p>0</text:p>
          </table:table-cell>
          <table:table-cell table:style-name="ce115" table:number-columns-repeated="12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7" office:value-type="string">
            <text:p>ThamDT</text:p>
          </table:table-cell>
          <table:table-cell table:style-name="ce112" table:formula="of:=SUM([.D28:.AH28])" office:value-type="float" office:value="0.5"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.5"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7" office:value-type="string">
            <text:p>ThieuNV</text:p>
          </table:table-cell>
          <table:table-cell table:style-name="ce112" table:formula="of:=SUM([.D29:.AH29])" office:value-type="float" office:value="0">
            <text:p>0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7" office:value-type="string">
            <text:p>ThuyLTT</text:p>
          </table:table-cell>
          <table:table-cell table:style-name="ce112" table:formula="of:=SUM([.D30:.AH30])" office:value-type="float" office:value="3">
            <text:p>3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7" office:value-type="string">
            <text:p>VietBA</text:p>
          </table:table-cell>
          <table:table-cell table:style-name="ce112" table:formula="of:=SUM([.D31:.AH31])" office:value-type="float" office:value="0">
            <text:p>0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7" office:value-type="string">
            <text:p>VietTH</text:p>
          </table:table-cell>
          <table:table-cell table:style-name="ce112" table:formula="of:=SUM([.D32:.AH32])" office:value-type="float" office:value="0">
            <text:p>0</text:p>
          </table:table-cell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9"/>
          <table:table-cell table:number-columns-repeated="20"/>
        </table:table-row>
        <table:table-row table:style-name="ro2" table:number-rows-repeated="983137">
          <table:table-cell table:number-columns-repeated="1009"/>
        </table:table-row>
        <table:table-row table:style-name="ro2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6/11/2015</text:date>, <text:time>10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6-11">06/11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858</meta:editing-cycles>
    <meta:editing-duration>P4DT10H31M16S</meta:editing-duration>
    <meta:generator>OpenOffice/4.0.1$Win32 OpenOffice.org_project/401m5$Build-9714</meta:generator>
    <dc:date>2015-06-11T10:52:06.70</dc:date>
    <meta:document-statistic meta:table-count="15" meta:cell-count="6991" meta:object-count="0"/>
    <meta:user-defined meta:name="Info 1"/>
    <meta:user-defined meta:name="Info 2"/>
    <meta:user-defined meta:name="Info 3"/>
    <meta:user-defined meta:name="Info 4"/>
  </office:meta>
</office:document-meta>
</file>